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5" table:default-cell-style-name="ce1"/>
        <table:table-column table:style-name="co5" table:default-cell-style-name="ce2"/>
        <table:table-row table:style-name="ro1">
          <table:table-cell office:value-type="string">
            <text:p>ID,N,12,0</text:p>
          </table:table-cell>
          <table:table-cell office:value-type="string">
            <text:p>DATA,N,12,0</text:p>
          </table:table-cell>
          <table:table-cell office:value-type="string">
            <text:p>DISTRICT,C,12</text:p>
          </table:table-cell>
          <table:table-cell office:value-type="string">
            <text:p>SUMltr06,N,24,16</text:p>
          </table:table-cell>
          <table:table-cell office:value-type="string">
            <text:p>SUMtd06,N,24,16</text:p>
          </table:table-cell>
          <table:table-cell office:value-type="string">
            <text:p>SUMlot06,N,24,16</text:p>
          </table:table-cell>
          <table:table-cell table:style-name="Default" office:value-type="string">
            <text:p>leg06pvi,N,24,16</text:p>
          </table:table-cell>
          <table:table-cell office:value-type="string">
            <text:p>SUMltr08,N,24,16</text:p>
          </table:table-cell>
          <table:table-cell office:value-type="string">
            <text:p>SUMltd08,N,24,16</text:p>
          </table:table-cell>
          <table:table-cell office:value-type="string">
            <text:p>SUMlot08,N,24,16</text:p>
          </table:table-cell>
          <table:table-cell table:style-name="Default" office:value-type="string">
            <text:p>mnleg08pvi,N,24,16</text:p>
          </table:table-cell>
          <table:table-cell office:value-type="string">
            <text:p>SUMltr10,N,24,16</text:p>
          </table:table-cell>
          <table:table-cell office:value-type="string">
            <text:p>SUMltd10,N,24,16</text:p>
          </table:table-cell>
          <table:table-cell office:value-type="string">
            <text:p>SUMlot10,N,24,16</text:p>
          </table:table-cell>
          <table:table-cell table:style-name="Default" office:value-type="string">
            <text:p>mnleg10pvi,N,24,16</text:p>
          </table:table-cell>
          <table:table-cell table:style-name="Default" office:value-type="string">
            <text:p>pvi,N,24,16</text:p>
          </table:table-cell>
        </table:table-row>
        <table:table-row table:style-name="ro2">
          <table:table-cell office:value-type="float" office:value="406205">
            <text:p>406205</text:p>
          </table:table-cell>
          <table:table-cell office:value-type="float" office:value="78">
            <text:p>78</text:p>
          </table:table-cell>
          <table:table-cell office:value-type="string">
            <text:p>39B</text:p>
          </table:table-cell>
          <table:table-cell office:value-type="float" office:value="21667">
            <text:p>21667</text:p>
          </table:table-cell>
          <table:table-cell office:value-type="float" office:value="22308">
            <text:p>22308</text:p>
          </table:table-cell>
          <table:table-cell office:value-type="float" office:value="44060">
            <text:p>44060</text:p>
          </table:table-cell>
          <table:table-cell table:formula="of:=100 * (([.D2]/[.F2]) - ([.E2]/[.F2]))" office:value-type="float" office:value="-1.45483431684068">
            <text:p>-1.4548343168</text:p>
          </table:table-cell>
          <table:table-cell office:value-type="float" office:value="27831">
            <text:p>27831</text:p>
          </table:table-cell>
          <table:table-cell office:value-type="float" office:value="26695">
            <text:p>26695</text:p>
          </table:table-cell>
          <table:table-cell office:value-type="float" office:value="54589">
            <text:p>54589</text:p>
          </table:table-cell>
          <table:table-cell table:formula="of:=100 * (([.H2]/[.J2]) - ([.I2]/[.J2]))" office:value-type="float" office:value="2.08100533074429">
            <text:p>2.0810053307</text:p>
          </table:table-cell>
          <table:table-cell office:value-type="float" office:value="18663">
            <text:p>18663</text:p>
          </table:table-cell>
          <table:table-cell office:value-type="float" office:value="24079">
            <text:p>24079</text:p>
          </table:table-cell>
          <table:table-cell office:value-type="float" office:value="43674">
            <text:p>43674</text:p>
          </table:table-cell>
          <table:table-cell table:formula="of:=100 * (([.L2]/[.N2]) - ([.M2]/[.N2]))" office:value-type="float" office:value="-12.4009708293264">
            <text:p>-12.4009708293</text:p>
          </table:table-cell>
          <table:table-cell table:formula="of:=AVERAGE([.G2];[.K2];[.O2])" office:value-type="float" office:value="-3.92493327180758">
            <text:p>-3.9249332718</text:p>
          </table:table-cell>
        </table:table-row>
        <table:table-row table:style-name="ro2">
          <table:table-cell office:value-type="float" office:value="406249">
            <text:p>406249</text:p>
          </table:table-cell>
          <table:table-cell office:value-type="float" office:value="49">
            <text:p>49</text:p>
          </table:table-cell>
          <table:table-cell office:value-type="string">
            <text:p>25A</text:p>
          </table:table-cell>
          <table:table-cell office:value-type="float" office:value="14885">
            <text:p>14885</text:p>
          </table:table-cell>
          <table:table-cell office:value-type="float" office:value="11260">
            <text:p>11260</text:p>
          </table:table-cell>
          <table:table-cell office:value-type="float" office:value="26179">
            <text:p>26179</text:p>
          </table:table-cell>
          <table:table-cell table:formula="of:=100 * (([.D3]/[.F3]) - ([.E3]/[.F3]))" office:value-type="float" office:value="13.8469765842851">
            <text:p>13.8469765843</text:p>
          </table:table-cell>
          <table:table-cell office:value-type="float" office:value="18652">
            <text:p>18652</text:p>
          </table:table-cell>
          <table:table-cell office:value-type="float" office:value="16992">
            <text:p>16992</text:p>
          </table:table-cell>
          <table:table-cell office:value-type="float" office:value="35695">
            <text:p>35695</text:p>
          </table:table-cell>
          <table:table-cell table:formula="of:=100 * (([.H3]/[.J3]) - ([.I3]/[.J3]))" office:value-type="float" office:value="4.65051127608909">
            <text:p>4.6505112761</text:p>
          </table:table-cell>
          <table:table-cell office:value-type="float" office:value="10616">
            <text:p>10616</text:p>
          </table:table-cell>
          <table:table-cell office:value-type="float" office:value="15329">
            <text:p>15329</text:p>
          </table:table-cell>
          <table:table-cell office:value-type="float" office:value="25968">
            <text:p>25968</text:p>
          </table:table-cell>
          <table:table-cell table:formula="of:=100 * (([.L3]/[.N3]) - ([.M3]/[.N3]))" office:value-type="float" office:value="-18.1492606284658">
            <text:p>-18.1492606285</text:p>
          </table:table-cell>
          <table:table-cell table:formula="of:=AVERAGE([.G3];[.K3];[.O3])" office:value-type="float" office:value="0.116075743969464">
            <text:p>0.116075744</text:p>
          </table:table-cell>
        </table:table-row>
        <table:table-row table:style-name="ro2">
          <table:table-cell office:value-type="float" office:value="406277">
            <text:p>406277</text:p>
          </table:table-cell>
          <table:table-cell office:value-type="float" office:value="41">
            <text:p>41</text:p>
          </table:table-cell>
          <table:table-cell office:value-type="string">
            <text:p>21A</text:p>
          </table:table-cell>
          <table:table-cell office:value-type="float" office:value="11324">
            <text:p>11324</text:p>
          </table:table-cell>
          <table:table-cell office:value-type="float" office:value="10921">
            <text:p>10921</text:p>
          </table:table-cell>
          <table:table-cell office:value-type="float" office:value="22304">
            <text:p>22304</text:p>
          </table:table-cell>
          <table:table-cell table:formula="of:=100 * (([.D4]/[.F4]) - ([.E4]/[.F4]))" office:value-type="float" office:value="1.80685078909613">
            <text:p>1.8068507891</text:p>
          </table:table-cell>
          <table:table-cell office:value-type="float" office:value="14661">
            <text:p>14661</text:p>
          </table:table-cell>
          <table:table-cell office:value-type="float" office:value="13305">
            <text:p>13305</text:p>
          </table:table-cell>
          <table:table-cell office:value-type="float" office:value="27981">
            <text:p>27981</text:p>
          </table:table-cell>
          <table:table-cell table:formula="of:=100 * (([.H4]/[.J4]) - ([.I4]/[.J4]))" office:value-type="float" office:value="4.84614559879918">
            <text:p>4.8461455988</text:p>
          </table:table-cell>
          <table:table-cell office:value-type="float" office:value="7746">
            <text:p>7746</text:p>
          </table:table-cell>
          <table:table-cell office:value-type="float" office:value="13721">
            <text:p>13721</text:p>
          </table:table-cell>
          <table:table-cell office:value-type="float" office:value="21481">
            <text:p>21481</text:p>
          </table:table-cell>
          <table:table-cell table:formula="of:=100 * (([.L4]/[.N4]) - ([.M4]/[.N4]))" office:value-type="float" office:value="-27.8152786183139">
            <text:p>-27.8152786183</text:p>
          </table:table-cell>
          <table:table-cell table:formula="of:=AVERAGE([.G4];[.K4];[.O4])" office:value-type="float" office:value="-7.05409407680618">
            <text:p>-7.0540940768</text:p>
          </table:table-cell>
        </table:table-row>
        <table:table-row table:style-name="ro2">
          <table:table-cell office:value-type="float" office:value="406294">
            <text:p>406294</text:p>
          </table:table-cell>
          <table:table-cell office:value-type="float" office:value="50">
            <text:p>50</text:p>
          </table:table-cell>
          <table:table-cell office:value-type="string">
            <text:p>25B</text:p>
          </table:table-cell>
          <table:table-cell office:value-type="float" office:value="11812">
            <text:p>11812</text:p>
          </table:table-cell>
          <table:table-cell office:value-type="float" office:value="11369">
            <text:p>11369</text:p>
          </table:table-cell>
          <table:table-cell office:value-type="float" office:value="23218">
            <text:p>23218</text:p>
          </table:table-cell>
          <table:table-cell table:formula="of:=100 * (([.D5]/[.F5]) - ([.E5]/[.F5]))" office:value-type="float" office:value="1.90800241192179">
            <text:p>1.9080024119</text:p>
          </table:table-cell>
          <table:table-cell office:value-type="float" office:value="13295">
            <text:p>13295</text:p>
          </table:table-cell>
          <table:table-cell office:value-type="float" office:value="16872">
            <text:p>16872</text:p>
          </table:table-cell>
          <table:table-cell office:value-type="float" office:value="30232">
            <text:p>30232</text:p>
          </table:table-cell>
          <table:table-cell table:formula="of:=100 * (([.H5]/[.J5]) - ([.I5]/[.J5]))" office:value-type="float" office:value="-11.8318338184705">
            <text:p>-11.8318338185</text:p>
          </table:table-cell>
          <table:table-cell office:value-type="float" office:value="10911">
            <text:p>10911</text:p>
          </table:table-cell>
          <table:table-cell office:value-type="float" office:value="10939">
            <text:p>10939</text:p>
          </table:table-cell>
          <table:table-cell office:value-type="float" office:value="21870">
            <text:p>21870</text:p>
          </table:table-cell>
          <table:table-cell table:formula="of:=100 * (([.L5]/[.N5]) - ([.M5]/[.N5]))" office:value-type="float" office:value="-0.12802926383173">
            <text:p>-0.1280292638</text:p>
          </table:table-cell>
          <table:table-cell table:formula="of:=AVERAGE([.G5];[.K5];[.O5])" office:value-type="float" office:value="-3.35062022346015">
            <text:p>-3.3506202235</text:p>
          </table:table-cell>
        </table:table-row>
        <table:table-row table:style-name="ro2">
          <table:table-cell office:value-type="float" office:value="406320">
            <text:p>406320</text:p>
          </table:table-cell>
          <table:table-cell office:value-type="float" office:value="42">
            <text:p>42</text:p>
          </table:table-cell>
          <table:table-cell office:value-type="string">
            <text:p>21B</text:p>
          </table:table-cell>
          <table:table-cell office:value-type="float" office:value="14415">
            <text:p>14415</text:p>
          </table:table-cell>
          <table:table-cell office:value-type="float" office:value="11849">
            <text:p>11849</text:p>
          </table:table-cell>
          <table:table-cell office:value-type="float" office:value="26301">
            <text:p>26301</text:p>
          </table:table-cell>
          <table:table-cell table:formula="of:=100 * (([.D6]/[.F6]) - ([.E6]/[.F6]))" office:value-type="float" office:value="9.75628303106346">
            <text:p>9.7562830311</text:p>
          </table:table-cell>
          <table:table-cell office:value-type="float" office:value="16861">
            <text:p>16861</text:p>
          </table:table-cell>
          <table:table-cell office:value-type="float" office:value="16251">
            <text:p>16251</text:p>
          </table:table-cell>
          <table:table-cell office:value-type="float" office:value="33147">
            <text:p>33147</text:p>
          </table:table-cell>
          <table:table-cell table:formula="of:=100 * (([.H6]/[.J6]) - ([.I6]/[.J6]))" office:value-type="float" office:value="1.84028720547863">
            <text:p>1.8402872055</text:p>
          </table:table-cell>
          <table:table-cell office:value-type="float" office:value="9468">
            <text:p>9468</text:p>
          </table:table-cell>
          <table:table-cell office:value-type="float" office:value="15280">
            <text:p>15280</text:p>
          </table:table-cell>
          <table:table-cell office:value-type="float" office:value="24763">
            <text:p>24763</text:p>
          </table:table-cell>
          <table:table-cell table:formula="of:=100 * (([.L6]/[.N6]) - ([.M6]/[.N6]))" office:value-type="float" office:value="-23.470500343254">
            <text:p>-23.4705003433</text:p>
          </table:table-cell>
          <table:table-cell table:formula="of:=AVERAGE([.G6];[.K6];[.O6])" office:value-type="float" office:value="-3.95797670223732">
            <text:p>-3.9579767022</text:p>
          </table:table-cell>
        </table:table-row>
        <table:table-row table:style-name="ro2">
          <table:table-cell office:value-type="float" office:value="406341">
            <text:p>406341</text:p>
          </table:table-cell>
          <table:table-cell office:value-type="float" office:value="73">
            <text:p>73</text:p>
          </table:table-cell>
          <table:table-cell office:value-type="string">
            <text:p>37A</text:p>
          </table:table-cell>
          <table:table-cell office:value-type="float" office:value="15804">
            <text:p>15804</text:p>
          </table:table-cell>
          <table:table-cell office:value-type="float" office:value="18259">
            <text:p>18259</text:p>
          </table:table-cell>
          <table:table-cell office:value-type="float" office:value="34186">
            <text:p>34186</text:p>
          </table:table-cell>
          <table:table-cell table:formula="of:=100 * (([.D7]/[.F7]) - ([.E7]/[.F7]))" office:value-type="float" office:value="-7.18130228748611">
            <text:p>-7.1813022875</text:p>
          </table:table-cell>
          <table:table-cell office:value-type="float" office:value="18967">
            <text:p>18967</text:p>
          </table:table-cell>
          <table:table-cell office:value-type="float" office:value="24835">
            <text:p>24835</text:p>
          </table:table-cell>
          <table:table-cell office:value-type="float" office:value="45075">
            <text:p>45075</text:p>
          </table:table-cell>
          <table:table-cell table:formula="of:=100 * (([.H7]/[.J7]) - ([.I7]/[.J7]))" office:value-type="float" office:value="-13.018302828619">
            <text:p>-13.0183028286</text:p>
          </table:table-cell>
          <table:table-cell office:value-type="float" office:value="16084">
            <text:p>16084</text:p>
          </table:table-cell>
          <table:table-cell office:value-type="float" office:value="16096">
            <text:p>16096</text:p>
          </table:table-cell>
          <table:table-cell office:value-type="float" office:value="32702">
            <text:p>32702</text:p>
          </table:table-cell>
          <table:table-cell table:formula="of:=100 * (([.L7]/[.N7]) - ([.M7]/[.N7]))" office:value-type="float" office:value="-0.036695003363707">
            <text:p>-0.0366950034</text:p>
          </table:table-cell>
          <table:table-cell table:formula="of:=AVERAGE([.G7];[.K7];[.O7])" office:value-type="float" office:value="-6.74543337315626">
            <text:p>-6.7454333732</text:p>
          </table:table-cell>
        </table:table-row>
        <table:table-row table:style-name="ro2">
          <table:table-cell office:value-type="float" office:value="406378">
            <text:p>406378</text:p>
          </table:table-cell>
          <table:table-cell office:value-type="float" office:value="74">
            <text:p>74</text:p>
          </table:table-cell>
          <table:table-cell office:value-type="string">
            <text:p>37B</text:p>
          </table:table-cell>
          <table:table-cell office:value-type="float" office:value="10747">
            <text:p>10747</text:p>
          </table:table-cell>
          <table:table-cell office:value-type="float" office:value="11615">
            <text:p>11615</text:p>
          </table:table-cell>
          <table:table-cell office:value-type="float" office:value="22405">
            <text:p>22405</text:p>
          </table:table-cell>
          <table:table-cell table:formula="of:=100 * (([.D8]/[.F8]) - ([.E8]/[.F8]))" office:value-type="float" office:value="-3.87413523767017">
            <text:p>-3.8741352377</text:p>
          </table:table-cell>
          <table:table-cell office:value-type="float" office:value="14317">
            <text:p>14317</text:p>
          </table:table-cell>
          <table:table-cell office:value-type="float" office:value="14562">
            <text:p>14562</text:p>
          </table:table-cell>
          <table:table-cell office:value-type="float" office:value="30771">
            <text:p>30771</text:p>
          </table:table-cell>
          <table:table-cell table:formula="of:=100 * (([.H8]/[.J8]) - ([.I8]/[.J8]))" office:value-type="float" office:value="-0.796204218257451">
            <text:p>-0.7962042183</text:p>
          </table:table-cell>
          <table:table-cell office:value-type="float" office:value="10308">
            <text:p>10308</text:p>
          </table:table-cell>
          <table:table-cell office:value-type="float" office:value="12521">
            <text:p>12521</text:p>
          </table:table-cell>
          <table:table-cell office:value-type="float" office:value="22901">
            <text:p>22901</text:p>
          </table:table-cell>
          <table:table-cell table:formula="of:=100 * (([.L8]/[.N8]) - ([.M8]/[.N8]))" office:value-type="float" office:value="-9.66333347888739">
            <text:p>-9.6633334789</text:p>
          </table:table-cell>
          <table:table-cell table:formula="of:=AVERAGE([.G8];[.K8];[.O8])" office:value-type="float" office:value="-4.77789097827167">
            <text:p>-4.7778909783</text:p>
          </table:table-cell>
        </table:table-row>
        <table:table-row table:style-name="ro2">
          <table:table-cell office:value-type="float" office:value="406411">
            <text:p>406411</text:p>
          </table:table-cell>
          <table:table-cell office:value-type="float" office:value="83">
            <text:p>83</text:p>
          </table:table-cell>
          <table:table-cell office:value-type="string">
            <text:p>42A</text:p>
          </table:table-cell>
          <table:table-cell office:value-type="float" office:value="20015">
            <text:p>20015</text:p>
          </table:table-cell>
          <table:table-cell office:value-type="float" office:value="22772">
            <text:p>22772</text:p>
          </table:table-cell>
          <table:table-cell office:value-type="float" office:value="42844">
            <text:p>42844</text:p>
          </table:table-cell>
          <table:table-cell table:formula="of:=100 * (([.D9]/[.F9]) - ([.E9]/[.F9]))" office:value-type="float" office:value="-6.43497339184016">
            <text:p>-6.4349733918</text:p>
          </table:table-cell>
          <table:table-cell office:value-type="float" office:value="23748">
            <text:p>23748</text:p>
          </table:table-cell>
          <table:table-cell office:value-type="float" office:value="28777">
            <text:p>28777</text:p>
          </table:table-cell>
          <table:table-cell office:value-type="float" office:value="53450">
            <text:p>53450</text:p>
          </table:table-cell>
          <table:table-cell table:formula="of:=100 * (([.H9]/[.J9]) - ([.I9]/[.J9]))" office:value-type="float" office:value="-9.4087932647334">
            <text:p>-9.4087932647</text:p>
          </table:table-cell>
          <table:table-cell office:value-type="float" office:value="20442">
            <text:p>20442</text:p>
          </table:table-cell>
          <table:table-cell office:value-type="float" office:value="21035">
            <text:p>21035</text:p>
          </table:table-cell>
          <table:table-cell office:value-type="float" office:value="41515">
            <text:p>41515</text:p>
          </table:table-cell>
          <table:table-cell table:formula="of:=100 * (([.L9]/[.N9]) - ([.M9]/[.N9]))" office:value-type="float" office:value="-1.42839937372034">
            <text:p>-1.4283993737</text:p>
          </table:table-cell>
          <table:table-cell table:formula="of:=AVERAGE([.G9];[.K9];[.O9])" office:value-type="float" office:value="-5.75738867676463">
            <text:p>-5.7573886768</text:p>
          </table:table-cell>
        </table:table-row>
        <table:table-row table:style-name="ro2">
          <table:table-cell office:value-type="float" office:value="406444">
            <text:p>406444</text:p>
          </table:table-cell>
          <table:table-cell office:value-type="float" office:value="62">
            <text:p>62</text:p>
          </table:table-cell>
          <table:table-cell office:value-type="string">
            <text:p>31B</text:p>
          </table:table-cell>
          <table:table-cell office:value-type="float" office:value="23174">
            <text:p>23174</text:p>
          </table:table-cell>
          <table:table-cell office:value-type="float" office:value="17419">
            <text:p>17419</text:p>
          </table:table-cell>
          <table:table-cell office:value-type="float" office:value="40648">
            <text:p>40648</text:p>
          </table:table-cell>
          <table:table-cell table:formula="of:=100 * (([.D10]/[.F10]) - ([.E10]/[.F10]))" office:value-type="float" office:value="14.1581381617792">
            <text:p>14.1581381618</text:p>
          </table:table-cell>
          <table:table-cell office:value-type="float" office:value="30970">
            <text:p>30970</text:p>
          </table:table-cell>
          <table:table-cell office:value-type="float" office:value="20061">
            <text:p>20061</text:p>
          </table:table-cell>
          <table:table-cell office:value-type="float" office:value="51501">
            <text:p>51501</text:p>
          </table:table-cell>
          <table:table-cell table:formula="of:=100 * (([.H10]/[.J10]) - ([.I10]/[.J10]))" office:value-type="float" office:value="21.1821129686802">
            <text:p>21.1821129687</text:p>
          </table:table-cell>
          <table:table-cell office:value-type="float" office:value="13188">
            <text:p>13188</text:p>
          </table:table-cell>
          <table:table-cell office:value-type="float" office:value="26744">
            <text:p>26744</text:p>
          </table:table-cell>
          <table:table-cell office:value-type="float" office:value="40338">
            <text:p>40338</text:p>
          </table:table-cell>
          <table:table-cell table:formula="of:=100 * (([.L10]/[.N10]) - ([.M10]/[.N10]))" office:value-type="float" office:value="-33.6060290544896">
            <text:p>-33.6060290545</text:p>
          </table:table-cell>
          <table:table-cell table:formula="of:=AVERAGE([.G10];[.K10];[.O10])" office:value-type="float" office:value="0.57807402532328">
            <text:p>0.5780740253</text:p>
          </table:table-cell>
        </table:table-row>
        <table:table-row table:style-name="ro2">
          <table:table-cell office:value-type="float" office:value="406479">
            <text:p>406479</text:p>
          </table:table-cell>
          <table:table-cell office:value-type="float" office:value="76">
            <text:p>76</text:p>
          </table:table-cell>
          <table:table-cell office:value-type="string">
            <text:p>38B</text:p>
          </table:table-cell>
          <table:table-cell office:value-type="float" office:value="24551">
            <text:p>24551</text:p>
          </table:table-cell>
          <table:table-cell office:value-type="float" office:value="21288">
            <text:p>21288</text:p>
          </table:table-cell>
          <table:table-cell office:value-type="float" office:value="45875">
            <text:p>45875</text:p>
          </table:table-cell>
          <table:table-cell table:formula="of:=100 * (([.D11]/[.F11]) - ([.E11]/[.F11]))" office:value-type="float" office:value="7.11280653950954">
            <text:p>7.1128065395</text:p>
          </table:table-cell>
          <table:table-cell office:value-type="float" office:value="29851">
            <text:p>29851</text:p>
          </table:table-cell>
          <table:table-cell office:value-type="float" office:value="25557">
            <text:p>25557</text:p>
          </table:table-cell>
          <table:table-cell office:value-type="float" office:value="56702">
            <text:p>56702</text:p>
          </table:table-cell>
          <table:table-cell table:formula="of:=100 * (([.H11]/[.J11]) - ([.I11]/[.J11]))" office:value-type="float" office:value="7.57292511727981">
            <text:p>7.5729251173</text:p>
          </table:table-cell>
          <table:table-cell office:value-type="float" office:value="19055">
            <text:p>19055</text:p>
          </table:table-cell>
          <table:table-cell office:value-type="float" office:value="25870">
            <text:p>25870</text:p>
          </table:table-cell>
          <table:table-cell office:value-type="float" office:value="44963">
            <text:p>44963</text:p>
          </table:table-cell>
          <table:table-cell table:formula="of:=100 * (([.L11]/[.N11]) - ([.M11]/[.N11]))" office:value-type="float" office:value="-15.1569067900274">
            <text:p>-15.15690679</text:p>
          </table:table-cell>
          <table:table-cell table:formula="of:=AVERAGE([.G11];[.K11];[.O11])" office:value-type="float" office:value="-0.157058377746004">
            <text:p>-0.1570583777</text:p>
          </table:table-cell>
        </table:table-row>
        <table:table-row table:style-name="ro2">
          <table:table-cell office:value-type="float" office:value="406510">
            <text:p>406510</text:p>
          </table:table-cell>
          <table:table-cell office:value-type="float" office:value="75">
            <text:p>75</text:p>
          </table:table-cell>
          <table:table-cell office:value-type="string">
            <text:p>38A</text:p>
          </table:table-cell>
          <table:table-cell office:value-type="float" office:value="21546">
            <text:p>21546</text:p>
          </table:table-cell>
          <table:table-cell office:value-type="float" office:value="18891">
            <text:p>18891</text:p>
          </table:table-cell>
          <table:table-cell office:value-type="float" office:value="40470">
            <text:p>40470</text:p>
          </table:table-cell>
          <table:table-cell table:formula="of:=100 * (([.D12]/[.F12]) - ([.E12]/[.F12]))" office:value-type="float" office:value="6.56041512231282">
            <text:p>6.5604151223</text:p>
          </table:table-cell>
          <table:table-cell office:value-type="float" office:value="29310">
            <text:p>29310</text:p>
          </table:table-cell>
          <table:table-cell office:value-type="float" office:value="21883">
            <text:p>21883</text:p>
          </table:table-cell>
          <table:table-cell office:value-type="float" office:value="51901">
            <text:p>51901</text:p>
          </table:table-cell>
          <table:table-cell table:formula="of:=100 * (([.H12]/[.J12]) - ([.I12]/[.J12]))" office:value-type="float" office:value="14.3099362247356">
            <text:p>14.3099362247</text:p>
          </table:table-cell>
          <table:table-cell office:value-type="float" office:value="15996">
            <text:p>15996</text:p>
          </table:table-cell>
          <table:table-cell office:value-type="float" office:value="25704">
            <text:p>25704</text:p>
          </table:table-cell>
          <table:table-cell office:value-type="float" office:value="41733">
            <text:p>41733</text:p>
          </table:table-cell>
          <table:table-cell table:formula="of:=100 * (([.L12]/[.N12]) - ([.M12]/[.N12]))" office:value-type="float" office:value="-23.2621666307239">
            <text:p>-23.2621666307</text:p>
          </table:table-cell>
          <table:table-cell table:formula="of:=AVERAGE([.G12];[.K12];[.O12])" office:value-type="float" office:value="-0.797271761225173">
            <text:p>-0.7972717612</text:p>
          </table:table-cell>
        </table:table-row>
        <table:table-row table:style-name="ro2">
          <table:table-cell office:value-type="float" office:value="406544">
            <text:p>406544</text:p>
          </table:table-cell>
          <table:table-cell office:value-type="float" office:value="77">
            <text:p>77</text:p>
          </table:table-cell>
          <table:table-cell office:value-type="string">
            <text:p>39A</text:p>
          </table:table-cell>
          <table:table-cell office:value-type="float" office:value="16707">
            <text:p>16707</text:p>
          </table:table-cell>
          <table:table-cell office:value-type="float" office:value="14207">
            <text:p>14207</text:p>
          </table:table-cell>
          <table:table-cell office:value-type="float" office:value="30939">
            <text:p>30939</text:p>
          </table:table-cell>
          <table:table-cell table:formula="of:=100 * (([.D13]/[.F13]) - ([.E13]/[.F13]))" office:value-type="float" office:value="8.08041630304793">
            <text:p>8.080416303</text:p>
          </table:table-cell>
          <table:table-cell office:value-type="float" office:value="23049">
            <text:p>23049</text:p>
          </table:table-cell>
          <table:table-cell office:value-type="float" office:value="15487">
            <text:p>15487</text:p>
          </table:table-cell>
          <table:table-cell office:value-type="float" office:value="38589">
            <text:p>38589</text:p>
          </table:table-cell>
          <table:table-cell table:formula="of:=100 * (([.H13]/[.J13]) - ([.I13]/[.J13]))" office:value-type="float" office:value="19.5962580009847">
            <text:p>19.596258001</text:p>
          </table:table-cell>
          <table:table-cell office:value-type="float" office:value="11325">
            <text:p>11325</text:p>
          </table:table-cell>
          <table:table-cell office:value-type="float" office:value="19556">
            <text:p>19556</text:p>
          </table:table-cell>
          <table:table-cell office:value-type="float" office:value="31424">
            <text:p>31424</text:p>
          </table:table-cell>
          <table:table-cell table:formula="of:=100 * (([.L13]/[.N13]) - ([.M13]/[.N13]))" office:value-type="float" office:value="-26.1933553971487">
            <text:p>-26.1933553971</text:p>
          </table:table-cell>
          <table:table-cell table:formula="of:=AVERAGE([.G13];[.K13];[.O13])" office:value-type="float" office:value="0.494439635627998">
            <text:p>0.4944396356</text:p>
          </table:table-cell>
        </table:table-row>
        <table:table-row table:style-name="ro2">
          <table:table-cell office:value-type="float" office:value="406589">
            <text:p>406589</text:p>
          </table:table-cell>
          <table:table-cell office:value-type="float" office:value="64">
            <text:p>64</text:p>
          </table:table-cell>
          <table:table-cell office:value-type="string">
            <text:p>32B</text:p>
          </table:table-cell>
          <table:table-cell office:value-type="float" office:value="12886">
            <text:p>12886</text:p>
          </table:table-cell>
          <table:table-cell office:value-type="float" office:value="11995">
            <text:p>11995</text:p>
          </table:table-cell>
          <table:table-cell office:value-type="float" office:value="24914">
            <text:p>24914</text:p>
          </table:table-cell>
          <table:table-cell table:formula="of:=100 * (([.D14]/[.F14]) - ([.E14]/[.F14]))" office:value-type="float" office:value="3.57630248053303">
            <text:p>3.5763024805</text:p>
          </table:table-cell>
          <table:table-cell office:value-type="float" office:value="17128">
            <text:p>17128</text:p>
          </table:table-cell>
          <table:table-cell office:value-type="float" office:value="15120">
            <text:p>15120</text:p>
          </table:table-cell>
          <table:table-cell office:value-type="float" office:value="32341">
            <text:p>32341</text:p>
          </table:table-cell>
          <table:table-cell table:formula="of:=100 * (([.H14]/[.J14]) - ([.I14]/[.J14]))" office:value-type="float" office:value="6.20883707986766">
            <text:p>6.2088370799</text:p>
          </table:table-cell>
          <table:table-cell office:value-type="float" office:value="9050">
            <text:p>9050</text:p>
          </table:table-cell>
          <table:table-cell office:value-type="float" office:value="15014">
            <text:p>15014</text:p>
          </table:table-cell>
          <table:table-cell office:value-type="float" office:value="25511">
            <text:p>25511</text:p>
          </table:table-cell>
          <table:table-cell table:formula="of:=100 * (([.L14]/[.N14]) - ([.M14]/[.N14]))" office:value-type="float" office:value="-23.3781506017012">
            <text:p>-23.3781506017</text:p>
          </table:table-cell>
          <table:table-cell table:formula="of:=AVERAGE([.G14];[.K14];[.O14])" office:value-type="float" office:value="-4.53100368043351">
            <text:p>-4.5310036804</text:p>
          </table:table-cell>
        </table:table-row>
        <table:table-row table:style-name="ro2">
          <table:table-cell office:value-type="float" office:value="406617">
            <text:p>406617</text:p>
          </table:table-cell>
          <table:table-cell office:value-type="float" office:value="63">
            <text:p>63</text:p>
          </table:table-cell>
          <table:table-cell office:value-type="string">
            <text:p>32A</text:p>
          </table:table-cell>
          <table:table-cell office:value-type="float" office:value="14971">
            <text:p>14971</text:p>
          </table:table-cell>
          <table:table-cell office:value-type="float" office:value="14705">
            <text:p>14705</text:p>
          </table:table-cell>
          <table:table-cell office:value-type="float" office:value="29719">
            <text:p>29719</text:p>
          </table:table-cell>
          <table:table-cell table:formula="of:=100 * (([.D15]/[.F15]) - ([.E15]/[.F15]))" office:value-type="float" office:value="0.895050304518996">
            <text:p>0.8950503045</text:p>
          </table:table-cell>
          <table:table-cell office:value-type="float" office:value="20679">
            <text:p>20679</text:p>
          </table:table-cell>
          <table:table-cell office:value-type="float" office:value="18556">
            <text:p>18556</text:p>
          </table:table-cell>
          <table:table-cell office:value-type="float" office:value="39796">
            <text:p>39796</text:p>
          </table:table-cell>
          <table:table-cell table:formula="of:=100 * (([.H15]/[.J15]) - ([.I15]/[.J15]))" office:value-type="float" office:value="5.33470700572922">
            <text:p>5.3347070057</text:p>
          </table:table-cell>
          <table:table-cell office:value-type="float" office:value="11999">
            <text:p>11999</text:p>
          </table:table-cell>
          <table:table-cell office:value-type="float" office:value="17440">
            <text:p>17440</text:p>
          </table:table-cell>
          <table:table-cell office:value-type="float" office:value="30577">
            <text:p>30577</text:p>
          </table:table-cell>
          <table:table-cell table:formula="of:=100 * (([.L15]/[.N15]) - ([.M15]/[.N15]))" office:value-type="float" office:value="-17.7944206429669">
            <text:p>-17.794420643</text:p>
          </table:table-cell>
          <table:table-cell table:formula="of:=AVERAGE([.G15];[.K15];[.O15])" office:value-type="float" office:value="-3.85488777757291">
            <text:p>-3.8548877776</text:p>
          </table:table-cell>
        </table:table-row>
        <table:table-row table:style-name="ro2">
          <table:table-cell office:value-type="float" office:value="406643">
            <text:p>406643</text:p>
          </table:table-cell>
          <table:table-cell office:value-type="float" office:value="22">
            <text:p>22</text:p>
          </table:table-cell>
          <table:table-cell office:value-type="string">
            <text:p>11B</text:p>
          </table:table-cell>
          <table:table-cell office:value-type="float" office:value="8961">
            <text:p>8961</text:p>
          </table:table-cell>
          <table:table-cell office:value-type="float" office:value="10959">
            <text:p>10959</text:p>
          </table:table-cell>
          <table:table-cell office:value-type="float" office:value="19971">
            <text:p>19971</text:p>
          </table:table-cell>
          <table:table-cell table:formula="of:=100 * (([.D16]/[.F16]) - ([.E16]/[.F16]))" office:value-type="float" office:value="-10.004506534475">
            <text:p>-10.0045065345</text:p>
          </table:table-cell>
          <table:table-cell office:value-type="float" office:value="11953">
            <text:p>11953</text:p>
          </table:table-cell>
          <table:table-cell office:value-type="float" office:value="13474">
            <text:p>13474</text:p>
          </table:table-cell>
          <table:table-cell office:value-type="float" office:value="25522">
            <text:p>25522</text:p>
          </table:table-cell>
          <table:table-cell table:formula="of:=100 * (([.H16]/[.J16]) - ([.I16]/[.J16]))" office:value-type="float" office:value="-5.95956429746884">
            <text:p>-5.9595642975</text:p>
          </table:table-cell>
          <table:table-cell office:value-type="float" office:value="8946">
            <text:p>8946</text:p>
          </table:table-cell>
          <table:table-cell office:value-type="float" office:value="10704">
            <text:p>10704</text:p>
          </table:table-cell>
          <table:table-cell office:value-type="float" office:value="19766">
            <text:p>19766</text:p>
          </table:table-cell>
          <table:table-cell table:formula="of:=100 * (([.L16]/[.N16]) - ([.M16]/[.N16]))" office:value-type="float" office:value="-8.89406050794294">
            <text:p>-8.8940605079</text:p>
          </table:table-cell>
          <table:table-cell table:formula="of:=AVERAGE([.G16];[.K16];[.O16])" office:value-type="float" office:value="-8.28604377996225">
            <text:p>-8.28604378</text:p>
          </table:table-cell>
        </table:table-row>
        <table:table-row table:style-name="ro2">
          <table:table-cell office:value-type="float" office:value="406667">
            <text:p>406667</text:p>
          </table:table-cell>
          <table:table-cell office:value-type="float" office:value="15">
            <text:p>15</text:p>
          </table:table-cell>
          <table:table-cell office:value-type="string">
            <text:p>08A</text:p>
          </table:table-cell>
          <table:table-cell office:value-type="float" office:value="12986">
            <text:p>12986</text:p>
          </table:table-cell>
          <table:table-cell office:value-type="float" office:value="10642">
            <text:p>10642</text:p>
          </table:table-cell>
          <table:table-cell office:value-type="float" office:value="23648">
            <text:p>23648</text:p>
          </table:table-cell>
          <table:table-cell table:formula="of:=100 * (([.D17]/[.F17]) - ([.E17]/[.F17]))" office:value-type="float" office:value="9.91204330175914">
            <text:p>9.9120433018</text:p>
          </table:table-cell>
          <table:table-cell office:value-type="float" office:value="16823">
            <text:p>16823</text:p>
          </table:table-cell>
          <table:table-cell office:value-type="float" office:value="13286">
            <text:p>13286</text:p>
          </table:table-cell>
          <table:table-cell office:value-type="float" office:value="30155">
            <text:p>30155</text:p>
          </table:table-cell>
          <table:table-cell table:formula="of:=100 * (([.H17]/[.J17]) - ([.I17]/[.J17]))" office:value-type="float" office:value="11.7293981097662">
            <text:p>11.7293981098</text:p>
          </table:table-cell>
          <table:table-cell office:value-type="float" office:value="8296">
            <text:p>8296</text:p>
          </table:table-cell>
          <table:table-cell office:value-type="float" office:value="14930">
            <text:p>14930</text:p>
          </table:table-cell>
          <table:table-cell office:value-type="float" office:value="23269">
            <text:p>23269</text:p>
          </table:table-cell>
          <table:table-cell table:formula="of:=100 * (([.L17]/[.N17]) - ([.M17]/[.N17]))" office:value-type="float" office:value="-28.5100348102626">
            <text:p>-28.5100348103</text:p>
          </table:table-cell>
          <table:table-cell table:formula="of:=AVERAGE([.G17];[.K17];[.O17])" office:value-type="float" office:value="-2.28953113291241">
            <text:p>-2.2895311329</text:p>
          </table:table-cell>
        </table:table-row>
        <table:table-row table:style-name="ro2">
          <table:table-cell office:value-type="float" office:value="406684">
            <text:p>406684</text:p>
          </table:table-cell>
          <table:table-cell office:value-type="float" office:value="8">
            <text:p>8</text:p>
          </table:table-cell>
          <table:table-cell office:value-type="string">
            <text:p>04B</text:p>
          </table:table-cell>
          <table:table-cell office:value-type="float" office:value="10570">
            <text:p>10570</text:p>
          </table:table-cell>
          <table:table-cell office:value-type="float" office:value="17138">
            <text:p>17138</text:p>
          </table:table-cell>
          <table:table-cell office:value-type="float" office:value="27731">
            <text:p>27731</text:p>
          </table:table-cell>
          <table:table-cell table:formula="of:=100 * (([.D18]/[.F18]) - ([.E18]/[.F18]))" office:value-type="float" office:value="-23.6846850095561">
            <text:p>-23.6846850096</text:p>
          </table:table-cell>
          <table:table-cell office:value-type="float" office:value="15225">
            <text:p>15225</text:p>
          </table:table-cell>
          <table:table-cell office:value-type="float" office:value="21816">
            <text:p>21816</text:p>
          </table:table-cell>
          <table:table-cell office:value-type="float" office:value="37074">
            <text:p>37074</text:p>
          </table:table-cell>
          <table:table-cell table:formula="of:=100 * (([.H18]/[.J18]) - ([.I18]/[.J18]))" office:value-type="float" office:value="-17.7779575983169">
            <text:p>-17.7779575983</text:p>
          </table:table-cell>
          <table:table-cell office:value-type="float" office:value="13528">
            <text:p>13528</text:p>
          </table:table-cell>
          <table:table-cell office:value-type="float" office:value="12966">
            <text:p>12966</text:p>
          </table:table-cell>
          <table:table-cell office:value-type="float" office:value="26514">
            <text:p>26514</text:p>
          </table:table-cell>
          <table:table-cell table:formula="of:=100 * (([.L18]/[.N18]) - ([.M18]/[.N18]))" office:value-type="float" office:value="2.11963490985895">
            <text:p>2.1196349099</text:p>
          </table:table-cell>
          <table:table-cell table:formula="of:=AVERAGE([.G18];[.K18];[.O18])" office:value-type="float" office:value="-13.114335899338">
            <text:p>-13.1143358993</text:p>
          </table:table-cell>
        </table:table-row>
        <table:table-row table:style-name="ro2">
          <table:table-cell office:value-type="float" office:value="406724">
            <text:p>406724</text:p>
          </table:table-cell>
          <table:table-cell office:value-type="float" office:value="4">
            <text:p>4</text:p>
          </table:table-cell>
          <table:table-cell office:value-type="string">
            <text:p>02B</text:p>
          </table:table-cell>
          <table:table-cell office:value-type="float" office:value="12050">
            <text:p>12050</text:p>
          </table:table-cell>
          <table:table-cell office:value-type="float" office:value="16779">
            <text:p>16779</text:p>
          </table:table-cell>
          <table:table-cell office:value-type="float" office:value="28859">
            <text:p>28859</text:p>
          </table:table-cell>
          <table:table-cell table:formula="of:=100 * (([.D19]/[.F19]) - ([.E19]/[.F19]))" office:value-type="float" office:value="-16.3865691811913">
            <text:p>-16.3865691812</text:p>
          </table:table-cell>
          <table:table-cell office:value-type="float" office:value="15529">
            <text:p>15529</text:p>
          </table:table-cell>
          <table:table-cell office:value-type="float" office:value="19077">
            <text:p>19077</text:p>
          </table:table-cell>
          <table:table-cell office:value-type="float" office:value="34629">
            <text:p>34629</text:p>
          </table:table-cell>
          <table:table-cell table:formula="of:=100 * (([.H19]/[.J19]) - ([.I19]/[.J19]))" office:value-type="float" office:value="-10.2457477836495">
            <text:p>-10.2457477836</text:p>
          </table:table-cell>
          <table:table-cell office:value-type="float" office:value="12391">
            <text:p>12391</text:p>
          </table:table-cell>
          <table:table-cell office:value-type="float" office:value="14687">
            <text:p>14687</text:p>
          </table:table-cell>
          <table:table-cell office:value-type="float" office:value="27102">
            <text:p>27102</text:p>
          </table:table-cell>
          <table:table-cell table:formula="of:=100 * (([.L19]/[.N19]) - ([.M19]/[.N19]))" office:value-type="float" office:value="-8.47169950557155">
            <text:p>-8.4716995056</text:p>
          </table:table-cell>
          <table:table-cell table:formula="of:=AVERAGE([.G19];[.K19];[.O19])" office:value-type="float" office:value="-11.7013388234708">
            <text:p>-11.7013388235</text:p>
          </table:table-cell>
        </table:table-row>
        <table:table-row table:style-name="ro2">
          <table:table-cell office:value-type="float" office:value="406753">
            <text:p>406753</text:p>
          </table:table-cell>
          <table:table-cell office:value-type="float" office:value="2">
            <text:p>2</text:p>
          </table:table-cell>
          <table:table-cell office:value-type="string">
            <text:p>01B</text:p>
          </table:table-cell>
          <table:table-cell office:value-type="float" office:value="7668">
            <text:p>7668</text:p>
          </table:table-cell>
          <table:table-cell office:value-type="float" office:value="11745">
            <text:p>11745</text:p>
          </table:table-cell>
          <table:table-cell office:value-type="float" office:value="19435">
            <text:p>19435</text:p>
          </table:table-cell>
          <table:table-cell table:formula="of:=100 * (([.D20]/[.F20]) - ([.E20]/[.F20]))" office:value-type="float" office:value="-20.9776177000257">
            <text:p>-20.9776177</text:p>
          </table:table-cell>
          <table:table-cell office:value-type="float" office:value="9969">
            <text:p>9969</text:p>
          </table:table-cell>
          <table:table-cell office:value-type="float" office:value="13769">
            <text:p>13769</text:p>
          </table:table-cell>
          <table:table-cell office:value-type="float" office:value="23910">
            <text:p>23910</text:p>
          </table:table-cell>
          <table:table-cell table:formula="of:=100 * (([.H20]/[.J20]) - ([.I20]/[.J20]))" office:value-type="float" office:value="-15.8929318276872">
            <text:p>-15.8929318277</text:p>
          </table:table-cell>
          <table:table-cell office:value-type="float" office:value="8735">
            <text:p>8735</text:p>
          </table:table-cell>
          <table:table-cell office:value-type="float" office:value="8844">
            <text:p>8844</text:p>
          </table:table-cell>
          <table:table-cell office:value-type="float" office:value="17597">
            <text:p>17597</text:p>
          </table:table-cell>
          <table:table-cell table:formula="of:=100 * (([.L20]/[.N20]) - ([.M20]/[.N20]))" office:value-type="float" office:value="-0.619423765414556">
            <text:p>-0.6194237654</text:p>
          </table:table-cell>
          <table:table-cell table:formula="of:=AVERAGE([.G20];[.K20];[.O20])" office:value-type="float" office:value="-12.4966577643758">
            <text:p>-12.4966577644</text:p>
          </table:table-cell>
        </table:table-row>
        <table:table-row table:style-name="ro2">
          <table:table-cell office:value-type="float" office:value="406780">
            <text:p>406780</text:p>
          </table:table-cell>
          <table:table-cell office:value-type="float" office:value="16">
            <text:p>16</text:p>
          </table:table-cell>
          <table:table-cell office:value-type="string">
            <text:p>08B</text:p>
          </table:table-cell>
          <table:table-cell office:value-type="float" office:value="15662">
            <text:p>15662</text:p>
          </table:table-cell>
          <table:table-cell office:value-type="float" office:value="12387">
            <text:p>12387</text:p>
          </table:table-cell>
          <table:table-cell office:value-type="float" office:value="28074">
            <text:p>28074</text:p>
          </table:table-cell>
          <table:table-cell table:formula="of:=100 * (([.D21]/[.F21]) - ([.E21]/[.F21]))" office:value-type="float" office:value="11.665598062264">
            <text:p>11.6655980623</text:p>
          </table:table-cell>
          <table:table-cell office:value-type="float" office:value="20039">
            <text:p>20039</text:p>
          </table:table-cell>
          <table:table-cell office:value-type="float" office:value="14847">
            <text:p>14847</text:p>
          </table:table-cell>
          <table:table-cell office:value-type="float" office:value="35402">
            <text:p>35402</text:p>
          </table:table-cell>
          <table:table-cell table:formula="of:=100 * (([.H21]/[.J21]) - ([.I21]/[.J21]))" office:value-type="float" office:value="14.6658380882436">
            <text:p>14.6658380882</text:p>
          </table:table-cell>
          <table:table-cell office:value-type="float" office:value="8306">
            <text:p>8306</text:p>
          </table:table-cell>
          <table:table-cell office:value-type="float" office:value="16935">
            <text:p>16935</text:p>
          </table:table-cell>
          <table:table-cell office:value-type="float" office:value="27182">
            <text:p>27182</text:p>
          </table:table-cell>
          <table:table-cell table:formula="of:=100 * (([.L21]/[.N21]) - ([.M21]/[.N21]))" office:value-type="float" office:value="-31.7452726068722">
            <text:p>-31.7452726069</text:p>
          </table:table-cell>
          <table:table-cell table:formula="of:=AVERAGE([.G21];[.K21];[.O21])" office:value-type="float" office:value="-1.80461215212152">
            <text:p>-1.8046121521</text:p>
          </table:table-cell>
        </table:table-row>
        <table:table-row table:style-name="ro2">
          <table:table-cell office:value-type="float" office:value="406814">
            <text:p>406814</text:p>
          </table:table-cell>
          <table:table-cell office:value-type="float" office:value="17">
            <text:p>17</text:p>
          </table:table-cell>
          <table:table-cell office:value-type="string">
            <text:p>09A</text:p>
          </table:table-cell>
          <table:table-cell office:value-type="float" office:value="14977">
            <text:p>14977</text:p>
          </table:table-cell>
          <table:table-cell office:value-type="float" office:value="14611">
            <text:p>14611</text:p>
          </table:table-cell>
          <table:table-cell office:value-type="float" office:value="29616">
            <text:p>29616</text:p>
          </table:table-cell>
          <table:table-cell table:formula="of:=100 * (([.D22]/[.F22]) - ([.E22]/[.F22]))" office:value-type="float" office:value="1.23581847649919">
            <text:p>1.2358184765</text:p>
          </table:table-cell>
          <table:table-cell office:value-type="float" office:value="18273">
            <text:p>18273</text:p>
          </table:table-cell>
          <table:table-cell office:value-type="float" office:value="18435">
            <text:p>18435</text:p>
          </table:table-cell>
          <table:table-cell office:value-type="float" office:value="36786">
            <text:p>36786</text:p>
          </table:table-cell>
          <table:table-cell table:formula="of:=100 * (([.H22]/[.J22]) - ([.I22]/[.J22]))" office:value-type="float" office:value="-0.440384929049092">
            <text:p>-0.440384929</text:p>
          </table:table-cell>
          <table:table-cell office:value-type="float" office:value="10884">
            <text:p>10884</text:p>
          </table:table-cell>
          <table:table-cell office:value-type="float" office:value="16082">
            <text:p>16082</text:p>
          </table:table-cell>
          <table:table-cell office:value-type="float" office:value="28487">
            <text:p>28487</text:p>
          </table:table-cell>
          <table:table-cell table:formula="of:=100 * (([.L22]/[.N22]) - ([.M22]/[.N22]))" office:value-type="float" office:value="-18.2469196475585">
            <text:p>-18.2469196476</text:p>
          </table:table-cell>
          <table:table-cell table:formula="of:=AVERAGE([.G22];[.K22];[.O22])" office:value-type="float" office:value="-5.81716203336948">
            <text:p>-5.8171620334</text:p>
          </table:table-cell>
        </table:table-row>
        <table:table-row table:style-name="ro2">
          <table:table-cell office:value-type="float" office:value="406835">
            <text:p>406835</text:p>
          </table:table-cell>
          <table:table-cell office:value-type="float" office:value="3">
            <text:p>3</text:p>
          </table:table-cell>
          <table:table-cell office:value-type="string">
            <text:p>02A</text:p>
          </table:table-cell>
          <table:table-cell office:value-type="float" office:value="13097">
            <text:p>13097</text:p>
          </table:table-cell>
          <table:table-cell office:value-type="float" office:value="15411">
            <text:p>15411</text:p>
          </table:table-cell>
          <table:table-cell office:value-type="float" office:value="28727">
            <text:p>28727</text:p>
          </table:table-cell>
          <table:table-cell table:formula="of:=100 * (([.D23]/[.F23]) - ([.E23]/[.F23]))" office:value-type="float" office:value="-8.05513976398511">
            <text:p>-8.055139764</text:p>
          </table:table-cell>
          <table:table-cell office:value-type="float" office:value="16739">
            <text:p>16739</text:p>
          </table:table-cell>
          <table:table-cell office:value-type="float" office:value="17450">
            <text:p>17450</text:p>
          </table:table-cell>
          <table:table-cell office:value-type="float" office:value="34672">
            <text:p>34672</text:p>
          </table:table-cell>
          <table:table-cell table:formula="of:=100 * (([.H23]/[.J23]) - ([.I23]/[.J23]))" office:value-type="float" office:value="-2.05064605445316">
            <text:p>-2.0506460545</text:p>
          </table:table-cell>
          <table:table-cell office:value-type="float" office:value="12799">
            <text:p>12799</text:p>
          </table:table-cell>
          <table:table-cell office:value-type="float" office:value="15112">
            <text:p>15112</text:p>
          </table:table-cell>
          <table:table-cell office:value-type="float" office:value="27971">
            <text:p>27971</text:p>
          </table:table-cell>
          <table:table-cell table:formula="of:=100 * (([.L23]/[.N23]) - ([.M23]/[.N23]))" office:value-type="float" office:value="-8.26927889599943">
            <text:p>-8.269278896</text:p>
          </table:table-cell>
          <table:table-cell table:formula="of:=AVERAGE([.G23];[.K23];[.O23])" office:value-type="float" office:value="-6.12502157147923">
            <text:p>-6.1250215715</text:p>
          </table:table-cell>
        </table:table-row>
        <table:table-row table:style-name="ro2">
          <table:table-cell office:value-type="float" office:value="406865">
            <text:p>406865</text:p>
          </table:table-cell>
          <table:table-cell office:value-type="float" office:value="1">
            <text:p>1</text:p>
          </table:table-cell>
          <table:table-cell office:value-type="string">
            <text:p>01A</text:p>
          </table:table-cell>
          <table:table-cell office:value-type="float" office:value="8251">
            <text:p>8251</text:p>
          </table:table-cell>
          <table:table-cell office:value-type="float" office:value="10054">
            <text:p>10054</text:p>
          </table:table-cell>
          <table:table-cell office:value-type="float" office:value="18347">
            <text:p>18347</text:p>
          </table:table-cell>
          <table:table-cell table:formula="of:=100 * (([.D24]/[.F24]) - ([.E24]/[.F24]))" office:value-type="float" office:value="-9.82721970894424">
            <text:p>-9.8272197089</text:p>
          </table:table-cell>
          <table:table-cell office:value-type="float" office:value="9634">
            <text:p>9634</text:p>
          </table:table-cell>
          <table:table-cell office:value-type="float" office:value="11454">
            <text:p>11454</text:p>
          </table:table-cell>
          <table:table-cell office:value-type="float" office:value="21915">
            <text:p>21915</text:p>
          </table:table-cell>
          <table:table-cell table:formula="of:=100 * (([.H24]/[.J24]) - ([.I24]/[.J24]))" office:value-type="float" office:value="-8.30481405430071">
            <text:p>-8.3048140543</text:p>
          </table:table-cell>
          <table:table-cell office:value-type="float" office:value="7646">
            <text:p>7646</text:p>
          </table:table-cell>
          <table:table-cell office:value-type="float" office:value="10057">
            <text:p>10057</text:p>
          </table:table-cell>
          <table:table-cell office:value-type="float" office:value="17725">
            <text:p>17725</text:p>
          </table:table-cell>
          <table:table-cell table:formula="of:=100 * (([.L24]/[.N24]) - ([.M24]/[.N24]))" office:value-type="float" office:value="-13.6022566995769">
            <text:p>-13.6022566996</text:p>
          </table:table-cell>
          <table:table-cell table:formula="of:=AVERAGE([.G24];[.K24];[.O24])" office:value-type="float" office:value="-10.5780968209406">
            <text:p>-10.5780968209</text:p>
          </table:table-cell>
        </table:table-row>
        <table:table-row table:style-name="ro2">
          <table:table-cell office:value-type="float" office:value="406889">
            <text:p>406889</text:p>
          </table:table-cell>
          <table:table-cell office:value-type="float" office:value="19">
            <text:p>19</text:p>
          </table:table-cell>
          <table:table-cell office:value-type="string">
            <text:p>10A</text:p>
          </table:table-cell>
          <table:table-cell office:value-type="float" office:value="11770">
            <text:p>11770</text:p>
          </table:table-cell>
          <table:table-cell office:value-type="float" office:value="12056">
            <text:p>12056</text:p>
          </table:table-cell>
          <table:table-cell office:value-type="float" office:value="23850">
            <text:p>23850</text:p>
          </table:table-cell>
          <table:table-cell table:formula="of:=100 * (([.D25]/[.F25]) - ([.E25]/[.F25]))" office:value-type="float" office:value="-1.19916142557652">
            <text:p>-1.1991614256</text:p>
          </table:table-cell>
          <table:table-cell office:value-type="float" office:value="12860">
            <text:p>12860</text:p>
          </table:table-cell>
          <table:table-cell office:value-type="float" office:value="17575">
            <text:p>17575</text:p>
          </table:table-cell>
          <table:table-cell office:value-type="float" office:value="30471">
            <text:p>30471</text:p>
          </table:table-cell>
          <table:table-cell table:formula="of:=100 * (([.H25]/[.J25]) - ([.I25]/[.J25]))" office:value-type="float" office:value="-15.4737291194907">
            <text:p>-15.4737291195</text:p>
          </table:table-cell>
          <table:table-cell office:value-type="float" office:value="12192">
            <text:p>12192</text:p>
          </table:table-cell>
          <table:table-cell office:value-type="float" office:value="11905">
            <text:p>11905</text:p>
          </table:table-cell>
          <table:table-cell office:value-type="float" office:value="24158">
            <text:p>24158</text:p>
          </table:table-cell>
          <table:table-cell table:formula="of:=100 * (([.L25]/[.N25]) - ([.M25]/[.N25]))" office:value-type="float" office:value="1.18801225266992">
            <text:p>1.1880122527</text:p>
          </table:table-cell>
          <table:table-cell table:formula="of:=AVERAGE([.G25];[.K25];[.O25])" office:value-type="float" office:value="-5.16162609746575">
            <text:p>-5.1616260975</text:p>
          </table:table-cell>
        </table:table-row>
        <table:table-row table:style-name="ro2">
          <table:table-cell office:value-type="float" office:value="476560">
            <text:p>476560</text:p>
          </table:table-cell>
          <table:table-cell office:value-type="float" office:value="10">
            <text:p>10</text:p>
          </table:table-cell>
          <table:table-cell office:value-type="string">
            <text:p>05B</text:p>
          </table:table-cell>
          <table:table-cell office:value-type="float" office:value="5832">
            <text:p>5832</text:p>
          </table:table-cell>
          <table:table-cell office:value-type="float" office:value="15518">
            <text:p>15518</text:p>
          </table:table-cell>
          <table:table-cell office:value-type="float" office:value="21974">
            <text:p>21974</text:p>
          </table:table-cell>
          <table:table-cell table:formula="of:=100 * (([.D26]/[.F26]) - ([.E26]/[.F26]))" office:value-type="float" office:value="-44.0793665240739">
            <text:p>-44.0793665241</text:p>
          </table:table-cell>
          <table:table-cell office:value-type="float" office:value="13286">
            <text:p>13286</text:p>
          </table:table-cell>
          <table:table-cell office:value-type="float" office:value="15750">
            <text:p>15750</text:p>
          </table:table-cell>
          <table:table-cell office:value-type="float" office:value="29717">
            <text:p>29717</text:p>
          </table:table-cell>
          <table:table-cell table:formula="of:=100 * (([.H26]/[.J26]) - ([.I26]/[.J26]))" office:value-type="float" office:value="-8.29155029107918">
            <text:p>-8.2915502911</text:p>
          </table:table-cell>
          <table:table-cell office:value-type="float" office:value="11996">
            <text:p>11996</text:p>
          </table:table-cell>
          <table:table-cell office:value-type="float" office:value="12643">
            <text:p>12643</text:p>
          </table:table-cell>
          <table:table-cell office:value-type="float" office:value="24659">
            <text:p>24659</text:p>
          </table:table-cell>
          <table:table-cell table:formula="of:=100 * (([.L26]/[.N26]) - ([.M26]/[.N26]))" office:value-type="float" office:value="-2.62378847479622">
            <text:p>-2.6237884748</text:p>
          </table:table-cell>
          <table:table-cell table:formula="of:=AVERAGE([.G26];[.K26];[.O26])" office:value-type="float" office:value="-18.3315684299831">
            <text:p>-18.33156843</text:p>
          </table:table-cell>
        </table:table-row>
        <table:table-row table:style-name="ro2">
          <table:table-cell office:value-type="float" office:value="476597">
            <text:p>476597</text:p>
          </table:table-cell>
          <table:table-cell office:value-type="float" office:value="20">
            <text:p>20</text:p>
          </table:table-cell>
          <table:table-cell office:value-type="string">
            <text:p>10B</text:p>
          </table:table-cell>
          <table:table-cell office:value-type="float" office:value="11501">
            <text:p>11501</text:p>
          </table:table-cell>
          <table:table-cell office:value-type="float" office:value="19114">
            <text:p>19114</text:p>
          </table:table-cell>
          <table:table-cell office:value-type="float" office:value="30833">
            <text:p>30833</text:p>
          </table:table-cell>
          <table:table-cell table:formula="of:=100 * (([.D27]/[.F27]) - ([.E27]/[.F27]))" office:value-type="float" office:value="-24.691077741381">
            <text:p>-24.6910777414</text:p>
          </table:table-cell>
          <table:table-cell office:value-type="float" office:value="16930">
            <text:p>16930</text:p>
          </table:table-cell>
          <table:table-cell office:value-type="float" office:value="22682">
            <text:p>22682</text:p>
          </table:table-cell>
          <table:table-cell office:value-type="float" office:value="39729">
            <text:p>39729</text:p>
          </table:table-cell>
          <table:table-cell table:formula="of:=100 * (([.H27]/[.J27]) - ([.I27]/[.J27]))" office:value-type="float" office:value="-14.4780890533363">
            <text:p>-14.4780890533</text:p>
          </table:table-cell>
          <table:table-cell office:value-type="float" office:value="15768">
            <text:p>15768</text:p>
          </table:table-cell>
          <table:table-cell office:value-type="float" office:value="16075">
            <text:p>16075</text:p>
          </table:table-cell>
          <table:table-cell office:value-type="float" office:value="31905">
            <text:p>31905</text:p>
          </table:table-cell>
          <table:table-cell table:formula="of:=100 * (([.L27]/[.N27]) - ([.M27]/[.N27]))" office:value-type="float" office:value="-0.962231625137128">
            <text:p>-0.9622316251</text:p>
          </table:table-cell>
          <table:table-cell table:formula="of:=AVERAGE([.G27];[.K27];[.O27])" office:value-type="float" office:value="-13.3771328066182">
            <text:p>-13.3771328066</text:p>
          </table:table-cell>
        </table:table-row>
        <table:table-row table:style-name="ro2">
          <table:table-cell office:value-type="float" office:value="476628">
            <text:p>476628</text:p>
          </table:table-cell>
          <table:table-cell office:value-type="float" office:value="9">
            <text:p>9</text:p>
          </table:table-cell>
          <table:table-cell office:value-type="string">
            <text:p>05A</text:p>
          </table:table-cell>
          <table:table-cell office:value-type="float" office:value="8749">
            <text:p>8749</text:p>
          </table:table-cell>
          <table:table-cell office:value-type="float" office:value="14057">
            <text:p>14057</text:p>
          </table:table-cell>
          <table:table-cell office:value-type="float" office:value="23371">
            <text:p>23371</text:p>
          </table:table-cell>
          <table:table-cell table:formula="of:=100 * (([.D28]/[.F28]) - ([.E28]/[.F28]))" office:value-type="float" office:value="-22.7119079200719">
            <text:p>-22.7119079201</text:p>
          </table:table-cell>
          <table:table-cell office:value-type="float" office:value="13902">
            <text:p>13902</text:p>
          </table:table-cell>
          <table:table-cell office:value-type="float" office:value="14998">
            <text:p>14998</text:p>
          </table:table-cell>
          <table:table-cell office:value-type="float" office:value="29748">
            <text:p>29748</text:p>
          </table:table-cell>
          <table:table-cell table:formula="of:=100 * (([.H28]/[.J28]) - ([.I28]/[.J28]))" office:value-type="float" office:value="-3.68428129622159">
            <text:p>-3.6842812962</text:p>
          </table:table-cell>
          <table:table-cell office:value-type="float" office:value="11289">
            <text:p>11289</text:p>
          </table:table-cell>
          <table:table-cell office:value-type="float" office:value="11648">
            <text:p>11648</text:p>
          </table:table-cell>
          <table:table-cell office:value-type="float" office:value="23032">
            <text:p>23032</text:p>
          </table:table-cell>
          <table:table-cell table:formula="of:=100 * (([.L28]/[.N28]) - ([.M28]/[.N28]))" office:value-type="float" office:value="-1.55870093782564">
            <text:p>-1.5587009378</text:p>
          </table:table-cell>
          <table:table-cell table:formula="of:=AVERAGE([.G28];[.K28];[.O28])" office:value-type="float" office:value="-9.3182967180397">
            <text:p>-9.318296718</text:p>
          </table:table-cell>
        </table:table-row>
        <table:table-row table:style-name="ro2">
          <table:table-cell office:value-type="float" office:value="476664">
            <text:p>476664</text:p>
          </table:table-cell>
          <table:table-cell office:value-type="float" office:value="21">
            <text:p>21</text:p>
          </table:table-cell>
          <table:table-cell office:value-type="string">
            <text:p>11A</text:p>
          </table:table-cell>
          <table:table-cell office:value-type="float" office:value="5581">
            <text:p>5581</text:p>
          </table:table-cell>
          <table:table-cell office:value-type="float" office:value="14480">
            <text:p>14480</text:p>
          </table:table-cell>
          <table:table-cell office:value-type="float" office:value="20124">
            <text:p>20124</text:p>
          </table:table-cell>
          <table:table-cell table:formula="of:=100 * (([.D29]/[.F29]) - ([.E29]/[.F29]))" office:value-type="float" office:value="-44.2208308487378">
            <text:p>-44.2208308487</text:p>
          </table:table-cell>
          <table:table-cell office:value-type="float" office:value="8538">
            <text:p>8538</text:p>
          </table:table-cell>
          <table:table-cell office:value-type="float" office:value="17446">
            <text:p>17446</text:p>
          </table:table-cell>
          <table:table-cell office:value-type="float" office:value="26135">
            <text:p>26135</text:p>
          </table:table-cell>
          <table:table-cell table:formula="of:=100 * (([.H29]/[.J29]) - ([.I29]/[.J29]))" office:value-type="float" office:value="-34.0845609336139">
            <text:p>-34.0845609336</text:p>
          </table:table-cell>
          <table:table-cell office:value-type="float" office:value="11778">
            <text:p>11778</text:p>
          </table:table-cell>
          <table:table-cell office:value-type="float" office:value="7449">
            <text:p>7449</text:p>
          </table:table-cell>
          <table:table-cell office:value-type="float" office:value="19333">
            <text:p>19333</text:p>
          </table:table-cell>
          <table:table-cell table:formula="of:=100 * (([.L29]/[.N29]) - ([.M29]/[.N29]))" office:value-type="float" office:value="22.3917653752651">
            <text:p>22.3917653753</text:p>
          </table:table-cell>
          <table:table-cell table:formula="of:=AVERAGE([.G29];[.K29];[.O29])" office:value-type="float" office:value="-18.6378754690289">
            <text:p>-18.637875469</text:p>
          </table:table-cell>
        </table:table-row>
        <table:table-row table:style-name="ro2">
          <table:table-cell office:value-type="float" office:value="476692">
            <text:p>476692</text:p>
          </table:table-cell>
          <table:table-cell office:value-type="float" office:value="11">
            <text:p>11</text:p>
          </table:table-cell>
          <table:table-cell office:value-type="string">
            <text:p>06A</text:p>
          </table:table-cell>
          <table:table-cell office:value-type="float" office:value="5347">
            <text:p>5347</text:p>
          </table:table-cell>
          <table:table-cell office:value-type="float" office:value="17889">
            <text:p>17889</text:p>
          </table:table-cell>
          <table:table-cell office:value-type="float" office:value="23535">
            <text:p>23535</text:p>
          </table:table-cell>
          <table:table-cell table:formula="of:=100 * (([.D30]/[.F30]) - ([.E30]/[.F30]))" office:value-type="float" office:value="-53.2908434246866">
            <text:p>-53.2908434247</text:p>
          </table:table-cell>
          <table:table-cell office:value-type="float" office:value="8374">
            <text:p>8374</text:p>
          </table:table-cell>
          <table:table-cell office:value-type="float" office:value="19549">
            <text:p>19549</text:p>
          </table:table-cell>
          <table:table-cell office:value-type="float" office:value="28425">
            <text:p>28425</text:p>
          </table:table-cell>
          <table:table-cell table:formula="of:=100 * (([.H30]/[.J30]) - ([.I30]/[.J30]))" office:value-type="float" office:value="-39.3139841688654">
            <text:p>-39.3139841689</text:p>
          </table:table-cell>
          <table:table-cell office:value-type="float" office:value="14982">
            <text:p>14982</text:p>
          </table:table-cell>
          <table:table-cell office:value-type="float" office:value="7676">
            <text:p>7676</text:p>
          </table:table-cell>
          <table:table-cell office:value-type="float" office:value="22679">
            <text:p>22679</text:p>
          </table:table-cell>
          <table:table-cell table:formula="of:=100 * (([.L30]/[.N30]) - ([.M30]/[.N30]))" office:value-type="float" office:value="32.2148242867851">
            <text:p>32.2148242868</text:p>
          </table:table-cell>
          <table:table-cell table:formula="of:=AVERAGE([.G30];[.K30];[.O30])" office:value-type="float" office:value="-20.1300011022556">
            <text:p>-20.1300011023</text:p>
          </table:table-cell>
        </table:table-row>
        <table:table-row table:style-name="ro2">
          <table:table-cell office:value-type="float" office:value="476717">
            <text:p>476717</text:p>
          </table:table-cell>
          <table:table-cell office:value-type="float" office:value="12">
            <text:p>12</text:p>
          </table:table-cell>
          <table:table-cell office:value-type="string">
            <text:p>06B</text:p>
          </table:table-cell>
          <table:table-cell office:value-type="float" office:value="4854">
            <text:p>4854</text:p>
          </table:table-cell>
          <table:table-cell office:value-type="float" office:value="19996">
            <text:p>19996</text:p>
          </table:table-cell>
          <table:table-cell office:value-type="float" office:value="24918">
            <text:p>24918</text:p>
          </table:table-cell>
          <table:table-cell table:formula="of:=100 * (([.D31]/[.F31]) - ([.E31]/[.F31]))" office:value-type="float" office:value="-60.7673167991011">
            <text:p>-60.7673167991</text:p>
          </table:table-cell>
          <table:table-cell office:value-type="float" office:value="7541">
            <text:p>7541</text:p>
          </table:table-cell>
          <table:table-cell office:value-type="float" office:value="23137">
            <text:p>23137</text:p>
          </table:table-cell>
          <table:table-cell office:value-type="float" office:value="30731">
            <text:p>30731</text:p>
          </table:table-cell>
          <table:table-cell table:formula="of:=100 * (([.H31]/[.J31]) - ([.I31]/[.J31]))" office:value-type="float" office:value="-50.7500569457551">
            <text:p>-50.7500569458</text:p>
          </table:table-cell>
          <table:table-cell office:value-type="float" office:value="17063">
            <text:p>17063</text:p>
          </table:table-cell>
          <table:table-cell office:value-type="float" office:value="8106">
            <text:p>8106</text:p>
          </table:table-cell>
          <table:table-cell office:value-type="float" office:value="25198">
            <text:p>25198</text:p>
          </table:table-cell>
          <table:table-cell table:formula="of:=100 * (([.L31]/[.N31]) - ([.M31]/[.N31]))" office:value-type="float" office:value="35.5464719422176">
            <text:p>35.5464719422</text:p>
          </table:table-cell>
          <table:table-cell table:formula="of:=AVERAGE([.G31];[.K31];[.O31])" office:value-type="float" office:value="-25.3236339342128">
            <text:p>-25.3236339342</text:p>
          </table:table-cell>
        </table:table-row>
        <table:table-row table:style-name="ro2">
          <table:table-cell office:value-type="float" office:value="476751">
            <text:p>476751</text:p>
          </table:table-cell>
          <table:table-cell office:value-type="float" office:value="56">
            <text:p>56</text:p>
          </table:table-cell>
          <table:table-cell office:value-type="string">
            <text:p>28B</text:p>
          </table:table-cell>
          <table:table-cell office:value-type="float" office:value="10855">
            <text:p>10855</text:p>
          </table:table-cell>
          <table:table-cell office:value-type="float" office:value="11124">
            <text:p>11124</text:p>
          </table:table-cell>
          <table:table-cell office:value-type="float" office:value="22034">
            <text:p>22034</text:p>
          </table:table-cell>
          <table:table-cell table:formula="of:=100 * (([.D32]/[.F32]) - ([.E32]/[.F32]))" office:value-type="float" office:value="-1.2208405191976">
            <text:p>-1.2208405192</text:p>
          </table:table-cell>
          <table:table-cell office:value-type="float" office:value="13300">
            <text:p>13300</text:p>
          </table:table-cell>
          <table:table-cell office:value-type="float" office:value="13206">
            <text:p>13206</text:p>
          </table:table-cell>
          <table:table-cell office:value-type="float" office:value="26571">
            <text:p>26571</text:p>
          </table:table-cell>
          <table:table-cell table:formula="of:=100 * (([.H32]/[.J32]) - ([.I32]/[.J32]))" office:value-type="float" office:value="0.353769146814192">
            <text:p>0.3537691468</text:p>
          </table:table-cell>
          <table:table-cell office:value-type="float" office:value="6660">
            <text:p>6660</text:p>
          </table:table-cell>
          <table:table-cell office:value-type="float" office:value="10848">
            <text:p>10848</text:p>
          </table:table-cell>
          <table:table-cell office:value-type="float" office:value="19924">
            <text:p>19924</text:p>
          </table:table-cell>
          <table:table-cell table:formula="of:=100 * (([.L32]/[.N32]) - ([.M32]/[.N32]))" office:value-type="float" office:value="-21.0198755270026">
            <text:p>-21.019875527</text:p>
          </table:table-cell>
          <table:table-cell table:formula="of:=AVERAGE([.G32];[.K32];[.O32])" office:value-type="float" office:value="-7.295648966462">
            <text:p>-7.2956489665</text:p>
          </table:table-cell>
        </table:table-row>
        <table:table-row table:style-name="ro2">
          <table:table-cell office:value-type="float" office:value="476768">
            <text:p>476768</text:p>
          </table:table-cell>
          <table:table-cell office:value-type="float" office:value="55">
            <text:p>55</text:p>
          </table:table-cell>
          <table:table-cell office:value-type="string">
            <text:p>28A</text:p>
          </table:table-cell>
          <table:table-cell office:value-type="float" office:value="7741">
            <text:p>7741</text:p>
          </table:table-cell>
          <table:table-cell office:value-type="float" office:value="12671">
            <text:p>12671</text:p>
          </table:table-cell>
          <table:table-cell office:value-type="float" office:value="20466">
            <text:p>20466</text:p>
          </table:table-cell>
          <table:table-cell table:formula="of:=100 * (([.D33]/[.F33]) - ([.E33]/[.F33]))" office:value-type="float" office:value="-24.0887325320043">
            <text:p>-24.088732532</text:p>
          </table:table-cell>
          <table:table-cell office:value-type="float" office:value="10377">
            <text:p>10377</text:p>
          </table:table-cell>
          <table:table-cell office:value-type="float" office:value="16760">
            <text:p>16760</text:p>
          </table:table-cell>
          <table:table-cell office:value-type="float" office:value="27185">
            <text:p>27185</text:p>
          </table:table-cell>
          <table:table-cell table:formula="of:=100 * (([.H33]/[.J33]) - ([.I33]/[.J33]))" office:value-type="float" office:value="-23.4798602170315">
            <text:p>-23.479860217</text:p>
          </table:table-cell>
          <table:table-cell office:value-type="float" office:value="9558">
            <text:p>9558</text:p>
          </table:table-cell>
          <table:table-cell office:value-type="float" office:value="8931">
            <text:p>8931</text:p>
          </table:table-cell>
          <table:table-cell office:value-type="float" office:value="18895">
            <text:p>18895</text:p>
          </table:table-cell>
          <table:table-cell table:formula="of:=100 * (([.L33]/[.N33]) - ([.M33]/[.N33]))" office:value-type="float" office:value="3.31833818470494">
            <text:p>3.3183381847</text:p>
          </table:table-cell>
          <table:table-cell table:formula="of:=AVERAGE([.G33];[.K33];[.O33])" office:value-type="float" office:value="-14.7500848547769">
            <text:p>-14.7500848548</text:p>
          </table:table-cell>
        </table:table-row>
        <table:table-row table:style-name="ro2">
          <table:table-cell office:value-type="float" office:value="476786">
            <text:p>476786</text:p>
          </table:table-cell>
          <table:table-cell office:value-type="float" office:value="14">
            <text:p>14</text:p>
          </table:table-cell>
          <table:table-cell office:value-type="string">
            <text:p>07B</text:p>
          </table:table-cell>
          <table:table-cell office:value-type="float" office:value="3911">
            <text:p>3911</text:p>
          </table:table-cell>
          <table:table-cell office:value-type="float" office:value="20793">
            <text:p>20793</text:p>
          </table:table-cell>
          <table:table-cell office:value-type="float" office:value="25042">
            <text:p>25042</text:p>
          </table:table-cell>
          <table:table-cell table:formula="of:=100 * (([.D34]/[.F34]) - ([.E34]/[.F34]))" office:value-type="float" office:value="-67.4147432313713">
            <text:p>-67.4147432314</text:p>
          </table:table-cell>
          <table:table-cell office:value-type="float" office:value="10203">
            <text:p>10203</text:p>
          </table:table-cell>
          <table:table-cell office:value-type="float" office:value="25635">
            <text:p>25635</text:p>
          </table:table-cell>
          <table:table-cell office:value-type="float" office:value="37057">
            <text:p>37057</text:p>
          </table:table-cell>
          <table:table-cell table:formula="of:=100 * (([.H34]/[.J34]) - ([.I34]/[.J34]))" office:value-type="float" office:value="-41.6439539088431">
            <text:p>-41.6439539088</text:p>
          </table:table-cell>
          <table:table-cell office:value-type="float" office:value="15955">
            <text:p>15955</text:p>
          </table:table-cell>
          <table:table-cell office:value-type="float" office:value="7668">
            <text:p>7668</text:p>
          </table:table-cell>
          <table:table-cell office:value-type="float" office:value="24824">
            <text:p>24824</text:p>
          </table:table-cell>
          <table:table-cell table:formula="of:=100 * (([.L34]/[.N34]) - ([.M34]/[.N34]))" office:value-type="float" office:value="33.3830164357074">
            <text:p>33.3830164357</text:p>
          </table:table-cell>
          <table:table-cell table:formula="of:=AVERAGE([.G34];[.K34];[.O34])" office:value-type="float" office:value="-25.2252269015023">
            <text:p>-25.2252269015</text:p>
          </table:table-cell>
        </table:table-row>
        <table:table-row table:style-name="ro2">
          <table:table-cell office:value-type="float" office:value="476814">
            <text:p>476814</text:p>
          </table:table-cell>
          <table:table-cell office:value-type="float" office:value="6">
            <text:p>6</text:p>
          </table:table-cell>
          <table:table-cell office:value-type="string">
            <text:p>03B</text:p>
          </table:table-cell>
          <table:table-cell office:value-type="float" office:value="8327">
            <text:p>8327</text:p>
          </table:table-cell>
          <table:table-cell office:value-type="float" office:value="29754">
            <text:p>29754</text:p>
          </table:table-cell>
          <table:table-cell office:value-type="float" office:value="38410">
            <text:p>38410</text:p>
          </table:table-cell>
          <table:table-cell table:formula="of:=100 * (([.D35]/[.F35]) - ([.E35]/[.F35]))" office:value-type="float" office:value="-55.7849518354595">
            <text:p>-55.7849518355</text:p>
          </table:table-cell>
          <table:table-cell office:value-type="float" office:value="17224">
            <text:p>17224</text:p>
          </table:table-cell>
          <table:table-cell office:value-type="float" office:value="36337">
            <text:p>36337</text:p>
          </table:table-cell>
          <table:table-cell office:value-type="float" office:value="54167">
            <text:p>54167</text:p>
          </table:table-cell>
          <table:table-cell table:formula="of:=100 * (([.H35]/[.J35]) - ([.I35]/[.J35]))" office:value-type="float" office:value="-35.2853213210996">
            <text:p>-35.2853213211</text:p>
          </table:table-cell>
          <table:table-cell office:value-type="float" office:value="23948">
            <text:p>23948</text:p>
          </table:table-cell>
          <table:table-cell office:value-type="float" office:value="13777">
            <text:p>13777</text:p>
          </table:table-cell>
          <table:table-cell office:value-type="float" office:value="38257">
            <text:p>38257</text:p>
          </table:table-cell>
          <table:table-cell table:formula="of:=100 * (([.L35]/[.N35]) - ([.M35]/[.N35]))" office:value-type="float" office:value="26.5859842643176">
            <text:p>26.5859842643</text:p>
          </table:table-cell>
          <table:table-cell table:formula="of:=AVERAGE([.G35];[.K35];[.O35])" office:value-type="float" office:value="-21.4947629640805">
            <text:p>-21.4947629641</text:p>
          </table:table-cell>
        </table:table-row>
        <table:table-row table:style-name="ro2">
          <table:table-cell office:value-type="float" office:value="476851">
            <text:p>476851</text:p>
          </table:table-cell>
          <table:table-cell office:value-type="float" office:value="13">
            <text:p>13</text:p>
          </table:table-cell>
          <table:table-cell office:value-type="string">
            <text:p>07A</text:p>
          </table:table-cell>
          <table:table-cell office:value-type="float" office:value="6019">
            <text:p>6019</text:p>
          </table:table-cell>
          <table:table-cell office:value-type="float" office:value="17068">
            <text:p>17068</text:p>
          </table:table-cell>
          <table:table-cell office:value-type="float" office:value="23240">
            <text:p>23240</text:p>
          </table:table-cell>
          <table:table-cell table:formula="of:=100 * (([.D36]/[.F36]) - ([.E36]/[.F36]))" office:value-type="float" office:value="-47.5430292598967">
            <text:p>-47.5430292599</text:p>
          </table:table-cell>
          <table:table-cell office:value-type="float" office:value="10636">
            <text:p>10636</text:p>
          </table:table-cell>
          <table:table-cell office:value-type="float" office:value="22304">
            <text:p>22304</text:p>
          </table:table-cell>
          <table:table-cell office:value-type="float" office:value="33429">
            <text:p>33429</text:p>
          </table:table-cell>
          <table:table-cell table:formula="of:=100 * (([.H36]/[.J36]) - ([.I36]/[.J36]))" office:value-type="float" office:value="-34.9038260193245">
            <text:p>-34.9038260193</text:p>
          </table:table-cell>
          <table:table-cell office:value-type="float" office:value="14449">
            <text:p>14449</text:p>
          </table:table-cell>
          <table:table-cell office:value-type="float" office:value="7816">
            <text:p>7816</text:p>
          </table:table-cell>
          <table:table-cell office:value-type="float" office:value="22562">
            <text:p>22562</text:p>
          </table:table-cell>
          <table:table-cell table:formula="of:=100 * (([.L36]/[.N36]) - ([.M36]/[.N36]))" office:value-type="float" office:value="29.3989894512898">
            <text:p>29.3989894513</text:p>
          </table:table-cell>
          <table:table-cell table:formula="of:=AVERAGE([.G36];[.K36];[.O36])" office:value-type="float" office:value="-17.6826219426438">
            <text:p>-17.6826219426</text:p>
          </table:table-cell>
        </table:table-row>
        <table:table-row table:style-name="ro2">
          <table:table-cell office:value-type="float" office:value="476877">
            <text:p>476877</text:p>
          </table:table-cell>
          <table:table-cell office:value-type="float" office:value="5">
            <text:p>5</text:p>
          </table:table-cell>
          <table:table-cell office:value-type="string">
            <text:p>03A</text:p>
          </table:table-cell>
          <table:table-cell office:value-type="float" office:value="3602">
            <text:p>3602</text:p>
          </table:table-cell>
          <table:table-cell office:value-type="float" office:value="19435">
            <text:p>19435</text:p>
          </table:table-cell>
          <table:table-cell office:value-type="float" office:value="23633">
            <text:p>23633</text:p>
          </table:table-cell>
          <table:table-cell table:formula="of:=100 * (([.D37]/[.F37]) - ([.E37]/[.F37]))" office:value-type="float" office:value="-66.9953031777599">
            <text:p>-66.9953031778</text:p>
          </table:table-cell>
          <table:table-cell office:value-type="float" office:value="9070">
            <text:p>9070</text:p>
          </table:table-cell>
          <table:table-cell office:value-type="float" office:value="20941">
            <text:p>20941</text:p>
          </table:table-cell>
          <table:table-cell office:value-type="float" office:value="30537">
            <text:p>30537</text:p>
          </table:table-cell>
          <table:table-cell table:formula="of:=100 * (([.H37]/[.J37]) - ([.I37]/[.J37]))" office:value-type="float" office:value="-38.8741526672561">
            <text:p>-38.8741526673</text:p>
          </table:table-cell>
          <table:table-cell office:value-type="float" office:value="16445">
            <text:p>16445</text:p>
          </table:table-cell>
          <table:table-cell office:value-type="float" office:value="9255">
            <text:p>9255</text:p>
          </table:table-cell>
          <table:table-cell office:value-type="float" office:value="25757">
            <text:p>25757</text:p>
          </table:table-cell>
          <table:table-cell table:formula="of:=100 * (([.L37]/[.N37]) - ([.M37]/[.N37]))" office:value-type="float" office:value="27.9147416236363">
            <text:p>27.9147416236</text:p>
          </table:table-cell>
          <table:table-cell table:formula="of:=AVERAGE([.G37];[.K37];[.O37])" office:value-type="float" office:value="-25.9849047404599">
            <text:p>-25.9849047405</text:p>
          </table:table-cell>
        </table:table-row>
        <table:table-row table:style-name="ro2">
          <table:table-cell office:value-type="float" office:value="154478">
            <text:p>154478</text:p>
          </table:table-cell>
          <table:table-cell office:value-type="float" office:value="7">
            <text:p>7</text:p>
          </table:table-cell>
          <table:table-cell office:value-type="string">
            <text:p>04A</text:p>
          </table:table-cell>
          <table:table-cell office:value-type="float" office:value="7538">
            <text:p>7538</text:p>
          </table:table-cell>
          <table:table-cell office:value-type="float" office:value="6424">
            <text:p>6424</text:p>
          </table:table-cell>
          <table:table-cell office:value-type="float" office:value="13979">
            <text:p>13979</text:p>
          </table:table-cell>
          <table:table-cell table:formula="of:=100 * (([.D38]/[.F38]) - ([.E38]/[.F38]))" office:value-type="float" office:value="7.9690965018957">
            <text:p>7.9690965019</text:p>
          </table:table-cell>
          <table:table-cell office:value-type="float" office:value="11472">
            <text:p>11472</text:p>
          </table:table-cell>
          <table:table-cell office:value-type="float" office:value="9492">
            <text:p>9492</text:p>
          </table:table-cell>
          <table:table-cell office:value-type="float" office:value="21007">
            <text:p>21007</text:p>
          </table:table-cell>
          <table:table-cell table:formula="of:=100 * (([.H38]/[.J38]) - ([.I38]/[.J38]))" office:value-type="float" office:value="9.42542961869853">
            <text:p>9.4254296187</text:p>
          </table:table-cell>
          <table:table-cell office:value-type="float" office:value="6160">
            <text:p>6160</text:p>
          </table:table-cell>
          <table:table-cell office:value-type="float" office:value="8002">
            <text:p>8002</text:p>
          </table:table-cell>
          <table:table-cell office:value-type="float" office:value="14176">
            <text:p>14176</text:p>
          </table:table-cell>
          <table:table-cell table:formula="of:=100 * (([.L38]/[.N38]) - ([.M38]/[.N38]))" office:value-type="float" office:value="-12.9937923250564">
            <text:p>-12.9937923251</text:p>
          </table:table-cell>
          <table:table-cell table:formula="of:=AVERAGE([.G38];[.K38];[.O38])" office:value-type="float" office:value="1.46691126517926">
            <text:p>1.4669112652</text:p>
          </table:table-cell>
        </table:table-row>
        <table:table-row table:style-name="ro2">
          <table:table-cell office:value-type="float" office:value="154503">
            <text:p>154503</text:p>
          </table:table-cell>
          <table:table-cell office:value-type="float" office:value="44">
            <text:p>44</text:p>
          </table:table-cell>
          <table:table-cell office:value-type="string">
            <text:p>22B</text:p>
          </table:table-cell>
          <table:table-cell office:value-type="float" office:value="10262">
            <text:p>10262</text:p>
          </table:table-cell>
          <table:table-cell office:value-type="float" office:value="9292">
            <text:p>9292</text:p>
          </table:table-cell>
          <table:table-cell office:value-type="float" office:value="19573">
            <text:p>19573</text:p>
          </table:table-cell>
          <table:table-cell table:formula="of:=100 * (([.D39]/[.F39]) - ([.E39]/[.F39]))" office:value-type="float" office:value="4.95580646809381">
            <text:p>4.9558064681</text:p>
          </table:table-cell>
          <table:table-cell office:value-type="float" office:value="13137">
            <text:p>13137</text:p>
          </table:table-cell>
          <table:table-cell office:value-type="float" office:value="9235">
            <text:p>9235</text:p>
          </table:table-cell>
          <table:table-cell office:value-type="float" office:value="22387">
            <text:p>22387</text:p>
          </table:table-cell>
          <table:table-cell table:formula="of:=100 * (([.H39]/[.J39]) - ([.I39]/[.J39]))" office:value-type="float" office:value="17.4297583418948">
            <text:p>17.4297583419</text:p>
          </table:table-cell>
          <table:table-cell office:value-type="float" office:value="5176">
            <text:p>5176</text:p>
          </table:table-cell>
          <table:table-cell office:value-type="float" office:value="11045">
            <text:p>11045</text:p>
          </table:table-cell>
          <table:table-cell office:value-type="float" office:value="16243">
            <text:p>16243</text:p>
          </table:table-cell>
          <table:table-cell table:formula="of:=100 * (([.L39]/[.N39]) - ([.M39]/[.N39]))" office:value-type="float" office:value="-36.1324878409161">
            <text:p>-36.1324878409</text:p>
          </table:table-cell>
          <table:table-cell table:formula="of:=AVERAGE([.G39];[.K39];[.O39])" office:value-type="float" office:value="-4.58230767697581">
            <text:p>-4.582307677</text:p>
          </table:table-cell>
        </table:table-row>
        <table:table-row table:style-name="ro2">
          <table:table-cell office:value-type="float" office:value="154531">
            <text:p>154531</text:p>
          </table:table-cell>
          <table:table-cell office:value-type="float" office:value="45">
            <text:p>45</text:p>
          </table:table-cell>
          <table:table-cell office:value-type="string">
            <text:p>23A</text:p>
          </table:table-cell>
          <table:table-cell office:value-type="float" office:value="13623">
            <text:p>13623</text:p>
          </table:table-cell>
          <table:table-cell office:value-type="float" office:value="8043">
            <text:p>8043</text:p>
          </table:table-cell>
          <table:table-cell office:value-type="float" office:value="21688">
            <text:p>21688</text:p>
          </table:table-cell>
          <table:table-cell table:formula="of:=100 * (([.D40]/[.F40]) - ([.E40]/[.F40]))" office:value-type="float" office:value="25.7285134636665">
            <text:p>25.7285134637</text:p>
          </table:table-cell>
          <table:table-cell office:value-type="float" office:value="15319">
            <text:p>15319</text:p>
          </table:table-cell>
          <table:table-cell office:value-type="float" office:value="9483">
            <text:p>9483</text:p>
          </table:table-cell>
          <table:table-cell office:value-type="float" office:value="24821">
            <text:p>24821</text:p>
          </table:table-cell>
          <table:table-cell table:formula="of:=100 * (([.H40]/[.J40]) - ([.I40]/[.J40]))" office:value-type="float" office:value="23.5123484146489">
            <text:p>23.5123484146</text:p>
          </table:table-cell>
          <table:table-cell office:value-type="float" office:value="6420">
            <text:p>6420</text:p>
          </table:table-cell>
          <table:table-cell office:value-type="float" office:value="13322">
            <text:p>13322</text:p>
          </table:table-cell>
          <table:table-cell office:value-type="float" office:value="20062">
            <text:p>20062</text:p>
          </table:table-cell>
          <table:table-cell table:formula="of:=100 * (([.L40]/[.N40]) - ([.M40]/[.N40]))" office:value-type="float" office:value="-34.4033496161898">
            <text:p>-34.4033496162</text:p>
          </table:table-cell>
          <table:table-cell table:formula="of:=AVERAGE([.G40];[.K40];[.O40])" office:value-type="float" office:value="4.94583742070854">
            <text:p>4.9458374207</text:p>
          </table:table-cell>
        </table:table-row>
        <table:table-row table:style-name="ro2">
          <table:table-cell office:value-type="float" office:value="154555">
            <text:p>154555</text:p>
          </table:table-cell>
          <table:table-cell office:value-type="float" office:value="43">
            <text:p>43</text:p>
          </table:table-cell>
          <table:table-cell office:value-type="string">
            <text:p>22A</text:p>
          </table:table-cell>
          <table:table-cell office:value-type="float" office:value="11008">
            <text:p>11008</text:p>
          </table:table-cell>
          <table:table-cell office:value-type="float" office:value="8622">
            <text:p>8622</text:p>
          </table:table-cell>
          <table:table-cell office:value-type="float" office:value="19644">
            <text:p>19644</text:p>
          </table:table-cell>
          <table:table-cell table:formula="of:=100 * (([.D41]/[.F41]) - ([.E41]/[.F41]))" office:value-type="float" office:value="12.1462024027693">
            <text:p>12.1462024028</text:p>
          </table:table-cell>
          <table:table-cell office:value-type="float" office:value="13213">
            <text:p>13213</text:p>
          </table:table-cell>
          <table:table-cell office:value-type="float" office:value="9532">
            <text:p>9532</text:p>
          </table:table-cell>
          <table:table-cell office:value-type="float" office:value="22763">
            <text:p>22763</text:p>
          </table:table-cell>
          <table:table-cell table:formula="of:=100 * (([.H41]/[.J41]) - ([.I41]/[.J41]))" office:value-type="float" office:value="16.1709792206651">
            <text:p>16.1709792207</text:p>
          </table:table-cell>
          <table:table-cell office:value-type="float" office:value="7268">
            <text:p>7268</text:p>
          </table:table-cell>
          <table:table-cell office:value-type="float" office:value="10149">
            <text:p>10149</text:p>
          </table:table-cell>
          <table:table-cell office:value-type="float" office:value="17434">
            <text:p>17434</text:p>
          </table:table-cell>
          <table:table-cell table:formula="of:=100 * (([.L41]/[.N41]) - ([.M41]/[.N41]))" office:value-type="float" office:value="-16.5251806814271">
            <text:p>-16.5251806814</text:p>
          </table:table-cell>
          <table:table-cell table:formula="of:=AVERAGE([.G41];[.K41];[.O41])" office:value-type="float" office:value="3.93066698066911">
            <text:p>3.9306669807</text:p>
          </table:table-cell>
        </table:table-row>
        <table:table-row table:style-name="ro2">
          <table:table-cell office:value-type="float" office:value="154579">
            <text:p>154579</text:p>
          </table:table-cell>
          <table:table-cell office:value-type="float" office:value="31">
            <text:p>31</text:p>
          </table:table-cell>
          <table:table-cell office:value-type="string">
            <text:p>16A</text:p>
          </table:table-cell>
          <table:table-cell office:value-type="float" office:value="10688">
            <text:p>10688</text:p>
          </table:table-cell>
          <table:table-cell office:value-type="float" office:value="10586">
            <text:p>10586</text:p>
          </table:table-cell>
          <table:table-cell office:value-type="float" office:value="21300">
            <text:p>21300</text:p>
          </table:table-cell>
          <table:table-cell table:formula="of:=100 * (([.D42]/[.F42]) - ([.E42]/[.F42]))" office:value-type="float" office:value="0.478873239436617">
            <text:p>0.4788732394</text:p>
          </table:table-cell>
          <table:table-cell office:value-type="float" office:value="13435">
            <text:p>13435</text:p>
          </table:table-cell>
          <table:table-cell office:value-type="float" office:value="12135">
            <text:p>12135</text:p>
          </table:table-cell>
          <table:table-cell office:value-type="float" office:value="25605">
            <text:p>25605</text:p>
          </table:table-cell>
          <table:table-cell table:formula="of:=100 * (([.H42]/[.J42]) - ([.I42]/[.J42]))" office:value-type="float" office:value="5.0771333723882">
            <text:p>5.0771333724</text:p>
          </table:table-cell>
          <table:table-cell office:value-type="float" office:value="8976">
            <text:p>8976</text:p>
          </table:table-cell>
          <table:table-cell office:value-type="float" office:value="10724">
            <text:p>10724</text:p>
          </table:table-cell>
          <table:table-cell office:value-type="float" office:value="19713">
            <text:p>19713</text:p>
          </table:table-cell>
          <table:table-cell table:formula="of:=100 * (([.L42]/[.N42]) - ([.M42]/[.N42]))" office:value-type="float" office:value="-8.86724496525136">
            <text:p>-8.8672449653</text:p>
          </table:table-cell>
          <table:table-cell table:formula="of:=AVERAGE([.G42];[.K42];[.O42])" office:value-type="float" office:value="-1.10374611780885">
            <text:p>-1.1037461178</text:p>
          </table:table-cell>
        </table:table-row>
        <table:table-row table:style-name="ro2">
          <table:table-cell office:value-type="float" office:value="154613">
            <text:p>154613</text:p>
          </table:table-cell>
          <table:table-cell office:value-type="float" office:value="23">
            <text:p>23</text:p>
          </table:table-cell>
          <table:table-cell office:value-type="string">
            <text:p>12A</text:p>
          </table:table-cell>
          <table:table-cell office:value-type="float" office:value="14091">
            <text:p>14091</text:p>
          </table:table-cell>
          <table:table-cell office:value-type="float" office:value="13320">
            <text:p>13320</text:p>
          </table:table-cell>
          <table:table-cell office:value-type="float" office:value="27442">
            <text:p>27442</text:p>
          </table:table-cell>
          <table:table-cell table:formula="of:=100 * (([.D43]/[.F43]) - ([.E43]/[.F43]))" office:value-type="float" office:value="2.80956198527804">
            <text:p>2.8095619853</text:p>
          </table:table-cell>
          <table:table-cell office:value-type="float" office:value="17290">
            <text:p>17290</text:p>
          </table:table-cell>
          <table:table-cell office:value-type="float" office:value="13331">
            <text:p>13331</text:p>
          </table:table-cell>
          <table:table-cell office:value-type="float" office:value="31427">
            <text:p>31427</text:p>
          </table:table-cell>
          <table:table-cell table:formula="of:=100 * (([.H43]/[.J43]) - ([.I43]/[.J43]))" office:value-type="float" office:value="12.5974480542209">
            <text:p>12.5974480542</text:p>
          </table:table-cell>
          <table:table-cell office:value-type="float" office:value="9495">
            <text:p>9495</text:p>
          </table:table-cell>
          <table:table-cell office:value-type="float" office:value="14469">
            <text:p>14469</text:p>
          </table:table-cell>
          <table:table-cell office:value-type="float" office:value="24678">
            <text:p>24678</text:p>
          </table:table-cell>
          <table:table-cell table:formula="of:=100 * (([.L43]/[.N43]) - ([.M43]/[.N43]))" office:value-type="float" office:value="-20.1556041818624">
            <text:p>-20.1556041819</text:p>
          </table:table-cell>
          <table:table-cell table:formula="of:=AVERAGE([.G43];[.K43];[.O43])" office:value-type="float" office:value="-1.58286471412115">
            <text:p>-1.5828647141</text:p>
          </table:table-cell>
        </table:table-row>
        <table:table-row table:style-name="ro2">
          <table:table-cell office:value-type="float" office:value="154635">
            <text:p>154635</text:p>
          </table:table-cell>
          <table:table-cell office:value-type="float" office:value="32">
            <text:p>32</text:p>
          </table:table-cell>
          <table:table-cell office:value-type="string">
            <text:p>16B</text:p>
          </table:table-cell>
          <table:table-cell office:value-type="float" office:value="11425">
            <text:p>11425</text:p>
          </table:table-cell>
          <table:table-cell office:value-type="float" office:value="8931">
            <text:p>8931</text:p>
          </table:table-cell>
          <table:table-cell office:value-type="float" office:value="20369">
            <text:p>20369</text:p>
          </table:table-cell>
          <table:table-cell table:formula="of:=100 * (([.D44]/[.F44]) - ([.E44]/[.F44]))" office:value-type="float" office:value="12.244096421032">
            <text:p>12.244096421</text:p>
          </table:table-cell>
          <table:table-cell office:value-type="float" office:value="12750">
            <text:p>12750</text:p>
          </table:table-cell>
          <table:table-cell office:value-type="float" office:value="10749">
            <text:p>10749</text:p>
          </table:table-cell>
          <table:table-cell office:value-type="float" office:value="23519">
            <text:p>23519</text:p>
          </table:table-cell>
          <table:table-cell table:formula="of:=100 * (([.H44]/[.J44]) - ([.I44]/[.J44]))" office:value-type="float" office:value="8.50801479654747">
            <text:p>8.5080147965</text:p>
          </table:table-cell>
          <table:table-cell office:value-type="float" office:value="2651">
            <text:p>2651</text:p>
          </table:table-cell>
          <table:table-cell office:value-type="float" office:value="13940">
            <text:p>13940</text:p>
          </table:table-cell>
          <table:table-cell office:value-type="float" office:value="16832">
            <text:p>16832</text:p>
          </table:table-cell>
          <table:table-cell table:formula="of:=100 * (([.L44]/[.N44]) - ([.M44]/[.N44]))" office:value-type="float" office:value="-67.0686787072243">
            <text:p>-67.0686787072</text:p>
          </table:table-cell>
          <table:table-cell table:formula="of:=AVERAGE([.G44];[.K44];[.O44])" office:value-type="float" office:value="-15.4388558298816">
            <text:p>-15.4388558299</text:p>
          </table:table-cell>
        </table:table-row>
        <table:table-row table:style-name="ro2">
          <table:table-cell office:value-type="float" office:value="154659">
            <text:p>154659</text:p>
          </table:table-cell>
          <table:table-cell office:value-type="float" office:value="33">
            <text:p>33</text:p>
          </table:table-cell>
          <table:table-cell office:value-type="string">
            <text:p>17A</text:p>
          </table:table-cell>
          <table:table-cell office:value-type="float" office:value="11114">
            <text:p>11114</text:p>
          </table:table-cell>
          <table:table-cell office:value-type="float" office:value="13327">
            <text:p>13327</text:p>
          </table:table-cell>
          <table:table-cell office:value-type="float" office:value="24465">
            <text:p>24465</text:p>
          </table:table-cell>
          <table:table-cell table:formula="of:=100 * (([.D45]/[.F45]) - ([.E45]/[.F45]))" office:value-type="float" office:value="-9.04557531166973">
            <text:p>-9.0455753117</text:p>
          </table:table-cell>
          <table:table-cell office:value-type="float" office:value="11636">
            <text:p>11636</text:p>
          </table:table-cell>
          <table:table-cell office:value-type="float" office:value="16491">
            <text:p>16491</text:p>
          </table:table-cell>
          <table:table-cell office:value-type="float" office:value="28165">
            <text:p>28165</text:p>
          </table:table-cell>
          <table:table-cell table:formula="of:=100 * (([.H45]/[.J45]) - ([.I45]/[.J45]))" office:value-type="float" office:value="-17.2377063731582">
            <text:p>-17.2377063732</text:p>
          </table:table-cell>
          <table:table-cell office:value-type="float" office:value="10041">
            <text:p>10041</text:p>
          </table:table-cell>
          <table:table-cell office:value-type="float" office:value="12064">
            <text:p>12064</text:p>
          </table:table-cell>
          <table:table-cell office:value-type="float" office:value="22169">
            <text:p>22169</text:p>
          </table:table-cell>
          <table:table-cell table:formula="of:=100 * (([.L45]/[.N45]) - ([.M45]/[.N45]))" office:value-type="float" office:value="-9.12535522576571">
            <text:p>-9.1253552258</text:p>
          </table:table-cell>
          <table:table-cell table:formula="of:=AVERAGE([.G45];[.K45];[.O45])" office:value-type="float" office:value="-11.8028789701979">
            <text:p>-11.8028789702</text:p>
          </table:table-cell>
        </table:table-row>
        <table:table-row table:style-name="ro2">
          <table:table-cell office:value-type="float" office:value="154697">
            <text:p>154697</text:p>
          </table:table-cell>
          <table:table-cell office:value-type="float" office:value="34">
            <text:p>34</text:p>
          </table:table-cell>
          <table:table-cell office:value-type="string">
            <text:p>17B</text:p>
          </table:table-cell>
          <table:table-cell office:value-type="float" office:value="9372">
            <text:p>9372</text:p>
          </table:table-cell>
          <table:table-cell office:value-type="float" office:value="10542">
            <text:p>10542</text:p>
          </table:table-cell>
          <table:table-cell office:value-type="float" office:value="19934">
            <text:p>19934</text:p>
          </table:table-cell>
          <table:table-cell table:formula="of:=100 * (([.D46]/[.F46]) - ([.E46]/[.F46]))" office:value-type="float" office:value="-5.86936891742751">
            <text:p>-5.8693689174</text:p>
          </table:table-cell>
          <table:table-cell office:value-type="float" office:value="10947">
            <text:p>10947</text:p>
          </table:table-cell>
          <table:table-cell office:value-type="float" office:value="12987">
            <text:p>12987</text:p>
          </table:table-cell>
          <table:table-cell office:value-type="float" office:value="23969">
            <text:p>23969</text:p>
          </table:table-cell>
          <table:table-cell table:formula="of:=100 * (([.H46]/[.J46]) - ([.I46]/[.J46]))" office:value-type="float" office:value="-8.51099336643165">
            <text:p>-8.5109933664</text:p>
          </table:table-cell>
          <table:table-cell office:value-type="float" office:value="7948">
            <text:p>7948</text:p>
          </table:table-cell>
          <table:table-cell office:value-type="float" office:value="10739">
            <text:p>10739</text:p>
          </table:table-cell>
          <table:table-cell office:value-type="float" office:value="18748">
            <text:p>18748</text:p>
          </table:table-cell>
          <table:table-cell table:formula="of:=100 * (([.L46]/[.N46]) - ([.M46]/[.N46]))" office:value-type="float" office:value="-14.8869212716023">
            <text:p>-14.8869212716</text:p>
          </table:table-cell>
          <table:table-cell table:formula="of:=AVERAGE([.G46];[.K46];[.O46])" office:value-type="float" office:value="-9.75576118515382">
            <text:p>-9.7557611852</text:p>
          </table:table-cell>
        </table:table-row>
        <table:table-row table:style-name="ro2">
          <table:table-cell office:value-type="float" office:value="154715">
            <text:p>154715</text:p>
          </table:table-cell>
          <table:table-cell office:value-type="float" office:value="24">
            <text:p>24</text:p>
          </table:table-cell>
          <table:table-cell office:value-type="string">
            <text:p>12B</text:p>
          </table:table-cell>
          <table:table-cell office:value-type="float" office:value="18390">
            <text:p>18390</text:p>
          </table:table-cell>
          <table:table-cell office:value-type="float" office:value="11437">
            <text:p>11437</text:p>
          </table:table-cell>
          <table:table-cell office:value-type="float" office:value="29856">
            <text:p>29856</text:p>
          </table:table-cell>
          <table:table-cell table:formula="of:=100 * (([.D47]/[.F47]) - ([.E47]/[.F47]))" office:value-type="float" office:value="23.2884512325831">
            <text:p>23.2884512326</text:p>
          </table:table-cell>
          <table:table-cell office:value-type="float" office:value="20527">
            <text:p>20527</text:p>
          </table:table-cell>
          <table:table-cell office:value-type="float" office:value="15715">
            <text:p>15715</text:p>
          </table:table-cell>
          <table:table-cell office:value-type="float" office:value="36674">
            <text:p>36674</text:p>
          </table:table-cell>
          <table:table-cell table:formula="of:=100 * (([.H47]/[.J47]) - ([.I47]/[.J47]))" office:value-type="float" office:value="13.1210121612041">
            <text:p>13.1210121612</text:p>
          </table:table-cell>
          <table:table-cell office:value-type="float" office:value="5113">
            <text:p>5113</text:p>
          </table:table-cell>
          <table:table-cell office:value-type="float" office:value="19801">
            <text:p>19801</text:p>
          </table:table-cell>
          <table:table-cell office:value-type="float" office:value="26370">
            <text:p>26370</text:p>
          </table:table-cell>
          <table:table-cell table:formula="of:=100 * (([.L47]/[.N47]) - ([.M47]/[.N47]))" office:value-type="float" office:value="-55.6996587030717">
            <text:p>-55.6996587031</text:p>
          </table:table-cell>
          <table:table-cell table:formula="of:=AVERAGE([.G47];[.K47];[.O47])" office:value-type="float" office:value="-6.43006510309483">
            <text:p>-6.4300651031</text:p>
          </table:table-cell>
        </table:table-row>
        <table:table-row table:style-name="ro2">
          <table:table-cell office:value-type="float" office:value="154756">
            <text:p>154756</text:p>
          </table:table-cell>
          <table:table-cell office:value-type="float" office:value="35">
            <text:p>35</text:p>
          </table:table-cell>
          <table:table-cell office:value-type="string">
            <text:p>18A</text:p>
          </table:table-cell>
          <table:table-cell office:value-type="float" office:value="13106">
            <text:p>13106</text:p>
          </table:table-cell>
          <table:table-cell office:value-type="float" office:value="12073">
            <text:p>12073</text:p>
          </table:table-cell>
          <table:table-cell office:value-type="float" office:value="25199">
            <text:p>25199</text:p>
          </table:table-cell>
          <table:table-cell table:formula="of:=100 * (([.D48]/[.F48]) - ([.E48]/[.F48]))" office:value-type="float" office:value="4.09936902258027">
            <text:p>4.0993690226</text:p>
          </table:table-cell>
          <table:table-cell office:value-type="float" office:value="17355">
            <text:p>17355</text:p>
          </table:table-cell>
          <table:table-cell office:value-type="float" office:value="13597">
            <text:p>13597</text:p>
          </table:table-cell>
          <table:table-cell office:value-type="float" office:value="30992">
            <text:p>30992</text:p>
          </table:table-cell>
          <table:table-cell table:formula="of:=100 * (([.H48]/[.J48]) - ([.I48]/[.J48]))" office:value-type="float" office:value="12.1257098606092">
            <text:p>12.1257098606</text:p>
          </table:table-cell>
          <table:table-cell office:value-type="float" office:value="6221">
            <text:p>6221</text:p>
          </table:table-cell>
          <table:table-cell office:value-type="float" office:value="16162">
            <text:p>16162</text:p>
          </table:table-cell>
          <table:table-cell office:value-type="float" office:value="22575">
            <text:p>22575</text:p>
          </table:table-cell>
          <table:table-cell table:formula="of:=100 * (([.L48]/[.N48]) - ([.M48]/[.N48]))" office:value-type="float" office:value="-44.0354374307863">
            <text:p>-44.0354374308</text:p>
          </table:table-cell>
          <table:table-cell table:formula="of:=AVERAGE([.G48];[.K48];[.O48])" office:value-type="float" office:value="-9.2701195158656">
            <text:p>-9.2701195159</text:p>
          </table:table-cell>
        </table:table-row>
        <table:table-row table:style-name="ro2">
          <table:table-cell office:value-type="float" office:value="154786">
            <text:p>154786</text:p>
          </table:table-cell>
          <table:table-cell office:value-type="float" office:value="25">
            <text:p>25</text:p>
          </table:table-cell>
          <table:table-cell office:value-type="string">
            <text:p>13A</text:p>
          </table:table-cell>
          <table:table-cell office:value-type="float" office:value="14046">
            <text:p>14046</text:p>
          </table:table-cell>
          <table:table-cell office:value-type="float" office:value="14006">
            <text:p>14006</text:p>
          </table:table-cell>
          <table:table-cell office:value-type="float" office:value="28093">
            <text:p>28093</text:p>
          </table:table-cell>
          <table:table-cell table:formula="of:=100 * (([.D49]/[.F49]) - ([.E49]/[.F49]))" office:value-type="float" office:value="0.142384223827996">
            <text:p>0.1423842238</text:p>
          </table:table-cell>
          <table:table-cell office:value-type="float" office:value="17219">
            <text:p>17219</text:p>
          </table:table-cell>
          <table:table-cell office:value-type="float" office:value="21251">
            <text:p>21251</text:p>
          </table:table-cell>
          <table:table-cell office:value-type="float" office:value="38527">
            <text:p>38527</text:p>
          </table:table-cell>
          <table:table-cell table:formula="of:=100 * (([.H49]/[.J49]) - ([.I49]/[.J49]))" office:value-type="float" office:value="-10.4653879097776">
            <text:p>-10.4653879098</text:p>
          </table:table-cell>
          <table:table-cell office:value-type="float" office:value="13144">
            <text:p>13144</text:p>
          </table:table-cell>
          <table:table-cell office:value-type="float" office:value="16118">
            <text:p>16118</text:p>
          </table:table-cell>
          <table:table-cell office:value-type="float" office:value="29304">
            <text:p>29304</text:p>
          </table:table-cell>
          <table:table-cell table:formula="of:=100 * (([.L49]/[.N49]) - ([.M49]/[.N49]))" office:value-type="float" office:value="-10.1487851487851">
            <text:p>-10.1487851488</text:p>
          </table:table-cell>
          <table:table-cell table:formula="of:=AVERAGE([.G49];[.K49];[.O49])" office:value-type="float" office:value="-6.82392961157824">
            <text:p>-6.8239296116</text:p>
          </table:table-cell>
        </table:table-row>
        <table:table-row table:style-name="ro2">
          <table:table-cell office:value-type="float" office:value="154818">
            <text:p>154818</text:p>
          </table:table-cell>
          <table:table-cell office:value-type="float" office:value="46">
            <text:p>46</text:p>
          </table:table-cell>
          <table:table-cell office:value-type="string">
            <text:p>23B</text:p>
          </table:table-cell>
          <table:table-cell office:value-type="float" office:value="15940">
            <text:p>15940</text:p>
          </table:table-cell>
          <table:table-cell office:value-type="float" office:value="14048">
            <text:p>14048</text:p>
          </table:table-cell>
          <table:table-cell office:value-type="float" office:value="30022">
            <text:p>30022</text:p>
          </table:table-cell>
          <table:table-cell table:formula="of:=100 * (([.D50]/[.F50]) - ([.E50]/[.F50]))" office:value-type="float" office:value="6.30204516687763">
            <text:p>6.3020451669</text:p>
          </table:table-cell>
          <table:table-cell office:value-type="float" office:value="17868">
            <text:p>17868</text:p>
          </table:table-cell>
          <table:table-cell office:value-type="float" office:value="18111">
            <text:p>18111</text:p>
          </table:table-cell>
          <table:table-cell office:value-type="float" office:value="36038">
            <text:p>36038</text:p>
          </table:table-cell>
          <table:table-cell table:formula="of:=100 * (([.H50]/[.J50]) - ([.I50]/[.J50]))" office:value-type="float" office:value="-0.674288251290311">
            <text:p>-0.6742882513</text:p>
          </table:table-cell>
          <table:table-cell office:value-type="float" office:value="9118">
            <text:p>9118</text:p>
          </table:table-cell>
          <table:table-cell office:value-type="float" office:value="16487">
            <text:p>16487</text:p>
          </table:table-cell>
          <table:table-cell office:value-type="float" office:value="27609">
            <text:p>27609</text:p>
          </table:table-cell>
          <table:table-cell table:formula="of:=100 * (([.L50]/[.N50]) - ([.M50]/[.N50]))" office:value-type="float" office:value="-26.6905719149553">
            <text:p>-26.690571915</text:p>
          </table:table-cell>
          <table:table-cell table:formula="of:=AVERAGE([.G50];[.K50];[.O50])" office:value-type="float" office:value="-7.02093833312265">
            <text:p>-7.0209383331</text:p>
          </table:table-cell>
        </table:table-row>
        <table:table-row table:style-name="ro2">
          <table:table-cell office:value-type="float" office:value="154853">
            <text:p>154853</text:p>
          </table:table-cell>
          <table:table-cell office:value-type="float" office:value="53">
            <text:p>53</text:p>
          </table:table-cell>
          <table:table-cell office:value-type="string">
            <text:p>27A</text:p>
          </table:table-cell>
          <table:table-cell office:value-type="float" office:value="11251">
            <text:p>11251</text:p>
          </table:table-cell>
          <table:table-cell office:value-type="float" office:value="11229">
            <text:p>11229</text:p>
          </table:table-cell>
          <table:table-cell office:value-type="float" office:value="22507">
            <text:p>22507</text:p>
          </table:table-cell>
          <table:table-cell table:formula="of:=100 * (([.D51]/[.F51]) - ([.E51]/[.F51]))" office:value-type="float" office:value="0.0977473674856732">
            <text:p>0.0977473675</text:p>
          </table:table-cell>
          <table:table-cell office:value-type="float" office:value="11360">
            <text:p>11360</text:p>
          </table:table-cell>
          <table:table-cell office:value-type="float" office:value="14289">
            <text:p>14289</text:p>
          </table:table-cell>
          <table:table-cell office:value-type="float" office:value="25678">
            <text:p>25678</text:p>
          </table:table-cell>
          <table:table-cell table:formula="of:=100 * (([.H51]/[.J51]) - ([.I51]/[.J51]))" office:value-type="float" office:value="-11.4066516083807">
            <text:p>-11.4066516084</text:p>
          </table:table-cell>
          <table:table-cell office:value-type="float" office:value="9293">
            <text:p>9293</text:p>
          </table:table-cell>
          <table:table-cell office:value-type="float" office:value="10541">
            <text:p>10541</text:p>
          </table:table-cell>
          <table:table-cell office:value-type="float" office:value="20118">
            <text:p>20118</text:p>
          </table:table-cell>
          <table:table-cell table:formula="of:=100 * (([.L51]/[.N51]) - ([.M51]/[.N51]))" office:value-type="float" office:value="-6.20339994035192">
            <text:p>-6.2033999404</text:p>
          </table:table-cell>
          <table:table-cell table:formula="of:=AVERAGE([.G51];[.K51];[.O51])" office:value-type="float" office:value="-5.83743472708232">
            <text:p>-5.8374347271</text:p>
          </table:table-cell>
        </table:table-row>
        <table:table-row table:style-name="ro2">
          <table:table-cell office:value-type="float" office:value="154871">
            <text:p>154871</text:p>
          </table:table-cell>
          <table:table-cell office:value-type="float" office:value="54">
            <text:p>54</text:p>
          </table:table-cell>
          <table:table-cell office:value-type="string">
            <text:p>27B</text:p>
          </table:table-cell>
          <table:table-cell office:value-type="float" office:value="8523">
            <text:p>8523</text:p>
          </table:table-cell>
          <table:table-cell office:value-type="float" office:value="10593">
            <text:p>10593</text:p>
          </table:table-cell>
          <table:table-cell office:value-type="float" office:value="19143">
            <text:p>19143</text:p>
          </table:table-cell>
          <table:table-cell table:formula="of:=100 * (([.D52]/[.F52]) - ([.E52]/[.F52]))" office:value-type="float" office:value="-10.8133521391631">
            <text:p>-10.8133521392</text:p>
          </table:table-cell>
          <table:table-cell office:value-type="float" office:value="8059">
            <text:p>8059</text:p>
          </table:table-cell>
          <table:table-cell office:value-type="float" office:value="14429">
            <text:p>14429</text:p>
          </table:table-cell>
          <table:table-cell office:value-type="float" office:value="22517">
            <text:p>22517</text:p>
          </table:table-cell>
          <table:table-cell table:formula="of:=100 * (([.H52]/[.J52]) - ([.I52]/[.J52]))" office:value-type="float" office:value="-28.289736643425">
            <text:p>-28.2897366434</text:p>
          </table:table-cell>
          <table:table-cell office:value-type="float" office:value="9585">
            <text:p>9585</text:p>
          </table:table-cell>
          <table:table-cell office:value-type="float" office:value="7462">
            <text:p>7462</text:p>
          </table:table-cell>
          <table:table-cell office:value-type="float" office:value="17100">
            <text:p>17100</text:p>
          </table:table-cell>
          <table:table-cell table:formula="of:=100 * (([.L52]/[.N52]) - ([.M52]/[.N52]))" office:value-type="float" office:value="12.4152046783626">
            <text:p>12.4152046784</text:p>
          </table:table-cell>
          <table:table-cell table:formula="of:=AVERAGE([.G52];[.K52];[.O52])" office:value-type="float" office:value="-8.89596136807518">
            <text:p>-8.8959613681</text:p>
          </table:table-cell>
        </table:table-row>
        <table:table-row table:style-name="ro2">
          <table:table-cell office:value-type="float" office:value="154890">
            <text:p>154890</text:p>
          </table:table-cell>
          <table:table-cell office:value-type="float" office:value="51">
            <text:p>51</text:p>
          </table:table-cell>
          <table:table-cell office:value-type="string">
            <text:p>26A</text:p>
          </table:table-cell>
          <table:table-cell office:value-type="float" office:value="13354">
            <text:p>13354</text:p>
          </table:table-cell>
          <table:table-cell office:value-type="float" office:value="14432">
            <text:p>14432</text:p>
          </table:table-cell>
          <table:table-cell office:value-type="float" office:value="27833">
            <text:p>27833</text:p>
          </table:table-cell>
          <table:table-cell table:formula="of:=100 * (([.D53]/[.F53]) - ([.E53]/[.F53]))" office:value-type="float" office:value="-3.87310027665002">
            <text:p>-3.8731002767</text:p>
          </table:table-cell>
          <table:table-cell office:value-type="float" office:value="14438">
            <text:p>14438</text:p>
          </table:table-cell>
          <table:table-cell office:value-type="float" office:value="21652">
            <text:p>21652</text:p>
          </table:table-cell>
          <table:table-cell office:value-type="float" office:value="36144">
            <text:p>36144</text:p>
          </table:table-cell>
          <table:table-cell table:formula="of:=100 * (([.H53]/[.J53]) - ([.I53]/[.J53]))" office:value-type="float" office:value="-19.9590526781762">
            <text:p>-19.9590526782</text:p>
          </table:table-cell>
          <table:table-cell office:value-type="float" office:value="14023">
            <text:p>14023</text:p>
          </table:table-cell>
          <table:table-cell office:value-type="float" office:value="12629">
            <text:p>12629</text:p>
          </table:table-cell>
          <table:table-cell office:value-type="float" office:value="26684">
            <text:p>26684</text:p>
          </table:table-cell>
          <table:table-cell table:formula="of:=100 * (([.L53]/[.N53]) - ([.M53]/[.N53]))" office:value-type="float" office:value="5.22410433218408">
            <text:p>5.2241043322</text:p>
          </table:table-cell>
          <table:table-cell table:formula="of:=AVERAGE([.G53];[.K53];[.O53])" office:value-type="float" office:value="-6.20268287421404">
            <text:p>-6.2026828742</text:p>
          </table:table-cell>
        </table:table-row>
        <table:table-row table:style-name="ro2">
          <table:table-cell office:value-type="float" office:value="154926">
            <text:p>154926</text:p>
          </table:table-cell>
          <table:table-cell office:value-type="float" office:value="52">
            <text:p>52</text:p>
          </table:table-cell>
          <table:table-cell office:value-type="string">
            <text:p>26B</text:p>
          </table:table-cell>
          <table:table-cell office:value-type="float" office:value="19150">
            <text:p>19150</text:p>
          </table:table-cell>
          <table:table-cell office:value-type="float" office:value="17596">
            <text:p>17596</text:p>
          </table:table-cell>
          <table:table-cell office:value-type="float" office:value="36798">
            <text:p>36798</text:p>
          </table:table-cell>
          <table:table-cell table:formula="of:=100 * (([.D54]/[.F54]) - ([.E54]/[.F54]))" office:value-type="float" office:value="4.22305560084787">
            <text:p>4.2230556008</text:p>
          </table:table-cell>
          <table:table-cell office:value-type="float" office:value="21878">
            <text:p>21878</text:p>
          </table:table-cell>
          <table:table-cell office:value-type="float" office:value="24903">
            <text:p>24903</text:p>
          </table:table-cell>
          <table:table-cell office:value-type="float" office:value="46830">
            <text:p>46830</text:p>
          </table:table-cell>
          <table:table-cell table:formula="of:=100 * (([.H54]/[.J54]) - ([.I54]/[.J54]))" office:value-type="float" office:value="-6.45953448644031">
            <text:p>-6.4595344864</text:p>
          </table:table-cell>
          <table:table-cell office:value-type="float" office:value="16497">
            <text:p>16497</text:p>
          </table:table-cell>
          <table:table-cell office:value-type="float" office:value="19112">
            <text:p>19112</text:p>
          </table:table-cell>
          <table:table-cell office:value-type="float" office:value="35793">
            <text:p>35793</text:p>
          </table:table-cell>
          <table:table-cell table:formula="of:=100 * (([.L54]/[.N54]) - ([.M54]/[.N54]))" office:value-type="float" office:value="-7.30589780124606">
            <text:p>-7.3058978012</text:p>
          </table:table-cell>
          <table:table-cell table:formula="of:=AVERAGE([.G54];[.K54];[.O54])" office:value-type="float" office:value="-3.18079222894617">
            <text:p>-3.1807922289</text:p>
          </table:table-cell>
        </table:table-row>
        <table:table-row table:style-name="ro2">
          <table:table-cell office:value-type="float" office:value="154969">
            <text:p>154969</text:p>
          </table:table-cell>
          <table:table-cell office:value-type="float" office:value="37">
            <text:p>37</text:p>
          </table:table-cell>
          <table:table-cell office:value-type="string">
            <text:p>19A</text:p>
          </table:table-cell>
          <table:table-cell office:value-type="float" office:value="14216">
            <text:p>14216</text:p>
          </table:table-cell>
          <table:table-cell office:value-type="float" office:value="17096">
            <text:p>17096</text:p>
          </table:table-cell>
          <table:table-cell office:value-type="float" office:value="31369">
            <text:p>31369</text:p>
          </table:table-cell>
          <table:table-cell table:formula="of:=100 * (([.D55]/[.F55]) - ([.E55]/[.F55]))" office:value-type="float" office:value="-9.18103860499219">
            <text:p>-9.181038605</text:p>
          </table:table-cell>
          <table:table-cell office:value-type="float" office:value="14993">
            <text:p>14993</text:p>
          </table:table-cell>
          <table:table-cell office:value-type="float" office:value="23817">
            <text:p>23817</text:p>
          </table:table-cell>
          <table:table-cell office:value-type="float" office:value="38890">
            <text:p>38890</text:p>
          </table:table-cell>
          <table:table-cell table:formula="of:=100 * (([.H55]/[.J55]) - ([.I55]/[.J55]))" office:value-type="float" office:value="-22.6896374389303">
            <text:p>-22.6896374389</text:p>
          </table:table-cell>
          <table:table-cell office:value-type="float" office:value="13737">
            <text:p>13737</text:p>
          </table:table-cell>
          <table:table-cell office:value-type="float" office:value="13771">
            <text:p>13771</text:p>
          </table:table-cell>
          <table:table-cell office:value-type="float" office:value="27922">
            <text:p>27922</text:p>
          </table:table-cell>
          <table:table-cell table:formula="of:=100 * (([.L55]/[.N55]) - ([.M55]/[.N55]))" office:value-type="float" office:value="-0.121767781677529">
            <text:p>-0.1217677817</text:p>
          </table:table-cell>
          <table:table-cell table:formula="of:=AVERAGE([.G55];[.K55];[.O55])" office:value-type="float" office:value="-10.6641479418667">
            <text:p>-10.6641479419</text:p>
          </table:table-cell>
        </table:table-row>
        <table:table-row table:style-name="ro2">
          <table:table-cell office:value-type="float" office:value="155004">
            <text:p>155004</text:p>
          </table:table-cell>
          <table:table-cell office:value-type="float" office:value="38">
            <text:p>38</text:p>
          </table:table-cell>
          <table:table-cell office:value-type="string">
            <text:p>19B</text:p>
          </table:table-cell>
          <table:table-cell office:value-type="float" office:value="7309">
            <text:p>7309</text:p>
          </table:table-cell>
          <table:table-cell office:value-type="float" office:value="10332">
            <text:p>10332</text:p>
          </table:table-cell>
          <table:table-cell office:value-type="float" office:value="17684">
            <text:p>17684</text:p>
          </table:table-cell>
          <table:table-cell table:formula="of:=100 * (([.D56]/[.F56]) - ([.E56]/[.F56]))" office:value-type="float" office:value="-17.0945487446279">
            <text:p>-17.0945487446</text:p>
          </table:table-cell>
          <table:table-cell office:value-type="float" office:value="9061">
            <text:p>9061</text:p>
          </table:table-cell>
          <table:table-cell office:value-type="float" office:value="15056">
            <text:p>15056</text:p>
          </table:table-cell>
          <table:table-cell office:value-type="float" office:value="24187">
            <text:p>24187</text:p>
          </table:table-cell>
          <table:table-cell table:formula="of:=100 * (([.H56]/[.J56]) - ([.I56]/[.J56]))" office:value-type="float" office:value="-24.7860420887253">
            <text:p>-24.7860420887</text:p>
          </table:table-cell>
          <table:table-cell office:value-type="float" office:value="7938">
            <text:p>7938</text:p>
          </table:table-cell>
          <table:table-cell office:value-type="float" office:value="7394">
            <text:p>7394</text:p>
          </table:table-cell>
          <table:table-cell office:value-type="float" office:value="15702">
            <text:p>15702</text:p>
          </table:table-cell>
          <table:table-cell table:formula="of:=100 * (([.L56]/[.N56]) - ([.M56]/[.N56]))" office:value-type="float" office:value="3.4645268118711">
            <text:p>3.4645268119</text:p>
          </table:table-cell>
          <table:table-cell table:formula="of:=AVERAGE([.G56];[.K56];[.O56])" office:value-type="float" office:value="-12.8053546738274">
            <text:p>-12.8053546738</text:p>
          </table:table-cell>
        </table:table-row>
        <table:table-row table:style-name="ro2">
          <table:table-cell office:value-type="float" office:value="155028">
            <text:p>155028</text:p>
          </table:table-cell>
          <table:table-cell office:value-type="float" office:value="36">
            <text:p>36</text:p>
          </table:table-cell>
          <table:table-cell office:value-type="string">
            <text:p>18B</text:p>
          </table:table-cell>
          <table:table-cell office:value-type="float" office:value="16925">
            <text:p>16925</text:p>
          </table:table-cell>
          <table:table-cell office:value-type="float" office:value="12352">
            <text:p>12352</text:p>
          </table:table-cell>
          <table:table-cell office:value-type="float" office:value="29302">
            <text:p>29302</text:p>
          </table:table-cell>
          <table:table-cell table:formula="of:=100 * (([.D57]/[.F57]) - ([.E57]/[.F57]))" office:value-type="float" office:value="15.6064432461948">
            <text:p>15.6064432462</text:p>
          </table:table-cell>
          <table:table-cell office:value-type="float" office:value="21995">
            <text:p>21995</text:p>
          </table:table-cell>
          <table:table-cell office:value-type="float" office:value="14834">
            <text:p>14834</text:p>
          </table:table-cell>
          <table:table-cell office:value-type="float" office:value="36877">
            <text:p>36877</text:p>
          </table:table-cell>
          <table:table-cell table:formula="of:=100 * (([.H57]/[.J57]) - ([.I57]/[.J57]))" office:value-type="float" office:value="19.4186078043225">
            <text:p>19.4186078043</text:p>
          </table:table-cell>
          <table:table-cell office:value-type="float" office:value="5891">
            <text:p>5891</text:p>
          </table:table-cell>
          <table:table-cell office:value-type="float" office:value="19909">
            <text:p>19909</text:p>
          </table:table-cell>
          <table:table-cell office:value-type="float" office:value="26088">
            <text:p>26088</text:p>
          </table:table-cell>
          <table:table-cell table:formula="of:=100 * (([.L57]/[.N57]) - ([.M57]/[.N57]))" office:value-type="float" office:value="-53.7335173259736">
            <text:p>-53.733517326</text:p>
          </table:table-cell>
          <table:table-cell table:formula="of:=AVERAGE([.G57];[.K57];[.O57])" office:value-type="float" office:value="-6.23615542515212">
            <text:p>-6.2361554252</text:p>
          </table:table-cell>
        </table:table-row>
        <table:table-row table:style-name="ro2">
          <table:table-cell office:value-type="float" office:value="155057">
            <text:p>155057</text:p>
          </table:table-cell>
          <table:table-cell office:value-type="float" office:value="39">
            <text:p>39</text:p>
          </table:table-cell>
          <table:table-cell office:value-type="string">
            <text:p>20A</text:p>
          </table:table-cell>
          <table:table-cell office:value-type="float" office:value="18615">
            <text:p>18615</text:p>
          </table:table-cell>
          <table:table-cell office:value-type="float" office:value="13934">
            <text:p>13934</text:p>
          </table:table-cell>
          <table:table-cell office:value-type="float" office:value="32581">
            <text:p>32581</text:p>
          </table:table-cell>
          <table:table-cell table:formula="of:=100 * (([.D58]/[.F58]) - ([.E58]/[.F58]))" office:value-type="float" office:value="14.3672692673644">
            <text:p>14.3672692674</text:p>
          </table:table-cell>
          <table:table-cell office:value-type="float" office:value="24635">
            <text:p>24635</text:p>
          </table:table-cell>
          <table:table-cell office:value-type="float" office:value="17837">
            <text:p>17837</text:p>
          </table:table-cell>
          <table:table-cell office:value-type="float" office:value="42653">
            <text:p>42653</text:p>
          </table:table-cell>
          <table:table-cell table:formula="of:=100 * (([.H58]/[.J58]) - ([.I58]/[.J58]))" office:value-type="float" office:value="15.9379176142358">
            <text:p>15.9379176142</text:p>
          </table:table-cell>
          <table:table-cell office:value-type="float" office:value="13738">
            <text:p>13738</text:p>
          </table:table-cell>
          <table:table-cell office:value-type="float" office:value="18991">
            <text:p>18991</text:p>
          </table:table-cell>
          <table:table-cell office:value-type="float" office:value="32801">
            <text:p>32801</text:p>
          </table:table-cell>
          <table:table-cell table:formula="of:=100 * (([.L58]/[.N58]) - ([.M58]/[.N58]))" office:value-type="float" office:value="-16.0147556476937">
            <text:p>-16.0147556477</text:p>
          </table:table-cell>
          <table:table-cell table:formula="of:=AVERAGE([.G58];[.K58];[.O58])" office:value-type="float" office:value="4.76347707796885">
            <text:p>4.763477078</text:p>
          </table:table-cell>
        </table:table-row>
        <table:table-row table:style-name="ro2">
          <table:table-cell office:value-type="float" office:value="155087">
            <text:p>155087</text:p>
          </table:table-cell>
          <table:table-cell office:value-type="float" office:value="47">
            <text:p>47</text:p>
          </table:table-cell>
          <table:table-cell office:value-type="string">
            <text:p>24A</text:p>
          </table:table-cell>
          <table:table-cell office:value-type="float" office:value="11176">
            <text:p>11176</text:p>
          </table:table-cell>
          <table:table-cell office:value-type="float" office:value="8776">
            <text:p>8776</text:p>
          </table:table-cell>
          <table:table-cell office:value-type="float" office:value="19989">
            <text:p>19989</text:p>
          </table:table-cell>
          <table:table-cell table:formula="of:=100 * (([.D59]/[.F59]) - ([.E59]/[.F59]))" office:value-type="float" office:value="12.0066036319976">
            <text:p>12.006603632</text:p>
          </table:table-cell>
          <table:table-cell office:value-type="float" office:value="11196">
            <text:p>11196</text:p>
          </table:table-cell>
          <table:table-cell office:value-type="float" office:value="13813">
            <text:p>13813</text:p>
          </table:table-cell>
          <table:table-cell office:value-type="float" office:value="25042">
            <text:p>25042</text:p>
          </table:table-cell>
          <table:table-cell table:formula="of:=100 * (([.H59]/[.J59]) - ([.I59]/[.J59]))" office:value-type="float" office:value="-10.450443255331">
            <text:p>-10.4504432553</text:p>
          </table:table-cell>
          <table:table-cell office:value-type="float" office:value="11101">
            <text:p>11101</text:p>
          </table:table-cell>
          <table:table-cell office:value-type="float" office:value="8082">
            <text:p>8082</text:p>
          </table:table-cell>
          <table:table-cell office:value-type="float" office:value="19298">
            <text:p>19298</text:p>
          </table:table-cell>
          <table:table-cell table:formula="of:=100 * (([.L59]/[.N59]) - ([.M59]/[.N59]))" office:value-type="float" office:value="15.6441081977407">
            <text:p>15.6441081977</text:p>
          </table:table-cell>
          <table:table-cell table:formula="of:=AVERAGE([.G59];[.K59];[.O59])" office:value-type="float" office:value="5.73342285813575">
            <text:p>5.7334228581</text:p>
          </table:table-cell>
        </table:table-row>
        <table:table-row table:style-name="ro2">
          <table:table-cell office:value-type="float" office:value="155103">
            <text:p>155103</text:p>
          </table:table-cell>
          <table:table-cell office:value-type="float" office:value="40">
            <text:p>40</text:p>
          </table:table-cell>
          <table:table-cell office:value-type="string">
            <text:p>20B</text:p>
          </table:table-cell>
          <table:table-cell office:value-type="float" office:value="13870">
            <text:p>13870</text:p>
          </table:table-cell>
          <table:table-cell office:value-type="float" office:value="13056">
            <text:p>13056</text:p>
          </table:table-cell>
          <table:table-cell office:value-type="float" office:value="26946">
            <text:p>26946</text:p>
          </table:table-cell>
          <table:table-cell table:formula="of:=100 * (([.D60]/[.F60]) - ([.E60]/[.F60]))" office:value-type="float" office:value="3.02085652787055">
            <text:p>3.0208565279</text:p>
          </table:table-cell>
          <table:table-cell office:value-type="float" office:value="17084">
            <text:p>17084</text:p>
          </table:table-cell>
          <table:table-cell office:value-type="float" office:value="17355">
            <text:p>17355</text:p>
          </table:table-cell>
          <table:table-cell office:value-type="float" office:value="34490">
            <text:p>34490</text:p>
          </table:table-cell>
          <table:table-cell table:formula="of:=100 * (([.H60]/[.J60]) - ([.I60]/[.J60]))" office:value-type="float" office:value="-0.785734995650916">
            <text:p>-0.7857349957</text:p>
          </table:table-cell>
          <table:table-cell office:value-type="float" office:value="12920">
            <text:p>12920</text:p>
          </table:table-cell>
          <table:table-cell office:value-type="float" office:value="13447">
            <text:p>13447</text:p>
          </table:table-cell>
          <table:table-cell office:value-type="float" office:value="26393">
            <text:p>26393</text:p>
          </table:table-cell>
          <table:table-cell table:formula="of:=100 * (([.L60]/[.N60]) - ([.M60]/[.N60]))" office:value-type="float" office:value="-1.99674156026219">
            <text:p>-1.9967415603</text:p>
          </table:table-cell>
          <table:table-cell table:formula="of:=AVERAGE([.G60];[.K60];[.O60])" office:value-type="float" office:value="0.0794599906524824">
            <text:p>0.0794599907</text:p>
          </table:table-cell>
        </table:table-row>
        <table:table-row table:style-name="ro2">
          <table:table-cell office:value-type="float" office:value="155120">
            <text:p>155120</text:p>
          </table:table-cell>
          <table:table-cell office:value-type="float" office:value="93">
            <text:p>93</text:p>
          </table:table-cell>
          <table:table-cell office:value-type="string">
            <text:p>47A</text:p>
          </table:table-cell>
          <table:table-cell office:value-type="float" office:value="19119">
            <text:p>19119</text:p>
          </table:table-cell>
          <table:table-cell office:value-type="float" office:value="10098">
            <text:p>10098</text:p>
          </table:table-cell>
          <table:table-cell office:value-type="float" office:value="29275">
            <text:p>29275</text:p>
          </table:table-cell>
          <table:table-cell table:formula="of:=100 * (([.D61]/[.F61]) - ([.E61]/[.F61]))" office:value-type="float" office:value="30.8146883005978">
            <text:p>30.8146883006</text:p>
          </table:table-cell>
          <table:table-cell office:value-type="float" office:value="25905">
            <text:p>25905</text:p>
          </table:table-cell>
          <table:table-cell office:value-type="float" office:value="13550">
            <text:p>13550</text:p>
          </table:table-cell>
          <table:table-cell office:value-type="float" office:value="39504">
            <text:p>39504</text:p>
          </table:table-cell>
          <table:table-cell table:formula="of:=100 * (([.H61]/[.J61]) - ([.I61]/[.J61]))" office:value-type="float" office:value="31.2753138922641">
            <text:p>31.2753138923</text:p>
          </table:table-cell>
          <table:table-cell office:value-type="float" office:value="9377">
            <text:p>9377</text:p>
          </table:table-cell>
          <table:table-cell office:value-type="float" office:value="20568">
            <text:p>20568</text:p>
          </table:table-cell>
          <table:table-cell office:value-type="float" office:value="30027">
            <text:p>30027</text:p>
          </table:table-cell>
          <table:table-cell table:formula="of:=100 * (([.L61]/[.N61]) - ([.M61]/[.N61]))" office:value-type="float" office:value="-37.2697905218637">
            <text:p>-37.2697905219</text:p>
          </table:table-cell>
          <table:table-cell table:formula="of:=AVERAGE([.G61];[.K61];[.O61])" office:value-type="float" office:value="8.27340389033273">
            <text:p>8.2734038903</text:p>
          </table:table-cell>
        </table:table-row>
        <table:table-row table:style-name="ro2">
          <table:table-cell office:value-type="float" office:value="155149">
            <text:p>155149</text:p>
          </table:table-cell>
          <table:table-cell office:value-type="float" office:value="94">
            <text:p>94</text:p>
          </table:table-cell>
          <table:table-cell office:value-type="string">
            <text:p>47B</text:p>
          </table:table-cell>
          <table:table-cell office:value-type="float" office:value="21970">
            <text:p>21970</text:p>
          </table:table-cell>
          <table:table-cell office:value-type="float" office:value="12764">
            <text:p>12764</text:p>
          </table:table-cell>
          <table:table-cell office:value-type="float" office:value="34796">
            <text:p>34796</text:p>
          </table:table-cell>
          <table:table-cell table:formula="of:=100 * (([.D62]/[.F62]) - ([.E62]/[.F62]))" office:value-type="float" office:value="26.4570640303483">
            <text:p>26.4570640303</text:p>
          </table:table-cell>
          <table:table-cell office:value-type="float" office:value="29219">
            <text:p>29219</text:p>
          </table:table-cell>
          <table:table-cell office:value-type="float" office:value="17082">
            <text:p>17082</text:p>
          </table:table-cell>
          <table:table-cell office:value-type="float" office:value="46361">
            <text:p>46361</text:p>
          </table:table-cell>
          <table:table-cell table:formula="of:=100 * (([.H62]/[.J62]) - ([.I62]/[.J62]))" office:value-type="float" office:value="26.1793317659239">
            <text:p>26.1793317659</text:p>
          </table:table-cell>
          <table:table-cell office:value-type="float" office:value="6296">
            <text:p>6296</text:p>
          </table:table-cell>
          <table:table-cell office:value-type="float" office:value="25782">
            <text:p>25782</text:p>
          </table:table-cell>
          <table:table-cell office:value-type="float" office:value="32390">
            <text:p>32390</text:p>
          </table:table-cell>
          <table:table-cell table:formula="of:=100 * (([.L62]/[.N62]) - ([.M62]/[.N62]))" office:value-type="float" office:value="-60.1605433775857">
            <text:p>-60.1605433776</text:p>
          </table:table-cell>
          <table:table-cell table:formula="of:=AVERAGE([.G62];[.K62];[.O62])" office:value-type="float" office:value="-2.50804919377114">
            <text:p>-2.5080491938</text:p>
          </table:table-cell>
        </table:table-row>
        <table:table-row table:style-name="ro2">
          <table:table-cell office:value-type="float" office:value="155183">
            <text:p>155183</text:p>
          </table:table-cell>
          <table:table-cell office:value-type="float" office:value="65">
            <text:p>65</text:p>
          </table:table-cell>
          <table:table-cell office:value-type="string">
            <text:p>33A</text:p>
          </table:table-cell>
          <table:table-cell office:value-type="float" office:value="32317">
            <text:p>32317</text:p>
          </table:table-cell>
          <table:table-cell office:value-type="float" office:value="12214">
            <text:p>12214</text:p>
          </table:table-cell>
          <table:table-cell office:value-type="float" office:value="45039">
            <text:p>45039</text:p>
          </table:table-cell>
          <table:table-cell table:formula="of:=100 * (([.D63]/[.F63]) - ([.E63]/[.F63]))" office:value-type="float" office:value="44.634649970026">
            <text:p>44.63464997</text:p>
          </table:table-cell>
          <table:table-cell office:value-type="float" office:value="37380">
            <text:p>37380</text:p>
          </table:table-cell>
          <table:table-cell office:value-type="float" office:value="22154">
            <text:p>22154</text:p>
          </table:table-cell>
          <table:table-cell office:value-type="float" office:value="59631">
            <text:p>59631</text:p>
          </table:table-cell>
          <table:table-cell table:formula="of:=100 * (([.H63]/[.J63]) - ([.I63]/[.J63]))" office:value-type="float" office:value="25.5336989149939">
            <text:p>25.533698915</text:p>
          </table:table-cell>
          <table:table-cell office:value-type="float" office:value="15356">
            <text:p>15356</text:p>
          </table:table-cell>
          <table:table-cell office:value-type="float" office:value="31632">
            <text:p>31632</text:p>
          </table:table-cell>
          <table:table-cell office:value-type="float" office:value="47025">
            <text:p>47025</text:p>
          </table:table-cell>
          <table:table-cell table:formula="of:=100 * (([.L63]/[.N63]) - ([.M63]/[.N63]))" office:value-type="float" office:value="-34.6113769271664">
            <text:p>-34.6113769272</text:p>
          </table:table-cell>
          <table:table-cell table:formula="of:=AVERAGE([.G63];[.K63];[.O63])" office:value-type="float" office:value="11.8523239859512">
            <text:p>11.852323986</text:p>
          </table:table-cell>
        </table:table-row>
        <table:table-row table:style-name="ro2">
          <table:table-cell office:value-type="float" office:value="240727">
            <text:p>240727</text:p>
          </table:table-cell>
          <table:table-cell office:value-type="float" office:value="67">
            <text:p>67</text:p>
          </table:table-cell>
          <table:table-cell office:value-type="string">
            <text:p>34A</text:p>
          </table:table-cell>
          <table:table-cell office:value-type="float" office:value="24887">
            <text:p>24887</text:p>
          </table:table-cell>
          <table:table-cell office:value-type="float" office:value="17360">
            <text:p>17360</text:p>
          </table:table-cell>
          <table:table-cell office:value-type="float" office:value="42589">
            <text:p>42589</text:p>
          </table:table-cell>
          <table:table-cell table:formula="of:=100 * (([.D64]/[.F64]) - ([.E64]/[.F64]))" office:value-type="float" office:value="17.6735776843786">
            <text:p>17.6735776844</text:p>
          </table:table-cell>
          <table:table-cell office:value-type="float" office:value="35205">
            <text:p>35205</text:p>
          </table:table-cell>
          <table:table-cell office:value-type="float" office:value="23729">
            <text:p>23729</text:p>
          </table:table-cell>
          <table:table-cell office:value-type="float" office:value="59031">
            <text:p>59031</text:p>
          </table:table-cell>
          <table:table-cell table:formula="of:=100 * (([.H64]/[.J64]) - ([.I64]/[.J64]))" office:value-type="float" office:value="19.4406328878047">
            <text:p>19.4406328878</text:p>
          </table:table-cell>
          <table:table-cell office:value-type="float" office:value="15661">
            <text:p>15661</text:p>
          </table:table-cell>
          <table:table-cell office:value-type="float" office:value="28836">
            <text:p>28836</text:p>
          </table:table-cell>
          <table:table-cell office:value-type="float" office:value="44620">
            <text:p>44620</text:p>
          </table:table-cell>
          <table:table-cell table:formula="of:=100 * (([.L64]/[.N64]) - ([.M64]/[.N64]))" office:value-type="float" office:value="-29.5271178843568">
            <text:p>-29.5271178844</text:p>
          </table:table-cell>
          <table:table-cell table:formula="of:=AVERAGE([.G64];[.K64];[.O64])" office:value-type="float" office:value="2.52903089594217">
            <text:p>2.5290308959</text:p>
          </table:table-cell>
        </table:table-row>
        <table:table-row table:style-name="ro2">
          <table:table-cell office:value-type="float" office:value="240773">
            <text:p>240773</text:p>
          </table:table-cell>
          <table:table-cell office:value-type="float" office:value="68">
            <text:p>68</text:p>
          </table:table-cell>
          <table:table-cell office:value-type="string">
            <text:p>34B</text:p>
          </table:table-cell>
          <table:table-cell office:value-type="float" office:value="20874">
            <text:p>20874</text:p>
          </table:table-cell>
          <table:table-cell office:value-type="float" office:value="15997">
            <text:p>15997</text:p>
          </table:table-cell>
          <table:table-cell office:value-type="float" office:value="37711">
            <text:p>37711</text:p>
          </table:table-cell>
          <table:table-cell table:formula="of:=100 * (([.D65]/[.F65]) - ([.E65]/[.F65]))" office:value-type="float" office:value="12.9325660947734">
            <text:p>12.9325660948</text:p>
          </table:table-cell>
          <table:table-cell office:value-type="float" office:value="28004">
            <text:p>28004</text:p>
          </table:table-cell>
          <table:table-cell office:value-type="float" office:value="21967">
            <text:p>21967</text:p>
          </table:table-cell>
          <table:table-cell office:value-type="float" office:value="50056">
            <text:p>50056</text:p>
          </table:table-cell>
          <table:table-cell table:formula="of:=100 * (([.H65]/[.J65]) - ([.I65]/[.J65]))" office:value-type="float" office:value="12.0604922486815">
            <text:p>12.0604922487</text:p>
          </table:table-cell>
          <table:table-cell office:value-type="float" office:value="15007">
            <text:p>15007</text:p>
          </table:table-cell>
          <table:table-cell office:value-type="float" office:value="22559">
            <text:p>22559</text:p>
          </table:table-cell>
          <table:table-cell office:value-type="float" office:value="37682">
            <text:p>37682</text:p>
          </table:table-cell>
          <table:table-cell table:formula="of:=100 * (([.L65]/[.N65]) - ([.M65]/[.N65]))" office:value-type="float" office:value="-20.0413990764821">
            <text:p>-20.0413990765</text:p>
          </table:table-cell>
          <table:table-cell table:formula="of:=AVERAGE([.G65];[.K65];[.O65])" office:value-type="float" office:value="1.65055308899091">
            <text:p>1.650553089</text:p>
          </table:table-cell>
        </table:table-row>
        <table:table-row table:style-name="ro2">
          <table:table-cell office:value-type="float" office:value="240808">
            <text:p>240808</text:p>
          </table:table-cell>
          <table:table-cell office:value-type="float" office:value="79">
            <text:p>79</text:p>
          </table:table-cell>
          <table:table-cell office:value-type="string">
            <text:p>40A</text:p>
          </table:table-cell>
          <table:table-cell office:value-type="float" office:value="11151">
            <text:p>11151</text:p>
          </table:table-cell>
          <table:table-cell office:value-type="float" office:value="17464">
            <text:p>17464</text:p>
          </table:table-cell>
          <table:table-cell office:value-type="float" office:value="28768">
            <text:p>28768</text:p>
          </table:table-cell>
          <table:table-cell table:formula="of:=100 * (([.D66]/[.F66]) - ([.E66]/[.F66]))" office:value-type="float" office:value="-21.9445216907675">
            <text:p>-21.9445216908</text:p>
          </table:table-cell>
          <table:table-cell office:value-type="float" office:value="15004">
            <text:p>15004</text:p>
          </table:table-cell>
          <table:table-cell office:value-type="float" office:value="24775">
            <text:p>24775</text:p>
          </table:table-cell>
          <table:table-cell office:value-type="float" office:value="40402">
            <text:p>40402</text:p>
          </table:table-cell>
          <table:table-cell table:formula="of:=100 * (([.H66]/[.J66]) - ([.I66]/[.J66]))" office:value-type="float" office:value="-24.1844463145389">
            <text:p>-24.1844463145</text:p>
          </table:table-cell>
          <table:table-cell office:value-type="float" office:value="15059">
            <text:p>15059</text:p>
          </table:table-cell>
          <table:table-cell office:value-type="float" office:value="11479">
            <text:p>11479</text:p>
          </table:table-cell>
          <table:table-cell office:value-type="float" office:value="26882">
            <text:p>26882</text:p>
          </table:table-cell>
          <table:table-cell table:formula="of:=100 * (([.L66]/[.N66]) - ([.M66]/[.N66]))" office:value-type="float" office:value="13.3174614984004">
            <text:p>13.3174614984</text:p>
          </table:table-cell>
          <table:table-cell table:formula="of:=AVERAGE([.G66];[.K66];[.O66])" office:value-type="float" office:value="-10.9371688356353">
            <text:p>-10.9371688356</text:p>
          </table:table-cell>
        </table:table-row>
        <table:table-row table:style-name="ro2">
          <table:table-cell office:value-type="float" office:value="240834">
            <text:p>240834</text:p>
          </table:table-cell>
          <table:table-cell office:value-type="float" office:value="72">
            <text:p>72</text:p>
          </table:table-cell>
          <table:table-cell office:value-type="string">
            <text:p>36B</text:p>
          </table:table-cell>
          <table:table-cell office:value-type="float" office:value="15191">
            <text:p>15191</text:p>
          </table:table-cell>
          <table:table-cell office:value-type="float" office:value="19214">
            <text:p>19214</text:p>
          </table:table-cell>
          <table:table-cell office:value-type="float" office:value="34675">
            <text:p>34675</text:p>
          </table:table-cell>
          <table:table-cell table:formula="of:=100 * (([.D67]/[.F67]) - ([.E67]/[.F67]))" office:value-type="float" office:value="-11.6020187454939">
            <text:p>-11.6020187455</text:p>
          </table:table-cell>
          <table:table-cell office:value-type="float" office:value="20049">
            <text:p>20049</text:p>
          </table:table-cell>
          <table:table-cell office:value-type="float" office:value="26706">
            <text:p>26706</text:p>
          </table:table-cell>
          <table:table-cell office:value-type="float" office:value="46925">
            <text:p>46925</text:p>
          </table:table-cell>
          <table:table-cell table:formula="of:=100 * (([.H67]/[.J67]) - ([.I67]/[.J67]))" office:value-type="float" office:value="-14.1864677677144">
            <text:p>-14.1864677677</text:p>
          </table:table-cell>
          <table:table-cell office:value-type="float" office:value="17142">
            <text:p>17142</text:p>
          </table:table-cell>
          <table:table-cell office:value-type="float" office:value="15039">
            <text:p>15039</text:p>
          </table:table-cell>
          <table:table-cell office:value-type="float" office:value="33121">
            <text:p>33121</text:p>
          </table:table-cell>
          <table:table-cell table:formula="of:=100 * (([.L67]/[.N67]) - ([.M67]/[.N67]))" office:value-type="float" office:value="6.34944597083422">
            <text:p>6.3494459708</text:p>
          </table:table-cell>
          <table:table-cell table:formula="of:=AVERAGE([.G67];[.K67];[.O67])" office:value-type="float" office:value="-6.47968018079137">
            <text:p>-6.4796801808</text:p>
          </table:table-cell>
        </table:table-row>
        <table:table-row table:style-name="ro2">
          <table:table-cell office:value-type="float" office:value="240869">
            <text:p>240869</text:p>
          </table:table-cell>
          <table:table-cell office:value-type="float" office:value="71">
            <text:p>71</text:p>
          </table:table-cell>
          <table:table-cell office:value-type="string">
            <text:p>36A</text:p>
          </table:table-cell>
          <table:table-cell office:value-type="float" office:value="18664">
            <text:p>18664</text:p>
          </table:table-cell>
          <table:table-cell office:value-type="float" office:value="19159">
            <text:p>19159</text:p>
          </table:table-cell>
          <table:table-cell office:value-type="float" office:value="37989">
            <text:p>37989</text:p>
          </table:table-cell>
          <table:table-cell table:formula="of:=100 * (([.D68]/[.F68]) - ([.E68]/[.F68]))" office:value-type="float" office:value="-1.30300876569533">
            <text:p>-1.3030087657</text:p>
          </table:table-cell>
          <table:table-cell office:value-type="float" office:value="23519">
            <text:p>23519</text:p>
          </table:table-cell>
          <table:table-cell office:value-type="float" office:value="27315">
            <text:p>27315</text:p>
          </table:table-cell>
          <table:table-cell office:value-type="float" office:value="50950">
            <text:p>50950</text:p>
          </table:table-cell>
          <table:table-cell table:formula="of:=100 * (([.H68]/[.J68]) - ([.I68]/[.J68]))" office:value-type="float" office:value="-7.450441609421">
            <text:p>-7.4504416094</text:p>
          </table:table-cell>
          <table:table-cell office:value-type="float" office:value="17381">
            <text:p>17381</text:p>
          </table:table-cell>
          <table:table-cell office:value-type="float" office:value="18850">
            <text:p>18850</text:p>
          </table:table-cell>
          <table:table-cell office:value-type="float" office:value="36900">
            <text:p>36900</text:p>
          </table:table-cell>
          <table:table-cell table:formula="of:=100 * (([.L68]/[.N68]) - ([.M68]/[.N68]))" office:value-type="float" office:value="-3.9810298102981">
            <text:p>-3.9810298103</text:p>
          </table:table-cell>
          <table:table-cell table:formula="of:=AVERAGE([.G68];[.K68];[.O68])" office:value-type="float" office:value="-4.24482672847148">
            <text:p>-4.2448267285</text:p>
          </table:table-cell>
        </table:table-row>
        <table:table-row table:style-name="ro2">
          <table:table-cell office:value-type="float" office:value="240903">
            <text:p>240903</text:p>
          </table:table-cell>
          <table:table-cell office:value-type="float" office:value="69">
            <text:p>69</text:p>
          </table:table-cell>
          <table:table-cell office:value-type="string">
            <text:p>35A</text:p>
          </table:table-cell>
          <table:table-cell office:value-type="float" office:value="16184">
            <text:p>16184</text:p>
          </table:table-cell>
          <table:table-cell office:value-type="float" office:value="12161">
            <text:p>12161</text:p>
          </table:table-cell>
          <table:table-cell office:value-type="float" office:value="28382">
            <text:p>28382</text:p>
          </table:table-cell>
          <table:table-cell table:formula="of:=100 * (([.D69]/[.F69]) - ([.E69]/[.F69]))" office:value-type="float" office:value="14.1744767810584">
            <text:p>14.1744767811</text:p>
          </table:table-cell>
          <table:table-cell office:value-type="float" office:value="21927">
            <text:p>21927</text:p>
          </table:table-cell>
          <table:table-cell office:value-type="float" office:value="15879">
            <text:p>15879</text:p>
          </table:table-cell>
          <table:table-cell office:value-type="float" office:value="37942">
            <text:p>37942</text:p>
          </table:table-cell>
          <table:table-cell table:formula="of:=100 * (([.H69]/[.J69]) - ([.I69]/[.J69]))" office:value-type="float" office:value="15.9401191291972">
            <text:p>15.9401191292</text:p>
          </table:table-cell>
          <table:table-cell office:value-type="float" office:value="10289">
            <text:p>10289</text:p>
          </table:table-cell>
          <table:table-cell office:value-type="float" office:value="17848">
            <text:p>17848</text:p>
          </table:table-cell>
          <table:table-cell office:value-type="float" office:value="28247">
            <text:p>28247</text:p>
          </table:table-cell>
          <table:table-cell table:formula="of:=100 * (([.L69]/[.N69]) - ([.M69]/[.N69]))" office:value-type="float" office:value="-26.760363932453">
            <text:p>-26.7603639325</text:p>
          </table:table-cell>
          <table:table-cell table:formula="of:=AVERAGE([.G69];[.K69];[.O69])" office:value-type="float" office:value="1.11807732593421">
            <text:p>1.1180773259</text:p>
          </table:table-cell>
        </table:table-row>
        <table:table-row table:style-name="ro2">
          <table:table-cell office:value-type="float" office:value="240933">
            <text:p>240933</text:p>
          </table:table-cell>
          <table:table-cell office:value-type="float" office:value="70">
            <text:p>70</text:p>
          </table:table-cell>
          <table:table-cell office:value-type="string">
            <text:p>35B</text:p>
          </table:table-cell>
          <table:table-cell office:value-type="float" office:value="17688">
            <text:p>17688</text:p>
          </table:table-cell>
          <table:table-cell office:value-type="float" office:value="11637">
            <text:p>11637</text:p>
          </table:table-cell>
          <table:table-cell office:value-type="float" office:value="29363">
            <text:p>29363</text:p>
          </table:table-cell>
          <table:table-cell table:formula="of:=100 * (([.D70]/[.F70]) - ([.E70]/[.F70]))" office:value-type="float" office:value="20.6075673466608">
            <text:p>20.6075673467</text:p>
          </table:table-cell>
          <table:table-cell office:value-type="float" office:value="21727">
            <text:p>21727</text:p>
          </table:table-cell>
          <table:table-cell office:value-type="float" office:value="16698">
            <text:p>16698</text:p>
          </table:table-cell>
          <table:table-cell office:value-type="float" office:value="38515">
            <text:p>38515</text:p>
          </table:table-cell>
          <table:table-cell table:formula="of:=100 * (([.H70]/[.J70]) - ([.I70]/[.J70]))" office:value-type="float" office:value="13.0572504219135">
            <text:p>13.0572504219</text:p>
          </table:table-cell>
          <table:table-cell office:value-type="float" office:value="10533">
            <text:p>10533</text:p>
          </table:table-cell>
          <table:table-cell office:value-type="float" office:value="18969">
            <text:p>18969</text:p>
          </table:table-cell>
          <table:table-cell office:value-type="float" office:value="29734">
            <text:p>29734</text:p>
          </table:table-cell>
          <table:table-cell table:formula="of:=100 * (([.L70]/[.N70]) - ([.M70]/[.N70]))" office:value-type="float" office:value="-28.3715611757584">
            <text:p>-28.3715611758</text:p>
          </table:table-cell>
          <table:table-cell table:formula="of:=AVERAGE([.G70];[.K70];[.O70])" office:value-type="float" office:value="1.76441886427197">
            <text:p>1.7644188643</text:p>
          </table:table-cell>
        </table:table-row>
        <table:table-row table:style-name="ro2">
          <table:table-cell office:value-type="float" office:value="240970">
            <text:p>240970</text:p>
          </table:table-cell>
          <table:table-cell office:value-type="float" office:value="61">
            <text:p>61</text:p>
          </table:table-cell>
          <table:table-cell office:value-type="string">
            <text:p>31A</text:p>
          </table:table-cell>
          <table:table-cell office:value-type="float" office:value="18746">
            <text:p>18746</text:p>
          </table:table-cell>
          <table:table-cell office:value-type="float" office:value="14569">
            <text:p>14569</text:p>
          </table:table-cell>
          <table:table-cell office:value-type="float" office:value="33356">
            <text:p>33356</text:p>
          </table:table-cell>
          <table:table-cell table:formula="of:=100 * (([.D71]/[.F71]) - ([.E71]/[.F71]))" office:value-type="float" office:value="12.5224847103969">
            <text:p>12.5224847104</text:p>
          </table:table-cell>
          <table:table-cell office:value-type="float" office:value="25898">
            <text:p>25898</text:p>
          </table:table-cell>
          <table:table-cell office:value-type="float" office:value="17187">
            <text:p>17187</text:p>
          </table:table-cell>
          <table:table-cell office:value-type="float" office:value="43680">
            <text:p>43680</text:p>
          </table:table-cell>
          <table:table-cell table:formula="of:=100 * (([.H71]/[.J71]) - ([.I71]/[.J71]))" office:value-type="float" office:value="19.9427655677656">
            <text:p>19.9427655678</text:p>
          </table:table-cell>
          <table:table-cell office:value-type="float" office:value="11116">
            <text:p>11116</text:p>
          </table:table-cell>
          <table:table-cell office:value-type="float" office:value="21349">
            <text:p>21349</text:p>
          </table:table-cell>
          <table:table-cell office:value-type="float" office:value="32969">
            <text:p>32969</text:p>
          </table:table-cell>
          <table:table-cell table:formula="of:=100 * (([.L71]/[.N71]) - ([.M71]/[.N71]))" office:value-type="float" office:value="-31.0382480511996">
            <text:p>-31.0382480512</text:p>
          </table:table-cell>
          <table:table-cell table:formula="of:=AVERAGE([.G71];[.K71];[.O71])" office:value-type="float" office:value="0.475667408987624">
            <text:p>0.475667409</text:p>
          </table:table-cell>
        </table:table-row>
        <table:table-row table:style-name="ro2">
          <table:table-cell office:value-type="float" office:value="240995">
            <text:p>240995</text:p>
          </table:table-cell>
          <table:table-cell office:value-type="float" office:value="29">
            <text:p>29</text:p>
          </table:table-cell>
          <table:table-cell office:value-type="string">
            <text:p>15A</text:p>
          </table:table-cell>
          <table:table-cell office:value-type="float" office:value="14593">
            <text:p>14593</text:p>
          </table:table-cell>
          <table:table-cell office:value-type="float" office:value="13277">
            <text:p>13277</text:p>
          </table:table-cell>
          <table:table-cell office:value-type="float" office:value="27934">
            <text:p>27934</text:p>
          </table:table-cell>
          <table:table-cell table:formula="of:=100 * (([.D72]/[.F72]) - ([.E72]/[.F72]))" office:value-type="float" office:value="4.71110474690342">
            <text:p>4.7111047469</text:p>
          </table:table-cell>
          <table:table-cell office:value-type="float" office:value="20012">
            <text:p>20012</text:p>
          </table:table-cell>
          <table:table-cell office:value-type="float" office:value="16863">
            <text:p>16863</text:p>
          </table:table-cell>
          <table:table-cell office:value-type="float" office:value="37024">
            <text:p>37024</text:p>
          </table:table-cell>
          <table:table-cell table:formula="of:=100 * (([.H72]/[.J72]) - ([.I72]/[.J72]))" office:value-type="float" office:value="8.50529386343993">
            <text:p>8.5052938634</text:p>
          </table:table-cell>
          <table:table-cell office:value-type="float" office:value="11144">
            <text:p>11144</text:p>
          </table:table-cell>
          <table:table-cell office:value-type="float" office:value="17096">
            <text:p>17096</text:p>
          </table:table-cell>
          <table:table-cell office:value-type="float" office:value="28348">
            <text:p>28348</text:p>
          </table:table-cell>
          <table:table-cell table:formula="of:=100 * (([.L72]/[.N72]) - ([.M72]/[.N72]))" office:value-type="float" office:value="-20.996190207422">
            <text:p>-20.9961902074</text:p>
          </table:table-cell>
          <table:table-cell table:formula="of:=AVERAGE([.G72];[.K72];[.O72])" office:value-type="float" office:value="-2.5932638656929">
            <text:p>-2.5932638657</text:p>
          </table:table-cell>
        </table:table-row>
        <table:table-row table:style-name="ro2">
          <table:table-cell office:value-type="float" office:value="241020">
            <text:p>241020</text:p>
          </table:table-cell>
          <table:table-cell office:value-type="float" office:value="48">
            <text:p>48</text:p>
          </table:table-cell>
          <table:table-cell office:value-type="string">
            <text:p>24B</text:p>
          </table:table-cell>
          <table:table-cell office:value-type="float" office:value="12234">
            <text:p>12234</text:p>
          </table:table-cell>
          <table:table-cell office:value-type="float" office:value="11295">
            <text:p>11295</text:p>
          </table:table-cell>
          <table:table-cell office:value-type="float" office:value="23562">
            <text:p>23562</text:p>
          </table:table-cell>
          <table:table-cell table:formula="of:=100 * (([.D73]/[.F73]) - ([.E73]/[.F73]))" office:value-type="float" office:value="3.98523045581869">
            <text:p>3.9852304558</text:p>
          </table:table-cell>
          <table:table-cell office:value-type="float" office:value="13408">
            <text:p>13408</text:p>
          </table:table-cell>
          <table:table-cell office:value-type="float" office:value="16008">
            <text:p>16008</text:p>
          </table:table-cell>
          <table:table-cell office:value-type="float" office:value="29470">
            <text:p>29470</text:p>
          </table:table-cell>
          <table:table-cell table:formula="of:=100 * (([.H73]/[.J73]) - ([.I73]/[.J73]))" office:value-type="float" office:value="-8.82253138785205">
            <text:p>-8.8225313879</text:p>
          </table:table-cell>
          <table:table-cell office:value-type="float" office:value="10868">
            <text:p>10868</text:p>
          </table:table-cell>
          <table:table-cell office:value-type="float" office:value="11759">
            <text:p>11759</text:p>
          </table:table-cell>
          <table:table-cell office:value-type="float" office:value="22667">
            <text:p>22667</text:p>
          </table:table-cell>
          <table:table-cell table:formula="of:=100 * (([.L73]/[.N73]) - ([.M73]/[.N73]))" office:value-type="float" office:value="-3.93082454669784">
            <text:p>-3.9308245467</text:p>
          </table:table-cell>
          <table:table-cell table:formula="of:=AVERAGE([.G73];[.K73];[.O73])" office:value-type="float" office:value="-2.9227084929104">
            <text:p>-2.9227084929</text:p>
          </table:table-cell>
        </table:table-row>
        <table:table-row table:style-name="ro2">
          <table:table-cell office:value-type="float" office:value="241040">
            <text:p>241040</text:p>
          </table:table-cell>
          <table:table-cell office:value-type="float" office:value="115">
            <text:p>115</text:p>
          </table:table-cell>
          <table:table-cell office:value-type="string">
            <text:p>58A</text:p>
          </table:table-cell>
          <table:table-cell office:value-type="float" office:value="19506">
            <text:p>19506</text:p>
          </table:table-cell>
          <table:table-cell office:value-type="float" office:value="13509">
            <text:p>13509</text:p>
          </table:table-cell>
          <table:table-cell office:value-type="float" office:value="33045">
            <text:p>33045</text:p>
          </table:table-cell>
          <table:table-cell table:formula="of:=100 * (([.D74]/[.F74]) - ([.E74]/[.F74]))" office:value-type="float" office:value="18.1479800272356">
            <text:p>18.1479800272</text:p>
          </table:table-cell>
          <table:table-cell office:value-type="float" office:value="27062">
            <text:p>27062</text:p>
          </table:table-cell>
          <table:table-cell office:value-type="float" office:value="17131">
            <text:p>17131</text:p>
          </table:table-cell>
          <table:table-cell office:value-type="float" office:value="45506">
            <text:p>45506</text:p>
          </table:table-cell>
          <table:table-cell table:formula="of:=100 * (([.H74]/[.J74]) - ([.I74]/[.J74]))" office:value-type="float" office:value="21.8234958027513">
            <text:p>21.8234958028</text:p>
          </table:table-cell>
          <table:table-cell office:value-type="float" office:value="11854">
            <text:p>11854</text:p>
          </table:table-cell>
          <table:table-cell office:value-type="float" office:value="22599">
            <text:p>22599</text:p>
          </table:table-cell>
          <table:table-cell office:value-type="float" office:value="34501">
            <text:p>34501</text:p>
          </table:table-cell>
          <table:table-cell table:formula="of:=100 * (([.L74]/[.N74]) - ([.M74]/[.N74]))" office:value-type="float" office:value="-31.144024810875">
            <text:p>-31.1440248109</text:p>
          </table:table-cell>
          <table:table-cell table:formula="of:=AVERAGE([.G74];[.K74];[.O74])" office:value-type="float" office:value="2.94248367303728">
            <text:p>2.942483673</text:p>
          </table:table-cell>
        </table:table-row>
        <table:table-row table:style-name="ro2">
          <table:table-cell office:value-type="float" office:value="241062">
            <text:p>241062</text:p>
          </table:table-cell>
          <table:table-cell office:value-type="float" office:value="112">
            <text:p>112</text:p>
          </table:table-cell>
          <table:table-cell office:value-type="string">
            <text:p>56B</text:p>
          </table:table-cell>
          <table:table-cell office:value-type="float" office:value="19557">
            <text:p>19557</text:p>
          </table:table-cell>
          <table:table-cell office:value-type="float" office:value="16468">
            <text:p>16468</text:p>
          </table:table-cell>
          <table:table-cell office:value-type="float" office:value="36074">
            <text:p>36074</text:p>
          </table:table-cell>
          <table:table-cell table:formula="of:=100 * (([.D75]/[.F75]) - ([.E75]/[.F75]))" office:value-type="float" office:value="8.56295392803682">
            <text:p>8.562953928</text:p>
          </table:table-cell>
          <table:table-cell office:value-type="float" office:value="25779">
            <text:p>25779</text:p>
          </table:table-cell>
          <table:table-cell office:value-type="float" office:value="21786">
            <text:p>21786</text:p>
          </table:table-cell>
          <table:table-cell office:value-type="float" office:value="48135">
            <text:p>48135</text:p>
          </table:table-cell>
          <table:table-cell table:formula="of:=100 * (([.H75]/[.J75]) - ([.I75]/[.J75]))" office:value-type="float" office:value="8.29541913368651">
            <text:p>8.2954191337</text:p>
          </table:table-cell>
          <table:table-cell office:value-type="float" office:value="13897">
            <text:p>13897</text:p>
          </table:table-cell>
          <table:table-cell office:value-type="float" office:value="21372">
            <text:p>21372</text:p>
          </table:table-cell>
          <table:table-cell office:value-type="float" office:value="35709">
            <text:p>35709</text:p>
          </table:table-cell>
          <table:table-cell table:formula="of:=100 * (([.L75]/[.N75]) - ([.M75]/[.N75]))" office:value-type="float" office:value="-20.9330980985186">
            <text:p>-20.9330980985</text:p>
          </table:table-cell>
          <table:table-cell table:formula="of:=AVERAGE([.G75];[.K75];[.O75])" office:value-type="float" office:value="-1.35824167893175">
            <text:p>-1.3582416789</text:p>
          </table:table-cell>
        </table:table-row>
        <table:table-row table:style-name="ro2">
          <table:table-cell office:value-type="float" office:value="241093">
            <text:p>241093</text:p>
          </table:table-cell>
          <table:table-cell office:value-type="float" office:value="100">
            <text:p>100</text:p>
          </table:table-cell>
          <table:table-cell office:value-type="string">
            <text:p>50B</text:p>
          </table:table-cell>
          <table:table-cell office:value-type="float" office:value="12865">
            <text:p>12865</text:p>
          </table:table-cell>
          <table:table-cell office:value-type="float" office:value="19834">
            <text:p>19834</text:p>
          </table:table-cell>
          <table:table-cell office:value-type="float" office:value="32943">
            <text:p>32943</text:p>
          </table:table-cell>
          <table:table-cell table:formula="of:=100 * (([.D76]/[.F76]) - ([.E76]/[.F76]))" office:value-type="float" office:value="-21.1547217921865">
            <text:p>-21.1547217922</text:p>
          </table:table-cell>
          <table:table-cell office:value-type="float" office:value="16121">
            <text:p>16121</text:p>
          </table:table-cell>
          <table:table-cell office:value-type="float" office:value="26499">
            <text:p>26499</text:p>
          </table:table-cell>
          <table:table-cell office:value-type="float" office:value="42729">
            <text:p>42729</text:p>
          </table:table-cell>
          <table:table-cell table:formula="of:=100 * (([.H76]/[.J76]) - ([.I76]/[.J76]))" office:value-type="float" office:value="-24.2879543167404">
            <text:p>-24.2879543167</text:p>
          </table:table-cell>
          <table:table-cell office:value-type="float" office:value="17672">
            <text:p>17672</text:p>
          </table:table-cell>
          <table:table-cell office:value-type="float" office:value="13851">
            <text:p>13851</text:p>
          </table:table-cell>
          <table:table-cell office:value-type="float" office:value="31877">
            <text:p>31877</text:p>
          </table:table-cell>
          <table:table-cell table:formula="of:=100 * (([.L76]/[.N76]) - ([.M76]/[.N76]))" office:value-type="float" office:value="11.9866988737962">
            <text:p>11.9866988738</text:p>
          </table:table-cell>
          <table:table-cell table:formula="of:=AVERAGE([.G76];[.K76];[.O76])" office:value-type="float" office:value="-11.1519924117102">
            <text:p>-11.1519924117</text:p>
          </table:table-cell>
        </table:table-row>
        <table:table-row table:style-name="ro2">
          <table:table-cell office:value-type="float" office:value="241121">
            <text:p>241121</text:p>
          </table:table-cell>
          <table:table-cell office:value-type="float" office:value="113">
            <text:p>113</text:p>
          </table:table-cell>
          <table:table-cell office:value-type="string">
            <text:p>57A</text:p>
          </table:table-cell>
          <table:table-cell office:value-type="float" office:value="20604">
            <text:p>20604</text:p>
          </table:table-cell>
          <table:table-cell office:value-type="float" office:value="11819">
            <text:p>11819</text:p>
          </table:table-cell>
          <table:table-cell office:value-type="float" office:value="32669">
            <text:p>32669</text:p>
          </table:table-cell>
          <table:table-cell table:formula="of:=100 * (([.D77]/[.F77]) - ([.E77]/[.F77]))" office:value-type="float" office:value="26.8909363616884">
            <text:p>26.8909363617</text:p>
          </table:table-cell>
          <table:table-cell office:value-type="float" office:value="24399">
            <text:p>24399</text:p>
          </table:table-cell>
          <table:table-cell office:value-type="float" office:value="21514">
            <text:p>21514</text:p>
          </table:table-cell>
          <table:table-cell office:value-type="float" office:value="46648">
            <text:p>46648</text:p>
          </table:table-cell>
          <table:table-cell table:formula="of:=100 * (([.H77]/[.J77]) - ([.I77]/[.J77]))" office:value-type="float" office:value="6.18461670382439">
            <text:p>6.1846167038</text:p>
          </table:table-cell>
          <table:table-cell office:value-type="float" office:value="13437">
            <text:p>13437</text:p>
          </table:table-cell>
          <table:table-cell office:value-type="float" office:value="20834">
            <text:p>20834</text:p>
          </table:table-cell>
          <table:table-cell office:value-type="float" office:value="34314">
            <text:p>34314</text:p>
          </table:table-cell>
          <table:table-cell table:formula="of:=100 * (([.L77]/[.N77]) - ([.M77]/[.N77]))" office:value-type="float" office:value="-21.5567989741796">
            <text:p>-21.5567989742</text:p>
          </table:table-cell>
          <table:table-cell table:formula="of:=AVERAGE([.G77];[.K77];[.O77])" office:value-type="float" office:value="3.83958469711107">
            <text:p>3.8395846971</text:p>
          </table:table-cell>
        </table:table-row>
        <table:table-row table:style-name="ro2">
          <table:table-cell office:value-type="float" office:value="241149">
            <text:p>241149</text:p>
          </table:table-cell>
          <table:table-cell office:value-type="float" office:value="101">
            <text:p>101</text:p>
          </table:table-cell>
          <table:table-cell office:value-type="string">
            <text:p>51A</text:p>
          </table:table-cell>
          <table:table-cell office:value-type="float" office:value="15883">
            <text:p>15883</text:p>
          </table:table-cell>
          <table:table-cell office:value-type="float" office:value="18698">
            <text:p>18698</text:p>
          </table:table-cell>
          <table:table-cell office:value-type="float" office:value="34636">
            <text:p>34636</text:p>
          </table:table-cell>
          <table:table-cell table:formula="of:=100 * (([.D78]/[.F78]) - ([.E78]/[.F78]))" office:value-type="float" office:value="-8.12738191477075">
            <text:p>-8.1273819148</text:p>
          </table:table-cell>
          <table:table-cell office:value-type="float" office:value="20392">
            <text:p>20392</text:p>
          </table:table-cell>
          <table:table-cell office:value-type="float" office:value="25136">
            <text:p>25136</text:p>
          </table:table-cell>
          <table:table-cell office:value-type="float" office:value="45615">
            <text:p>45615</text:p>
          </table:table-cell>
          <table:table-cell table:formula="of:=100 * (([.H78]/[.J78]) - ([.I78]/[.J78]))" office:value-type="float" office:value="-10.4000876904527">
            <text:p>-10.4000876905</text:p>
          </table:table-cell>
          <table:table-cell office:value-type="float" office:value="16318">
            <text:p>16318</text:p>
          </table:table-cell>
          <table:table-cell office:value-type="float" office:value="16685">
            <text:p>16685</text:p>
          </table:table-cell>
          <table:table-cell office:value-type="float" office:value="33290">
            <text:p>33290</text:p>
          </table:table-cell>
          <table:table-cell table:formula="of:=100 * (([.L78]/[.N78]) - ([.M78]/[.N78]))" office:value-type="float" office:value="-1.10243316311204">
            <text:p>-1.1024331631</text:p>
          </table:table-cell>
          <table:table-cell table:formula="of:=AVERAGE([.G78];[.K78];[.O78])" office:value-type="float" office:value="-6.5433009227785">
            <text:p>-6.5433009228</text:p>
          </table:table-cell>
        </table:table-row>
        <table:table-row table:style-name="ro2">
          <table:table-cell office:value-type="float" office:value="241179">
            <text:p>241179</text:p>
          </table:table-cell>
          <table:table-cell office:value-type="float" office:value="102">
            <text:p>102</text:p>
          </table:table-cell>
          <table:table-cell office:value-type="string">
            <text:p>51B</text:p>
          </table:table-cell>
          <table:table-cell office:value-type="float" office:value="19931">
            <text:p>19931</text:p>
          </table:table-cell>
          <table:table-cell office:value-type="float" office:value="15284">
            <text:p>15284</text:p>
          </table:table-cell>
          <table:table-cell office:value-type="float" office:value="35397">
            <text:p>35397</text:p>
          </table:table-cell>
          <table:table-cell table:formula="of:=100 * (([.D79]/[.F79]) - ([.E79]/[.F79]))" office:value-type="float" office:value="13.1282312060344">
            <text:p>13.128231206</text:p>
          </table:table-cell>
          <table:table-cell office:value-type="float" office:value="23024">
            <text:p>23024</text:p>
          </table:table-cell>
          <table:table-cell office:value-type="float" office:value="24652">
            <text:p>24652</text:p>
          </table:table-cell>
          <table:table-cell office:value-type="float" office:value="47965">
            <text:p>47965</text:p>
          </table:table-cell>
          <table:table-cell table:formula="of:=100 * (([.H79]/[.J79]) - ([.I79]/[.J79]))" office:value-type="float" office:value="-3.3941415615553">
            <text:p>-3.3941415616</text:p>
          </table:table-cell>
          <table:table-cell office:value-type="float" office:value="16621">
            <text:p>16621</text:p>
          </table:table-cell>
          <table:table-cell office:value-type="float" office:value="19673">
            <text:p>19673</text:p>
          </table:table-cell>
          <table:table-cell office:value-type="float" office:value="36324">
            <text:p>36324</text:p>
          </table:table-cell>
          <table:table-cell table:formula="of:=100 * (([.L79]/[.N79]) - ([.M79]/[.N79]))" office:value-type="float" office:value="-8.40215835260434">
            <text:p>-8.4021583526</text:p>
          </table:table-cell>
          <table:table-cell table:formula="of:=AVERAGE([.G79];[.K79];[.O79])" office:value-type="float" office:value="0.443977097291588">
            <text:p>0.4439770973</text:p>
          </table:table-cell>
        </table:table-row>
        <table:table-row table:style-name="ro2">
          <table:table-cell office:value-type="float" office:value="241201">
            <text:p>241201</text:p>
          </table:table-cell>
          <table:table-cell office:value-type="float" office:value="114">
            <text:p>114</text:p>
          </table:table-cell>
          <table:table-cell office:value-type="string">
            <text:p>57B</text:p>
          </table:table-cell>
          <table:table-cell office:value-type="float" office:value="21088">
            <text:p>21088</text:p>
          </table:table-cell>
          <table:table-cell office:value-type="float" office:value="8178">
            <text:p>8178</text:p>
          </table:table-cell>
          <table:table-cell office:value-type="float" office:value="29761">
            <text:p>29761</text:p>
          </table:table-cell>
          <table:table-cell table:formula="of:=100 * (([.D80]/[.F80]) - ([.E80]/[.F80]))" office:value-type="float" office:value="43.3789187191291">
            <text:p>43.3789187191</text:p>
          </table:table-cell>
          <table:table-cell office:value-type="float" office:value="20871">
            <text:p>20871</text:p>
          </table:table-cell>
          <table:table-cell office:value-type="float" office:value="22288">
            <text:p>22288</text:p>
          </table:table-cell>
          <table:table-cell office:value-type="float" office:value="43585">
            <text:p>43585</text:p>
          </table:table-cell>
          <table:table-cell table:formula="of:=100 * (([.H80]/[.J80]) - ([.I80]/[.J80]))" office:value-type="float" office:value="-3.2511185040725">
            <text:p>-3.2511185041</text:p>
          </table:table-cell>
          <table:table-cell office:value-type="float" office:value="14187">
            <text:p>14187</text:p>
          </table:table-cell>
          <table:table-cell office:value-type="float" office:value="19193">
            <text:p>19193</text:p>
          </table:table-cell>
          <table:table-cell office:value-type="float" office:value="33400">
            <text:p>33400</text:p>
          </table:table-cell>
          <table:table-cell table:formula="of:=100 * (([.L80]/[.N80]) - ([.M80]/[.N80]))" office:value-type="float" office:value="-14.9880239520958">
            <text:p>-14.9880239521</text:p>
          </table:table-cell>
          <table:table-cell table:formula="of:=AVERAGE([.G80];[.K80];[.O80])" office:value-type="float" office:value="8.37992542098692">
            <text:p>8.379925421</text:p>
          </table:table-cell>
        </table:table-row>
        <table:table-row table:style-name="ro2">
          <table:table-cell office:value-type="float" office:value="241233">
            <text:p>241233</text:p>
          </table:table-cell>
          <table:table-cell office:value-type="float" office:value="99">
            <text:p>99</text:p>
          </table:table-cell>
          <table:table-cell office:value-type="string">
            <text:p>50A</text:p>
          </table:table-cell>
          <table:table-cell office:value-type="float" office:value="10910">
            <text:p>10910</text:p>
          </table:table-cell>
          <table:table-cell office:value-type="float" office:value="19600">
            <text:p>19600</text:p>
          </table:table-cell>
          <table:table-cell office:value-type="float" office:value="30987">
            <text:p>30987</text:p>
          </table:table-cell>
          <table:table-cell table:formula="of:=100 * (([.D81]/[.F81]) - ([.E81]/[.F81]))" office:value-type="float" office:value="-28.0440184593539">
            <text:p>-28.0440184594</text:p>
          </table:table-cell>
          <table:table-cell office:value-type="float" office:value="12698">
            <text:p>12698</text:p>
          </table:table-cell>
          <table:table-cell office:value-type="float" office:value="26284">
            <text:p>26284</text:p>
          </table:table-cell>
          <table:table-cell office:value-type="float" office:value="40175">
            <text:p>40175</text:p>
          </table:table-cell>
          <table:table-cell table:formula="of:=100 * (([.H81]/[.J81]) - ([.I81]/[.J81]))" office:value-type="float" office:value="-33.8170504044804">
            <text:p>-33.8170504045</text:p>
          </table:table-cell>
          <table:table-cell office:value-type="float" office:value="18072">
            <text:p>18072</text:p>
          </table:table-cell>
          <table:table-cell office:value-type="float" office:value="10948">
            <text:p>10948</text:p>
          </table:table-cell>
          <table:table-cell office:value-type="float" office:value="29157">
            <text:p>29157</text:p>
          </table:table-cell>
          <table:table-cell table:formula="of:=100 * (([.L81]/[.N81]) - ([.M81]/[.N81]))" office:value-type="float" office:value="24.4332407312138">
            <text:p>24.4332407312</text:p>
          </table:table-cell>
          <table:table-cell table:formula="of:=AVERAGE([.G81];[.K81];[.O81])" office:value-type="float" office:value="-12.4759427108735">
            <text:p>-12.4759427109</text:p>
          </table:table-cell>
        </table:table-row>
        <table:table-row table:style-name="ro2">
          <table:table-cell office:value-type="float" office:value="241259">
            <text:p>241259</text:p>
          </table:table-cell>
          <table:table-cell office:value-type="float" office:value="122">
            <text:p>122</text:p>
          </table:table-cell>
          <table:table-cell office:value-type="string">
            <text:p>61B</text:p>
          </table:table-cell>
          <table:table-cell office:value-type="float" office:value="9262">
            <text:p>9262</text:p>
          </table:table-cell>
          <table:table-cell office:value-type="float" office:value="36084">
            <text:p>36084</text:p>
          </table:table-cell>
          <table:table-cell office:value-type="float" office:value="45444">
            <text:p>45444</text:p>
          </table:table-cell>
          <table:table-cell table:formula="of:=100 * (([.D82]/[.F82]) - ([.E82]/[.F82]))" office:value-type="float" office:value="-59.0220931256051">
            <text:p>-59.0220931256</text:p>
          </table:table-cell>
          <table:table-cell office:value-type="float" office:value="11536">
            <text:p>11536</text:p>
          </table:table-cell>
          <table:table-cell office:value-type="float" office:value="42864">
            <text:p>42864</text:p>
          </table:table-cell>
          <table:table-cell office:value-type="float" office:value="55754">
            <text:p>55754</text:p>
          </table:table-cell>
          <table:table-cell table:formula="of:=100 * (([.H82]/[.J82]) - ([.I82]/[.J82]))" office:value-type="float" office:value="-56.189690425799">
            <text:p>-56.1896904258</text:p>
          </table:table-cell>
          <table:table-cell office:value-type="float" office:value="33242">
            <text:p>33242</text:p>
          </table:table-cell>
          <table:table-cell office:value-type="float" office:value="9794">
            <text:p>9794</text:p>
          </table:table-cell>
          <table:table-cell office:value-type="float" office:value="43097">
            <text:p>43097</text:p>
          </table:table-cell>
          <table:table-cell table:formula="of:=100 * (([.L82]/[.N82]) - ([.M82]/[.N82]))" office:value-type="float" office:value="54.4074993619045">
            <text:p>54.4074993619</text:p>
          </table:table-cell>
          <table:table-cell table:formula="of:=AVERAGE([.G82];[.K82];[.O82])" office:value-type="float" office:value="-20.2680947298332">
            <text:p>-20.2680947298</text:p>
          </table:table-cell>
        </table:table-row>
        <table:table-row table:style-name="ro2">
          <table:table-cell office:value-type="float" office:value="241298">
            <text:p>241298</text:p>
          </table:table-cell>
          <table:table-cell office:value-type="float" office:value="121">
            <text:p>121</text:p>
          </table:table-cell>
          <table:table-cell office:value-type="string">
            <text:p>61A</text:p>
          </table:table-cell>
          <table:table-cell office:value-type="float" office:value="9788">
            <text:p>9788</text:p>
          </table:table-cell>
          <table:table-cell office:value-type="float" office:value="32564">
            <text:p>32564</text:p>
          </table:table-cell>
          <table:table-cell office:value-type="float" office:value="42622">
            <text:p>42622</text:p>
          </table:table-cell>
          <table:table-cell table:formula="of:=100 * (([.D83]/[.F83]) - ([.E83]/[.F83]))" office:value-type="float" office:value="-53.4371920604383">
            <text:p>-53.4371920604</text:p>
          </table:table-cell>
          <table:table-cell office:value-type="float" office:value="11496">
            <text:p>11496</text:p>
          </table:table-cell>
          <table:table-cell office:value-type="float" office:value="41316">
            <text:p>41316</text:p>
          </table:table-cell>
          <table:table-cell office:value-type="float" office:value="55222">
            <text:p>55222</text:p>
          </table:table-cell>
          <table:table-cell table:formula="of:=100 * (([.H83]/[.J83]) - ([.I83]/[.J83]))" office:value-type="float" office:value="-54.0002173046974">
            <text:p>-54.0002173047</text:p>
          </table:table-cell>
          <table:table-cell office:value-type="float" office:value="30219">
            <text:p>30219</text:p>
          </table:table-cell>
          <table:table-cell office:value-type="float" office:value="9923">
            <text:p>9923</text:p>
          </table:table-cell>
          <table:table-cell office:value-type="float" office:value="40405">
            <text:p>40405</text:p>
          </table:table-cell>
          <table:table-cell table:formula="of:=100 * (([.L83]/[.N83]) - ([.M83]/[.N83]))" office:value-type="float" office:value="50.2314070040837">
            <text:p>50.2314070041</text:p>
          </table:table-cell>
          <table:table-cell table:formula="of:=AVERAGE([.G83];[.K83];[.O83])" office:value-type="float" office:value="-19.068667453684">
            <text:p>-19.0686674537</text:p>
          </table:table-cell>
        </table:table-row>
        <table:table-row table:style-name="ro2">
          <table:table-cell office:value-type="float" office:value="241339">
            <text:p>241339</text:p>
          </table:table-cell>
          <table:table-cell office:value-type="float" office:value="124">
            <text:p>124</text:p>
          </table:table-cell>
          <table:table-cell office:value-type="string">
            <text:p>62B</text:p>
          </table:table-cell>
          <table:table-cell office:value-type="float" office:value="4118">
            <text:p>4118</text:p>
          </table:table-cell>
          <table:table-cell office:value-type="float" office:value="25210">
            <text:p>25210</text:p>
          </table:table-cell>
          <table:table-cell office:value-type="float" office:value="29418">
            <text:p>29418</text:p>
          </table:table-cell>
          <table:table-cell table:formula="of:=100 * (([.D84]/[.F84]) - ([.E84]/[.F84]))" office:value-type="float" office:value="-71.6976001087769">
            <text:p>-71.6976001088</text:p>
          </table:table-cell>
          <table:table-cell office:value-type="float" office:value="5125">
            <text:p>5125</text:p>
          </table:table-cell>
          <table:table-cell office:value-type="float" office:value="28505">
            <text:p>28505</text:p>
          </table:table-cell>
          <table:table-cell office:value-type="float" office:value="38145">
            <text:p>38145</text:p>
          </table:table-cell>
          <table:table-cell table:formula="of:=100 * (([.H84]/[.J84]) - ([.I84]/[.J84]))" office:value-type="float" office:value="-61.2924367544894">
            <text:p>-61.2924367545</text:p>
          </table:table-cell>
          <table:table-cell office:value-type="float" office:value="23754">
            <text:p>23754</text:p>
          </table:table-cell>
          <table:table-cell office:value-type="float" office:value="4286">
            <text:p>4286</text:p>
          </table:table-cell>
          <table:table-cell office:value-type="float" office:value="28211">
            <text:p>28211</text:p>
          </table:table-cell>
          <table:table-cell table:formula="of:=100 * (([.L84]/[.N84]) - ([.M84]/[.N84]))" office:value-type="float" office:value="69.0085427670058">
            <text:p>69.008542767</text:p>
          </table:table-cell>
          <table:table-cell table:formula="of:=AVERAGE([.G84];[.K84];[.O84])" office:value-type="float" office:value="-21.3271646987535">
            <text:p>-21.3271646988</text:p>
          </table:table-cell>
        </table:table-row>
        <table:table-row table:style-name="ro2">
          <table:table-cell office:value-type="float" office:value="241367">
            <text:p>241367</text:p>
          </table:table-cell>
          <table:table-cell office:value-type="float" office:value="123">
            <text:p>123</text:p>
          </table:table-cell>
          <table:table-cell office:value-type="string">
            <text:p>62A</text:p>
          </table:table-cell>
          <table:table-cell office:value-type="float" office:value="2954">
            <text:p>2954</text:p>
          </table:table-cell>
          <table:table-cell office:value-type="float" office:value="18571">
            <text:p>18571</text:p>
          </table:table-cell>
          <table:table-cell office:value-type="float" office:value="21653">
            <text:p>21653</text:p>
          </table:table-cell>
          <table:table-cell table:formula="of:=100 * (([.D85]/[.F85]) - ([.E85]/[.F85]))" office:value-type="float" office:value="-72.1239551101464">
            <text:p>-72.1239551101</text:p>
          </table:table-cell>
          <table:table-cell office:value-type="float" office:value="4332">
            <text:p>4332</text:p>
          </table:table-cell>
          <table:table-cell office:value-type="float" office:value="25949">
            <text:p>25949</text:p>
          </table:table-cell>
          <table:table-cell office:value-type="float" office:value="32179">
            <text:p>32179</text:p>
          </table:table-cell>
          <table:table-cell table:formula="of:=100 * (([.H85]/[.J85]) - ([.I85]/[.J85]))" office:value-type="float" office:value="-67.1773516889897">
            <text:p>-67.177351689</text:p>
          </table:table-cell>
          <table:table-cell office:value-type="float" office:value="16545">
            <text:p>16545</text:p>
          </table:table-cell>
          <table:table-cell office:value-type="float" office:value="2808">
            <text:p>2808</text:p>
          </table:table-cell>
          <table:table-cell office:value-type="float" office:value="20375">
            <text:p>20375</text:p>
          </table:table-cell>
          <table:table-cell table:formula="of:=100 * (([.L85]/[.N85]) - ([.M85]/[.N85]))" office:value-type="float" office:value="67.4208588957055">
            <text:p>67.4208588957</text:p>
          </table:table-cell>
          <table:table-cell table:formula="of:=AVERAGE([.G85];[.K85];[.O85])" office:value-type="float" office:value="-23.9601493011435">
            <text:p>-23.9601493011</text:p>
          </table:table-cell>
        </table:table-row>
        <table:table-row table:style-name="ro2">
          <table:table-cell office:value-type="float" office:value="241393">
            <text:p>241393</text:p>
          </table:table-cell>
          <table:table-cell office:value-type="float" office:value="126">
            <text:p>126</text:p>
          </table:table-cell>
          <table:table-cell office:value-type="string">
            <text:p>63B</text:p>
          </table:table-cell>
          <table:table-cell office:value-type="float" office:value="8748">
            <text:p>8748</text:p>
          </table:table-cell>
          <table:table-cell office:value-type="float" office:value="26926">
            <text:p>26926</text:p>
          </table:table-cell>
          <table:table-cell office:value-type="float" office:value="35922">
            <text:p>35922</text:p>
          </table:table-cell>
          <table:table-cell table:formula="of:=100 * (([.D86]/[.F86]) - ([.E86]/[.F86]))" office:value-type="float" office:value="-50.6040866321474">
            <text:p>-50.6040866321</text:p>
          </table:table-cell>
          <table:table-cell office:value-type="float" office:value="11048">
            <text:p>11048</text:p>
          </table:table-cell>
          <table:table-cell office:value-type="float" office:value="33451">
            <text:p>33451</text:p>
          </table:table-cell>
          <table:table-cell office:value-type="float" office:value="45058">
            <text:p>45058</text:p>
          </table:table-cell>
          <table:table-cell table:formula="of:=100 * (([.H86]/[.J86]) - ([.I86]/[.J86]))" office:value-type="float" office:value="-49.720360424342">
            <text:p>-49.7203604243</text:p>
          </table:table-cell>
          <table:table-cell office:value-type="float" office:value="24493">
            <text:p>24493</text:p>
          </table:table-cell>
          <table:table-cell office:value-type="float" office:value="9355">
            <text:p>9355</text:p>
          </table:table-cell>
          <table:table-cell office:value-type="float" office:value="33916">
            <text:p>33916</text:p>
          </table:table-cell>
          <table:table-cell table:formula="of:=100 * (([.L86]/[.N86]) - ([.M86]/[.N86]))" office:value-type="float" office:value="44.6338011557967">
            <text:p>44.6338011558</text:p>
          </table:table-cell>
          <table:table-cell table:formula="of:=AVERAGE([.G86];[.K86];[.O86])" office:value-type="float" office:value="-18.5635486335642">
            <text:p>-18.5635486336</text:p>
          </table:table-cell>
        </table:table-row>
        <table:table-row table:style-name="ro2">
          <table:table-cell office:value-type="float" office:value="241429">
            <text:p>241429</text:p>
          </table:table-cell>
          <table:table-cell office:value-type="float" office:value="125">
            <text:p>125</text:p>
          </table:table-cell>
          <table:table-cell office:value-type="string">
            <text:p>63A</text:p>
          </table:table-cell>
          <table:table-cell office:value-type="float" office:value="5901">
            <text:p>5901</text:p>
          </table:table-cell>
          <table:table-cell office:value-type="float" office:value="28216">
            <text:p>28216</text:p>
          </table:table-cell>
          <table:table-cell office:value-type="float" office:value="34480">
            <text:p>34480</text:p>
          </table:table-cell>
          <table:table-cell table:formula="of:=100 * (([.D87]/[.F87]) - ([.E87]/[.F87]))" office:value-type="float" office:value="-64.7186774941995">
            <text:p>-64.7186774942</text:p>
          </table:table-cell>
          <table:table-cell office:value-type="float" office:value="7417">
            <text:p>7417</text:p>
          </table:table-cell>
          <table:table-cell office:value-type="float" office:value="34087">
            <text:p>34087</text:p>
          </table:table-cell>
          <table:table-cell office:value-type="float" office:value="43263">
            <text:p>43263</text:p>
          </table:table-cell>
          <table:table-cell table:formula="of:=100 * (([.H87]/[.J87]) - ([.I87]/[.J87]))" office:value-type="float" office:value="-61.6462103876292">
            <text:p>-61.6462103876</text:p>
          </table:table-cell>
          <table:table-cell office:value-type="float" office:value="26588">
            <text:p>26588</text:p>
          </table:table-cell>
          <table:table-cell office:value-type="float" office:value="5692">
            <text:p>5692</text:p>
          </table:table-cell>
          <table:table-cell office:value-type="float" office:value="32725">
            <text:p>32725</text:p>
          </table:table-cell>
          <table:table-cell table:formula="of:=100 * (([.L87]/[.N87]) - ([.M87]/[.N87]))" office:value-type="float" office:value="63.8533231474408">
            <text:p>63.8533231474</text:p>
          </table:table-cell>
          <table:table-cell table:formula="of:=AVERAGE([.G87];[.K87];[.O87])" office:value-type="float" office:value="-20.837188244796">
            <text:p>-20.8371882448</text:p>
          </table:table-cell>
        </table:table-row>
        <table:table-row table:style-name="ro2">
          <table:table-cell office:value-type="float" office:value="207085">
            <text:p>207085</text:p>
          </table:table-cell>
          <table:table-cell office:value-type="float" office:value="110">
            <text:p>110</text:p>
          </table:table-cell>
          <table:table-cell office:value-type="string">
            <text:p>55B</text:p>
          </table:table-cell>
          <table:table-cell office:value-type="float" office:value="16830">
            <text:p>16830</text:p>
          </table:table-cell>
          <table:table-cell office:value-type="float" office:value="11392">
            <text:p>11392</text:p>
          </table:table-cell>
          <table:table-cell office:value-type="float" office:value="28254">
            <text:p>28254</text:p>
          </table:table-cell>
          <table:table-cell table:formula="of:=100 * (([.D88]/[.F88]) - ([.E88]/[.F88]))" office:value-type="float" office:value="19.24683230693">
            <text:p>19.2468323069</text:p>
          </table:table-cell>
          <table:table-cell office:value-type="float" office:value="23359">
            <text:p>23359</text:p>
          </table:table-cell>
          <table:table-cell office:value-type="float" office:value="15510">
            <text:p>15510</text:p>
          </table:table-cell>
          <table:table-cell office:value-type="float" office:value="38925">
            <text:p>38925</text:p>
          </table:table-cell>
          <table:table-cell table:formula="of:=100 * (([.H88]/[.J88]) - ([.I88]/[.J88]))" office:value-type="float" office:value="20.1644187540141">
            <text:p>20.164418754</text:p>
          </table:table-cell>
          <table:table-cell office:value-type="float" office:value="9389">
            <text:p>9389</text:p>
          </table:table-cell>
          <table:table-cell office:value-type="float" office:value="19780">
            <text:p>19780</text:p>
          </table:table-cell>
          <table:table-cell office:value-type="float" office:value="29256">
            <text:p>29256</text:p>
          </table:table-cell>
          <table:table-cell table:formula="of:=100 * (([.L88]/[.N88]) - ([.M88]/[.N88]))" office:value-type="float" office:value="-35.5175006836205">
            <text:p>-35.5175006836</text:p>
          </table:table-cell>
          <table:table-cell table:formula="of:=AVERAGE([.G88];[.K88];[.O88])" office:value-type="float" office:value="1.29791679244123">
            <text:p>1.2979167924</text:p>
          </table:table-cell>
        </table:table-row>
        <table:table-row table:style-name="ro2">
          <table:table-cell office:value-type="float" office:value="207112">
            <text:p>207112</text:p>
          </table:table-cell>
          <table:table-cell office:value-type="float" office:value="109">
            <text:p>109</text:p>
          </table:table-cell>
          <table:table-cell office:value-type="string">
            <text:p>55A</text:p>
          </table:table-cell>
          <table:table-cell office:value-type="float" office:value="12513">
            <text:p>12513</text:p>
          </table:table-cell>
          <table:table-cell office:value-type="float" office:value="9023">
            <text:p>9023</text:p>
          </table:table-cell>
          <table:table-cell office:value-type="float" office:value="21562">
            <text:p>21562</text:p>
          </table:table-cell>
          <table:table-cell table:formula="of:=100 * (([.D89]/[.F89]) - ([.E89]/[.F89]))" office:value-type="float" office:value="16.1858825711901">
            <text:p>16.1858825712</text:p>
          </table:table-cell>
          <table:table-cell office:value-type="float" office:value="18107">
            <text:p>18107</text:p>
          </table:table-cell>
          <table:table-cell office:value-type="float" office:value="13082">
            <text:p>13082</text:p>
          </table:table-cell>
          <table:table-cell office:value-type="float" office:value="31242">
            <text:p>31242</text:p>
          </table:table-cell>
          <table:table-cell table:formula="of:=100 * (([.H89]/[.J89]) - ([.I89]/[.J89]))" office:value-type="float" office:value="16.0841175340887">
            <text:p>16.0841175341</text:p>
          </table:table-cell>
          <table:table-cell office:value-type="float" office:value="6489">
            <text:p>6489</text:p>
          </table:table-cell>
          <table:table-cell office:value-type="float" office:value="15472">
            <text:p>15472</text:p>
          </table:table-cell>
          <table:table-cell office:value-type="float" office:value="22061">
            <text:p>22061</text:p>
          </table:table-cell>
          <table:table-cell table:formula="of:=100 * (([.L89]/[.N89]) - ([.M89]/[.N89]))" office:value-type="float" office:value="-40.7189157336476">
            <text:p>-40.7189157336</text:p>
          </table:table-cell>
          <table:table-cell table:formula="of:=AVERAGE([.G89];[.K89];[.O89])" office:value-type="float" office:value="-2.81630520945628">
            <text:p>-2.8163052095</text:p>
          </table:table-cell>
        </table:table-row>
        <table:table-row table:style-name="ro2">
          <table:table-cell office:value-type="float" office:value="207139">
            <text:p>207139</text:p>
          </table:table-cell>
          <table:table-cell office:value-type="float" office:value="111">
            <text:p>111</text:p>
          </table:table-cell>
          <table:table-cell office:value-type="string">
            <text:p>56A</text:p>
          </table:table-cell>
          <table:table-cell office:value-type="float" office:value="13082">
            <text:p>13082</text:p>
          </table:table-cell>
          <table:table-cell office:value-type="float" office:value="11872">
            <text:p>11872</text:p>
          </table:table-cell>
          <table:table-cell office:value-type="float" office:value="24998">
            <text:p>24998</text:p>
          </table:table-cell>
          <table:table-cell table:formula="of:=100 * (([.D90]/[.F90]) - ([.E90]/[.F90]))" office:value-type="float" office:value="4.84038723097848">
            <text:p>4.840387231</text:p>
          </table:table-cell>
          <table:table-cell office:value-type="float" office:value="17940">
            <text:p>17940</text:p>
          </table:table-cell>
          <table:table-cell office:value-type="float" office:value="16047">
            <text:p>16047</text:p>
          </table:table-cell>
          <table:table-cell office:value-type="float" office:value="34054">
            <text:p>34054</text:p>
          </table:table-cell>
          <table:table-cell table:formula="of:=100 * (([.H90]/[.J90]) - ([.I90]/[.J90]))" office:value-type="float" office:value="5.55881834733071">
            <text:p>5.5588183473</text:p>
          </table:table-cell>
          <table:table-cell office:value-type="float" office:value="9946">
            <text:p>9946</text:p>
          </table:table-cell>
          <table:table-cell office:value-type="float" office:value="14675">
            <text:p>14675</text:p>
          </table:table-cell>
          <table:table-cell office:value-type="float" office:value="24980">
            <text:p>24980</text:p>
          </table:table-cell>
          <table:table-cell table:formula="of:=100 * (([.L90]/[.N90]) - ([.M90]/[.N90]))" office:value-type="float" office:value="-18.9311449159327">
            <text:p>-18.9311449159</text:p>
          </table:table-cell>
          <table:table-cell table:formula="of:=AVERAGE([.G90];[.K90];[.O90])" office:value-type="float" office:value="-2.84397977920785">
            <text:p>-2.8439797792</text:p>
          </table:table-cell>
        </table:table-row>
        <table:table-row table:style-name="ro2">
          <table:table-cell office:value-type="float" office:value="207168">
            <text:p>207168</text:p>
          </table:table-cell>
          <table:table-cell office:value-type="float" office:value="66">
            <text:p>66</text:p>
          </table:table-cell>
          <table:table-cell office:value-type="string">
            <text:p>33B</text:p>
          </table:table-cell>
          <table:table-cell office:value-type="float" office:value="21312">
            <text:p>21312</text:p>
          </table:table-cell>
          <table:table-cell office:value-type="float" office:value="11187">
            <text:p>11187</text:p>
          </table:table-cell>
          <table:table-cell office:value-type="float" office:value="32795">
            <text:p>32795</text:p>
          </table:table-cell>
          <table:table-cell table:formula="of:=100 * (([.D91]/[.F91]) - ([.E91]/[.F91]))" office:value-type="float" office:value="30.8736087818265">
            <text:p>30.8736087818</text:p>
          </table:table-cell>
          <table:table-cell office:value-type="float" office:value="25404">
            <text:p>25404</text:p>
          </table:table-cell>
          <table:table-cell office:value-type="float" office:value="16084">
            <text:p>16084</text:p>
          </table:table-cell>
          <table:table-cell office:value-type="float" office:value="41548">
            <text:p>41548</text:p>
          </table:table-cell>
          <table:table-cell table:formula="of:=100 * (([.H91]/[.J91]) - ([.I91]/[.J91]))" office:value-type="float" office:value="22.4318860113604">
            <text:p>22.4318860114</text:p>
          </table:table-cell>
          <table:table-cell office:value-type="float" office:value="8444">
            <text:p>8444</text:p>
          </table:table-cell>
          <table:table-cell office:value-type="float" office:value="22601">
            <text:p>22601</text:p>
          </table:table-cell>
          <table:table-cell office:value-type="float" office:value="31219">
            <text:p>31219</text:p>
          </table:table-cell>
          <table:table-cell table:formula="of:=100 * (([.L91]/[.N91]) - ([.M91]/[.N91]))" office:value-type="float" office:value="-45.3473846055287">
            <text:p>-45.3473846055</text:p>
          </table:table-cell>
          <table:table-cell table:formula="of:=AVERAGE([.G91];[.K91];[.O91])" office:value-type="float" office:value="2.65270339588606">
            <text:p>2.6527033959</text:p>
          </table:table-cell>
        </table:table-row>
        <table:table-row table:style-name="ro2">
          <table:table-cell office:value-type="float" office:value="207203">
            <text:p>207203</text:p>
          </table:table-cell>
          <table:table-cell office:value-type="float" office:value="96">
            <text:p>96</text:p>
          </table:table-cell>
          <table:table-cell office:value-type="string">
            <text:p>48B</text:p>
          </table:table-cell>
          <table:table-cell office:value-type="float" office:value="16958">
            <text:p>16958</text:p>
          </table:table-cell>
          <table:table-cell office:value-type="float" office:value="10652">
            <text:p>10652</text:p>
          </table:table-cell>
          <table:table-cell office:value-type="float" office:value="27637">
            <text:p>27637</text:p>
          </table:table-cell>
          <table:table-cell table:formula="of:=100 * (([.D92]/[.F92]) - ([.E92]/[.F92]))" office:value-type="float" office:value="22.8172377609726">
            <text:p>22.817237761</text:p>
          </table:table-cell>
          <table:table-cell office:value-type="float" office:value="20670">
            <text:p>20670</text:p>
          </table:table-cell>
          <table:table-cell office:value-type="float" office:value="15921">
            <text:p>15921</text:p>
          </table:table-cell>
          <table:table-cell office:value-type="float" office:value="36653">
            <text:p>36653</text:p>
          </table:table-cell>
          <table:table-cell table:formula="of:=100 * (([.H92]/[.J92]) - ([.I92]/[.J92]))" office:value-type="float" office:value="12.9566474776962">
            <text:p>12.9566474777</text:p>
          </table:table-cell>
          <table:table-cell office:value-type="float" office:value="8821">
            <text:p>8821</text:p>
          </table:table-cell>
          <table:table-cell office:value-type="float" office:value="18143">
            <text:p>18143</text:p>
          </table:table-cell>
          <table:table-cell office:value-type="float" office:value="27166">
            <text:p>27166</text:p>
          </table:table-cell>
          <table:table-cell table:formula="of:=100 * (([.L92]/[.N92]) - ([.M92]/[.N92]))" office:value-type="float" office:value="-34.3149525141721">
            <text:p>-34.3149525142</text:p>
          </table:table-cell>
          <table:table-cell table:formula="of:=AVERAGE([.G92];[.K92];[.O92])" office:value-type="float" office:value="0.486310908165576">
            <text:p>0.4863109082</text:p>
          </table:table-cell>
        </table:table-row>
        <table:table-row table:style-name="ro2">
          <table:table-cell office:value-type="float" office:value="207225">
            <text:p>207225</text:p>
          </table:table-cell>
          <table:table-cell office:value-type="float" office:value="95">
            <text:p>95</text:p>
          </table:table-cell>
          <table:table-cell office:value-type="string">
            <text:p>48A</text:p>
          </table:table-cell>
          <table:table-cell office:value-type="float" office:value="19042">
            <text:p>19042</text:p>
          </table:table-cell>
          <table:table-cell office:value-type="float" office:value="18927">
            <text:p>18927</text:p>
          </table:table-cell>
          <table:table-cell office:value-type="float" office:value="38011">
            <text:p>38011</text:p>
          </table:table-cell>
          <table:table-cell table:formula="of:=100 * (([.D93]/[.F93]) - ([.E93]/[.F93]))" office:value-type="float" office:value="0.302544000420929">
            <text:p>0.3025440004</text:p>
          </table:table-cell>
          <table:table-cell office:value-type="float" office:value="22622">
            <text:p>22622</text:p>
          </table:table-cell>
          <table:table-cell office:value-type="float" office:value="24512">
            <text:p>24512</text:p>
          </table:table-cell>
          <table:table-cell office:value-type="float" office:value="47204">
            <text:p>47204</text:p>
          </table:table-cell>
          <table:table-cell table:formula="of:=100 * (([.H93]/[.J93]) - ([.I93]/[.J93]))" office:value-type="float" office:value="-4.00389797474791">
            <text:p>-4.0038979747</text:p>
          </table:table-cell>
          <table:table-cell office:value-type="float" office:value="15506">
            <text:p>15506</text:p>
          </table:table-cell>
          <table:table-cell office:value-type="float" office:value="20626">
            <text:p>20626</text:p>
          </table:table-cell>
          <table:table-cell office:value-type="float" office:value="36200">
            <text:p>36200</text:p>
          </table:table-cell>
          <table:table-cell table:formula="of:=100 * (([.L93]/[.N93]) - ([.M93]/[.N93]))" office:value-type="float" office:value="-14.1436464088398">
            <text:p>-14.1436464088</text:p>
          </table:table-cell>
          <table:table-cell table:formula="of:=AVERAGE([.G93];[.K93];[.O93])" office:value-type="float" office:value="-5.94833346105558">
            <text:p>-5.9483334611</text:p>
          </table:table-cell>
        </table:table-row>
        <table:table-row table:style-name="ro2">
          <table:table-cell office:value-type="float" office:value="207256">
            <text:p>207256</text:p>
          </table:table-cell>
          <table:table-cell office:value-type="float" office:value="88">
            <text:p>88</text:p>
          </table:table-cell>
          <table:table-cell office:value-type="string">
            <text:p>44B</text:p>
          </table:table-cell>
          <table:table-cell office:value-type="float" office:value="19983">
            <text:p>19983</text:p>
          </table:table-cell>
          <table:table-cell office:value-type="float" office:value="21061">
            <text:p>21061</text:p>
          </table:table-cell>
          <table:table-cell office:value-type="float" office:value="41172">
            <text:p>41172</text:p>
          </table:table-cell>
          <table:table-cell table:formula="of:=100 * (([.D94]/[.F94]) - ([.E94]/[.F94]))" office:value-type="float" office:value="-2.6182842708637">
            <text:p>-2.6182842709</text:p>
          </table:table-cell>
          <table:table-cell office:value-type="float" office:value="24238">
            <text:p>24238</text:p>
          </table:table-cell>
          <table:table-cell office:value-type="float" office:value="27797">
            <text:p>27797</text:p>
          </table:table-cell>
          <table:table-cell office:value-type="float" office:value="52106">
            <text:p>52106</text:p>
          </table:table-cell>
          <table:table-cell table:formula="of:=100 * (([.H94]/[.J94]) - ([.I94]/[.J94]))" office:value-type="float" office:value="-6.83030745019768">
            <text:p>-6.8303074502</text:p>
          </table:table-cell>
          <table:table-cell office:value-type="float" office:value="19864">
            <text:p>19864</text:p>
          </table:table-cell>
          <table:table-cell office:value-type="float" office:value="20568">
            <text:p>20568</text:p>
          </table:table-cell>
          <table:table-cell office:value-type="float" office:value="40464">
            <text:p>40464</text:p>
          </table:table-cell>
          <table:table-cell table:formula="of:=100 * (([.L94]/[.N94]) - ([.M94]/[.N94]))" office:value-type="float" office:value="-1.73981810992487">
            <text:p>-1.7398181099</text:p>
          </table:table-cell>
          <table:table-cell table:formula="of:=AVERAGE([.G94];[.K94];[.O94])" office:value-type="float" office:value="-3.72946994366208">
            <text:p>-3.7294699437</text:p>
          </table:table-cell>
        </table:table-row>
        <table:table-row table:style-name="ro2">
          <table:table-cell office:value-type="float" office:value="207291">
            <text:p>207291</text:p>
          </table:table-cell>
          <table:table-cell office:value-type="float" office:value="87">
            <text:p>87</text:p>
          </table:table-cell>
          <table:table-cell office:value-type="string">
            <text:p>44A</text:p>
          </table:table-cell>
          <table:table-cell office:value-type="float" office:value="20257">
            <text:p>20257</text:p>
          </table:table-cell>
          <table:table-cell office:value-type="float" office:value="13629">
            <text:p>13629</text:p>
          </table:table-cell>
          <table:table-cell office:value-type="float" office:value="34248">
            <text:p>34248</text:p>
          </table:table-cell>
          <table:table-cell table:formula="of:=100 * (([.D95]/[.F95]) - ([.E95]/[.F95]))" office:value-type="float" office:value="19.3529549170755">
            <text:p>19.3529549171</text:p>
          </table:table-cell>
          <table:table-cell office:value-type="float" office:value="24027">
            <text:p>24027</text:p>
          </table:table-cell>
          <table:table-cell office:value-type="float" office:value="20461">
            <text:p>20461</text:p>
          </table:table-cell>
          <table:table-cell office:value-type="float" office:value="44534">
            <text:p>44534</text:p>
          </table:table-cell>
          <table:table-cell table:formula="of:=100 * (([.H95]/[.J95]) - ([.I95]/[.J95]))" office:value-type="float" office:value="8.00736515920421">
            <text:p>8.0073651592</text:p>
          </table:table-cell>
          <table:table-cell office:value-type="float" office:value="14074">
            <text:p>14074</text:p>
          </table:table-cell>
          <table:table-cell office:value-type="float" office:value="19691">
            <text:p>19691</text:p>
          </table:table-cell>
          <table:table-cell office:value-type="float" office:value="33785">
            <text:p>33785</text:p>
          </table:table-cell>
          <table:table-cell table:formula="of:=100 * (([.L95]/[.N95]) - ([.M95]/[.N95]))" office:value-type="float" office:value="-16.6257214740269">
            <text:p>-16.625721474</text:p>
          </table:table-cell>
          <table:table-cell table:formula="of:=AVERAGE([.G95];[.K95];[.O95])" office:value-type="float" office:value="3.57819953408424">
            <text:p>3.5781995341</text:p>
          </table:table-cell>
        </table:table-row>
        <table:table-row table:style-name="ro2">
          <table:table-cell office:value-type="float" office:value="207320">
            <text:p>207320</text:p>
          </table:table-cell>
          <table:table-cell office:value-type="float" office:value="98">
            <text:p>98</text:p>
          </table:table-cell>
          <table:table-cell office:value-type="string">
            <text:p>49B</text:p>
          </table:table-cell>
          <table:table-cell office:value-type="float" office:value="23475">
            <text:p>23475</text:p>
          </table:table-cell>
          <table:table-cell office:value-type="float" office:value="22867">
            <text:p>22867</text:p>
          </table:table-cell>
          <table:table-cell office:value-type="float" office:value="46431">
            <text:p>46431</text:p>
          </table:table-cell>
          <table:table-cell table:formula="of:=100 * (([.D96]/[.F96]) - ([.E96]/[.F96]))" office:value-type="float" office:value="1.30946996618638">
            <text:p>1.3094699662</text:p>
          </table:table-cell>
          <table:table-cell office:value-type="float" office:value="25563">
            <text:p>25563</text:p>
          </table:table-cell>
          <table:table-cell office:value-type="float" office:value="29923">
            <text:p>29923</text:p>
          </table:table-cell>
          <table:table-cell office:value-type="float" office:value="58089">
            <text:p>58089</text:p>
          </table:table-cell>
          <table:table-cell table:formula="of:=100 * (([.H96]/[.J96]) - ([.I96]/[.J96]))" office:value-type="float" office:value="-7.50572397527931">
            <text:p>-7.5057239753</text:p>
          </table:table-cell>
          <table:table-cell office:value-type="float" office:value="21467">
            <text:p>21467</text:p>
          </table:table-cell>
          <table:table-cell office:value-type="float" office:value="23287">
            <text:p>23287</text:p>
          </table:table-cell>
          <table:table-cell office:value-type="float" office:value="45467">
            <text:p>45467</text:p>
          </table:table-cell>
          <table:table-cell table:formula="of:=100 * (([.L96]/[.N96]) - ([.M96]/[.N96]))" office:value-type="float" office:value="-4.00290320452196">
            <text:p>-4.0029032045</text:p>
          </table:table-cell>
          <table:table-cell table:formula="of:=AVERAGE([.G96];[.K96];[.O96])" office:value-type="float" office:value="-3.39971907120497">
            <text:p>-3.3997190712</text:p>
          </table:table-cell>
        </table:table-row>
        <table:table-row table:style-name="ro2">
          <table:table-cell office:value-type="float" office:value="207357">
            <text:p>207357</text:p>
          </table:table-cell>
          <table:table-cell office:value-type="float" office:value="97">
            <text:p>97</text:p>
          </table:table-cell>
          <table:table-cell office:value-type="string">
            <text:p>49A</text:p>
          </table:table-cell>
          <table:table-cell office:value-type="float" office:value="19807">
            <text:p>19807</text:p>
          </table:table-cell>
          <table:table-cell office:value-type="float" office:value="25709">
            <text:p>25709</text:p>
          </table:table-cell>
          <table:table-cell office:value-type="float" office:value="45573">
            <text:p>45573</text:p>
          </table:table-cell>
          <table:table-cell table:formula="of:=100 * (([.D97]/[.F97]) - ([.E97]/[.F97]))" office:value-type="float" office:value="-12.9506506045246">
            <text:p>-12.9506506045</text:p>
          </table:table-cell>
          <table:table-cell office:value-type="float" office:value="18685">
            <text:p>18685</text:p>
          </table:table-cell>
          <table:table-cell office:value-type="float" office:value="29524">
            <text:p>29524</text:p>
          </table:table-cell>
          <table:table-cell office:value-type="float" office:value="56082">
            <text:p>56082</text:p>
          </table:table-cell>
          <table:table-cell table:formula="of:=100 * (([.H97]/[.J97]) - ([.I97]/[.J97]))" office:value-type="float" office:value="-19.3270568096716">
            <text:p>-19.3270568097</text:p>
          </table:table-cell>
          <table:table-cell office:value-type="float" office:value="25992">
            <text:p>25992</text:p>
          </table:table-cell>
          <table:table-cell office:value-type="float" office:value="18516">
            <text:p>18516</text:p>
          </table:table-cell>
          <table:table-cell office:value-type="float" office:value="44703">
            <text:p>44703</text:p>
          </table:table-cell>
          <table:table-cell table:formula="of:=100 * (([.L97]/[.N97]) - ([.M97]/[.N97]))" office:value-type="float" office:value="16.723709818133">
            <text:p>16.7237098181</text:p>
          </table:table-cell>
          <table:table-cell table:formula="of:=AVERAGE([.G97];[.K97];[.O97])" office:value-type="float" office:value="-5.18466586535439">
            <text:p>-5.1846658654</text:p>
          </table:table-cell>
        </table:table-row>
        <table:table-row table:style-name="ro2">
          <table:table-cell office:value-type="float" office:value="207389">
            <text:p>207389</text:p>
          </table:table-cell>
          <table:table-cell office:value-type="float" office:value="92">
            <text:p>92</text:p>
          </table:table-cell>
          <table:table-cell office:value-type="string">
            <text:p>46B</text:p>
          </table:table-cell>
          <table:table-cell office:value-type="float" office:value="12861">
            <text:p>12861</text:p>
          </table:table-cell>
          <table:table-cell office:value-type="float" office:value="20353">
            <text:p>20353</text:p>
          </table:table-cell>
          <table:table-cell office:value-type="float" office:value="33272">
            <text:p>33272</text:p>
          </table:table-cell>
          <table:table-cell table:formula="of:=100 * (([.D98]/[.F98]) - ([.E98]/[.F98]))" office:value-type="float" office:value="-22.517432075018">
            <text:p>-22.517432075</text:p>
          </table:table-cell>
          <table:table-cell office:value-type="float" office:value="14548">
            <text:p>14548</text:p>
          </table:table-cell>
          <table:table-cell office:value-type="float" office:value="25671">
            <text:p>25671</text:p>
          </table:table-cell>
          <table:table-cell office:value-type="float" office:value="43717">
            <text:p>43717</text:p>
          </table:table-cell>
          <table:table-cell table:formula="of:=100 * (([.H98]/[.J98]) - ([.I98]/[.J98]))" office:value-type="float" office:value="-25.4431914358259">
            <text:p>-25.4431914358</text:p>
          </table:table-cell>
          <table:table-cell office:value-type="float" office:value="19176">
            <text:p>19176</text:p>
          </table:table-cell>
          <table:table-cell office:value-type="float" office:value="12942">
            <text:p>12942</text:p>
          </table:table-cell>
          <table:table-cell office:value-type="float" office:value="32157">
            <text:p>32157</text:p>
          </table:table-cell>
          <table:table-cell table:formula="of:=100 * (([.L98]/[.N98]) - ([.M98]/[.N98]))" office:value-type="float" office:value="19.3861367664894">
            <text:p>19.3861367665</text:p>
          </table:table-cell>
          <table:table-cell table:formula="of:=AVERAGE([.G98];[.K98];[.O98])" office:value-type="float" office:value="-9.52482891478484">
            <text:p>-9.5248289148</text:p>
          </table:table-cell>
        </table:table-row>
        <table:table-row table:style-name="ro2">
          <table:table-cell office:value-type="float" office:value="207416">
            <text:p>207416</text:p>
          </table:table-cell>
          <table:table-cell office:value-type="float" office:value="91">
            <text:p>91</text:p>
          </table:table-cell>
          <table:table-cell office:value-type="string">
            <text:p>46A</text:p>
          </table:table-cell>
          <table:table-cell office:value-type="float" office:value="13857">
            <text:p>13857</text:p>
          </table:table-cell>
          <table:table-cell office:value-type="float" office:value="26186">
            <text:p>26186</text:p>
          </table:table-cell>
          <table:table-cell office:value-type="float" office:value="40116">
            <text:p>40116</text:p>
          </table:table-cell>
          <table:table-cell table:formula="of:=100 * (([.D99]/[.F99]) - ([.E99]/[.F99]))" office:value-type="float" office:value="-30.7333732176688">
            <text:p>-30.7333732177</text:p>
          </table:table-cell>
          <table:table-cell office:value-type="float" office:value="18185">
            <text:p>18185</text:p>
          </table:table-cell>
          <table:table-cell office:value-type="float" office:value="32734">
            <text:p>32734</text:p>
          </table:table-cell>
          <table:table-cell office:value-type="float" office:value="51030">
            <text:p>51030</text:p>
          </table:table-cell>
          <table:table-cell table:formula="of:=100 * (([.H99]/[.J99]) - ([.I99]/[.J99]))" office:value-type="float" office:value="-28.5106799921615">
            <text:p>-28.5106799922</text:p>
          </table:table-cell>
          <table:table-cell office:value-type="float" office:value="23096">
            <text:p>23096</text:p>
          </table:table-cell>
          <table:table-cell office:value-type="float" office:value="14572">
            <text:p>14572</text:p>
          </table:table-cell>
          <table:table-cell office:value-type="float" office:value="37703">
            <text:p>37703</text:p>
          </table:table-cell>
          <table:table-cell table:formula="of:=100 * (([.L99]/[.N99]) - ([.M99]/[.N99]))" office:value-type="float" office:value="22.6082805081824">
            <text:p>22.6082805082</text:p>
          </table:table-cell>
          <table:table-cell table:formula="of:=AVERAGE([.G99];[.K99];[.O99])" office:value-type="float" office:value="-12.2119242338826">
            <text:p>-12.2119242339</text:p>
          </table:table-cell>
        </table:table-row>
        <table:table-row table:style-name="ro2">
          <table:table-cell office:value-type="float" office:value="207451">
            <text:p>207451</text:p>
          </table:table-cell>
          <table:table-cell office:value-type="float" office:value="90">
            <text:p>90</text:p>
          </table:table-cell>
          <table:table-cell office:value-type="string">
            <text:p>45B</text:p>
          </table:table-cell>
          <table:table-cell office:value-type="float" office:value="11135">
            <text:p>11135</text:p>
          </table:table-cell>
          <table:table-cell office:value-type="float" office:value="23156">
            <text:p>23156</text:p>
          </table:table-cell>
          <table:table-cell office:value-type="float" office:value="34748">
            <text:p>34748</text:p>
          </table:table-cell>
          <table:table-cell table:formula="of:=100 * (([.D100]/[.F100]) - ([.E100]/[.F100]))" office:value-type="float" office:value="-34.5947968228387">
            <text:p>-34.5947968228</text:p>
          </table:table-cell>
          <table:table-cell office:value-type="float" office:value="14057">
            <text:p>14057</text:p>
          </table:table-cell>
          <table:table-cell office:value-type="float" office:value="30486">
            <text:p>30486</text:p>
          </table:table-cell>
          <table:table-cell office:value-type="float" office:value="44991">
            <text:p>44991</text:p>
          </table:table-cell>
          <table:table-cell table:formula="of:=100 * (([.H100]/[.J100]) - ([.I100]/[.J100]))" office:value-type="float" office:value="-36.5161921273143">
            <text:p>-36.5161921273</text:p>
          </table:table-cell>
          <table:table-cell office:value-type="float" office:value="21243">
            <text:p>21243</text:p>
          </table:table-cell>
          <table:table-cell office:value-type="float" office:value="11554">
            <text:p>11554</text:p>
          </table:table-cell>
          <table:table-cell office:value-type="float" office:value="32860">
            <text:p>32860</text:p>
          </table:table-cell>
          <table:table-cell table:formula="of:=100 * (([.L100]/[.N100]) - ([.M100]/[.N100]))" office:value-type="float" office:value="29.4856968959221">
            <text:p>29.4856968959</text:p>
          </table:table-cell>
          <table:table-cell table:formula="of:=AVERAGE([.G100];[.K100];[.O100])" office:value-type="float" office:value="-13.8750973514103">
            <text:p>-13.8750973514</text:p>
          </table:table-cell>
        </table:table-row>
        <table:table-row table:style-name="ro2">
          <table:table-cell office:value-type="float" office:value="207488">
            <text:p>207488</text:p>
          </table:table-cell>
          <table:table-cell office:value-type="float" office:value="89">
            <text:p>89</text:p>
          </table:table-cell>
          <table:table-cell office:value-type="string">
            <text:p>45A</text:p>
          </table:table-cell>
          <table:table-cell office:value-type="float" office:value="14070">
            <text:p>14070</text:p>
          </table:table-cell>
          <table:table-cell office:value-type="float" office:value="19325">
            <text:p>19325</text:p>
          </table:table-cell>
          <table:table-cell office:value-type="float" office:value="33532">
            <text:p>33532</text:p>
          </table:table-cell>
          <table:table-cell table:formula="of:=100 * (([.D101]/[.F101]) - ([.E101]/[.F101]))" office:value-type="float" office:value="-15.67159728021">
            <text:p>-15.6715972802</text:p>
          </table:table-cell>
          <table:table-cell office:value-type="float" office:value="18042">
            <text:p>18042</text:p>
          </table:table-cell>
          <table:table-cell office:value-type="float" office:value="24965">
            <text:p>24965</text:p>
          </table:table-cell>
          <table:table-cell office:value-type="float" office:value="43260">
            <text:p>43260</text:p>
          </table:table-cell>
          <table:table-cell table:formula="of:=100 * (([.H101]/[.J101]) - ([.I101]/[.J101]))" office:value-type="float" office:value="-16.0032362459547">
            <text:p>-16.003236246</text:p>
          </table:table-cell>
          <table:table-cell office:value-type="float" office:value="16528">
            <text:p>16528</text:p>
          </table:table-cell>
          <table:table-cell office:value-type="float" office:value="14542">
            <text:p>14542</text:p>
          </table:table-cell>
          <table:table-cell office:value-type="float" office:value="31103">
            <text:p>31103</text:p>
          </table:table-cell>
          <table:table-cell table:formula="of:=100 * (([.L101]/[.N101]) - ([.M101]/[.N101]))" office:value-type="float" office:value="6.38523615085361">
            <text:p>6.3852361509</text:p>
          </table:table-cell>
          <table:table-cell table:formula="of:=AVERAGE([.G101];[.K101];[.O101])" office:value-type="float" office:value="-8.42986579177035">
            <text:p>-8.4298657918</text:p>
          </table:table-cell>
        </table:table-row>
        <table:table-row table:style-name="ro2">
          <table:table-cell office:value-type="float" office:value="207522">
            <text:p>207522</text:p>
          </table:table-cell>
          <table:table-cell office:value-type="float" office:value="27">
            <text:p>27</text:p>
          </table:table-cell>
          <table:table-cell office:value-type="string">
            <text:p>14A</text:p>
          </table:table-cell>
          <table:table-cell office:value-type="float" office:value="9421">
            <text:p>9421</text:p>
          </table:table-cell>
          <table:table-cell office:value-type="float" office:value="10571">
            <text:p>10571</text:p>
          </table:table-cell>
          <table:table-cell office:value-type="float" office:value="20027">
            <text:p>20027</text:p>
          </table:table-cell>
          <table:table-cell table:formula="of:=100 * (([.D102]/[.F102]) - ([.E102]/[.F102]))" office:value-type="float" office:value="-5.74224796524692">
            <text:p>-5.7422479652</text:p>
          </table:table-cell>
          <table:table-cell office:value-type="float" office:value="15169">
            <text:p>15169</text:p>
          </table:table-cell>
          <table:table-cell office:value-type="float" office:value="15574">
            <text:p>15574</text:p>
          </table:table-cell>
          <table:table-cell office:value-type="float" office:value="30807">
            <text:p>30807</text:p>
          </table:table-cell>
          <table:table-cell table:formula="of:=100 * (([.H102]/[.J102]) - ([.I102]/[.J102]))" office:value-type="float" office:value="-1.31463628396143">
            <text:p>-1.314636284</text:p>
          </table:table-cell>
          <table:table-cell office:value-type="float" office:value="8890">
            <text:p>8890</text:p>
          </table:table-cell>
          <table:table-cell office:value-type="float" office:value="13119">
            <text:p>13119</text:p>
          </table:table-cell>
          <table:table-cell office:value-type="float" office:value="22049">
            <text:p>22049</text:p>
          </table:table-cell>
          <table:table-cell table:formula="of:=100 * (([.L102]/[.N102]) - ([.M102]/[.N102]))" office:value-type="float" office:value="-19.1800081636355">
            <text:p>-19.1800081636</text:p>
          </table:table-cell>
          <table:table-cell table:formula="of:=AVERAGE([.G102];[.K102];[.O102])" office:value-type="float" office:value="-8.74563080428129">
            <text:p>-8.7456308043</text:p>
          </table:table-cell>
        </table:table-row>
        <table:table-row table:style-name="ro2">
          <table:table-cell office:value-type="float" office:value="207555">
            <text:p>207555</text:p>
          </table:table-cell>
          <table:table-cell office:value-type="float" office:value="57">
            <text:p>57</text:p>
          </table:table-cell>
          <table:table-cell office:value-type="string">
            <text:p>29A</text:p>
          </table:table-cell>
          <table:table-cell office:value-type="float" office:value="24242">
            <text:p>24242</text:p>
          </table:table-cell>
          <table:table-cell office:value-type="float" office:value="14758">
            <text:p>14758</text:p>
          </table:table-cell>
          <table:table-cell office:value-type="float" office:value="39072">
            <text:p>39072</text:p>
          </table:table-cell>
          <table:table-cell table:formula="of:=100 * (([.D103]/[.F103]) - ([.E103]/[.F103]))" office:value-type="float" office:value="24.2731367731368">
            <text:p>24.2731367731</text:p>
          </table:table-cell>
          <table:table-cell office:value-type="float" office:value="30832">
            <text:p>30832</text:p>
          </table:table-cell>
          <table:table-cell office:value-type="float" office:value="19933">
            <text:p>19933</text:p>
          </table:table-cell>
          <table:table-cell office:value-type="float" office:value="50835">
            <text:p>50835</text:p>
          </table:table-cell>
          <table:table-cell table:formula="of:=100 * (([.H103]/[.J103]) - ([.I103]/[.J103]))" office:value-type="float" office:value="21.4399527884332">
            <text:p>21.4399527884</text:p>
          </table:table-cell>
          <table:table-cell office:value-type="float" office:value="12494">
            <text:p>12494</text:p>
          </table:table-cell>
          <table:table-cell office:value-type="float" office:value="26883">
            <text:p>26883</text:p>
          </table:table-cell>
          <table:table-cell office:value-type="float" office:value="39433">
            <text:p>39433</text:p>
          </table:table-cell>
          <table:table-cell table:formula="of:=100 * (([.L103]/[.N103]) - ([.M103]/[.N103]))" office:value-type="float" office:value="-36.4897420941851">
            <text:p>-36.4897420942</text:p>
          </table:table-cell>
          <table:table-cell table:formula="of:=AVERAGE([.G103];[.K103];[.O103])" office:value-type="float" office:value="3.07444915579496">
            <text:p>3.0744491558</text:p>
          </table:table-cell>
        </table:table-row>
        <table:table-row table:style-name="ro2">
          <table:table-cell office:value-type="float" office:value="207597">
            <text:p>207597</text:p>
          </table:table-cell>
          <table:table-cell office:value-type="float" office:value="58">
            <text:p>58</text:p>
          </table:table-cell>
          <table:table-cell office:value-type="string">
            <text:p>29B</text:p>
          </table:table-cell>
          <table:table-cell office:value-type="float" office:value="18012">
            <text:p>18012</text:p>
          </table:table-cell>
          <table:table-cell office:value-type="float" office:value="12540">
            <text:p>12540</text:p>
          </table:table-cell>
          <table:table-cell office:value-type="float" office:value="30585">
            <text:p>30585</text:p>
          </table:table-cell>
          <table:table-cell table:formula="of:=100 * (([.D104]/[.F104]) - ([.E104]/[.F104]))" office:value-type="float" office:value="17.8911230995586">
            <text:p>17.8911230996</text:p>
          </table:table-cell>
          <table:table-cell office:value-type="float" office:value="23710">
            <text:p>23710</text:p>
          </table:table-cell>
          <table:table-cell office:value-type="float" office:value="17966">
            <text:p>17966</text:p>
          </table:table-cell>
          <table:table-cell office:value-type="float" office:value="41768">
            <text:p>41768</text:p>
          </table:table-cell>
          <table:table-cell table:formula="of:=100 * (([.H104]/[.J104]) - ([.I104]/[.J104]))" office:value-type="float" office:value="13.7521547596246">
            <text:p>13.7521547596</text:p>
          </table:table-cell>
          <table:table-cell office:value-type="float" office:value="10787">
            <text:p>10787</text:p>
          </table:table-cell>
          <table:table-cell office:value-type="float" office:value="20194">
            <text:p>20194</text:p>
          </table:table-cell>
          <table:table-cell office:value-type="float" office:value="31017">
            <text:p>31017</text:p>
          </table:table-cell>
          <table:table-cell table:formula="of:=100 * (([.L104]/[.N104]) - ([.M104]/[.N104]))" office:value-type="float" office:value="-30.3285295160718">
            <text:p>-30.3285295161</text:p>
          </table:table-cell>
          <table:table-cell table:formula="of:=AVERAGE([.G104];[.K104];[.O104])" office:value-type="float" office:value="0.438249447703793">
            <text:p>0.4382494477</text:p>
          </table:table-cell>
        </table:table-row>
        <table:table-row table:style-name="ro2">
          <table:table-cell office:value-type="float" office:value="207629">
            <text:p>207629</text:p>
          </table:table-cell>
          <table:table-cell office:value-type="float" office:value="28">
            <text:p>28</text:p>
          </table:table-cell>
          <table:table-cell office:value-type="string">
            <text:p>14B</text:p>
          </table:table-cell>
          <table:table-cell office:value-type="float" office:value="9031">
            <text:p>9031</text:p>
          </table:table-cell>
          <table:table-cell office:value-type="float" office:value="10988">
            <text:p>10988</text:p>
          </table:table-cell>
          <table:table-cell office:value-type="float" office:value="20054">
            <text:p>20054</text:p>
          </table:table-cell>
          <table:table-cell table:formula="of:=100 * (([.D105]/[.F105]) - ([.E105]/[.F105]))" office:value-type="float" office:value="-9.75865164057046">
            <text:p>-9.7586516406</text:p>
          </table:table-cell>
          <table:table-cell office:value-type="float" office:value="13795">
            <text:p>13795</text:p>
          </table:table-cell>
          <table:table-cell office:value-type="float" office:value="16812">
            <text:p>16812</text:p>
          </table:table-cell>
          <table:table-cell office:value-type="float" office:value="30708">
            <text:p>30708</text:p>
          </table:table-cell>
          <table:table-cell table:formula="of:=100 * (([.H105]/[.J105]) - ([.I105]/[.J105]))" office:value-type="float" office:value="-9.82480135469584">
            <text:p>-9.8248013547</text:p>
          </table:table-cell>
          <table:table-cell office:value-type="float" office:value="9253">
            <text:p>9253</text:p>
          </table:table-cell>
          <table:table-cell office:value-type="float" office:value="12186">
            <text:p>12186</text:p>
          </table:table-cell>
          <table:table-cell office:value-type="float" office:value="21477">
            <text:p>21477</text:p>
          </table:table-cell>
          <table:table-cell table:formula="of:=100 * (([.L105]/[.N105]) - ([.M105]/[.N105]))" office:value-type="float" office:value="-13.6564697117847">
            <text:p>-13.6564697118</text:p>
          </table:table-cell>
          <table:table-cell table:formula="of:=AVERAGE([.G105];[.K105];[.O105])" office:value-type="float" office:value="-11.0799742356837">
            <text:p>-11.0799742357</text:p>
          </table:table-cell>
        </table:table-row>
        <table:table-row table:style-name="ro2">
          <table:table-cell office:value-type="float" office:value="207673">
            <text:p>207673</text:p>
          </table:table-cell>
          <table:table-cell office:value-type="float" office:value="26">
            <text:p>26</text:p>
          </table:table-cell>
          <table:table-cell office:value-type="string">
            <text:p>13B</text:p>
          </table:table-cell>
          <table:table-cell office:value-type="float" office:value="12382">
            <text:p>12382</text:p>
          </table:table-cell>
          <table:table-cell office:value-type="float" office:value="11998">
            <text:p>11998</text:p>
          </table:table-cell>
          <table:table-cell office:value-type="float" office:value="24422">
            <text:p>24422</text:p>
          </table:table-cell>
          <table:table-cell table:formula="of:=100 * (([.D106]/[.F106]) - ([.E106]/[.F106]))" office:value-type="float" office:value="1.57235279665875">
            <text:p>1.5723527967</text:p>
          </table:table-cell>
          <table:table-cell office:value-type="float" office:value="17571">
            <text:p>17571</text:p>
          </table:table-cell>
          <table:table-cell office:value-type="float" office:value="17171">
            <text:p>17171</text:p>
          </table:table-cell>
          <table:table-cell office:value-type="float" office:value="34795">
            <text:p>34795</text:p>
          </table:table-cell>
          <table:table-cell table:formula="of:=100 * (([.H106]/[.J106]) - ([.I106]/[.J106]))" office:value-type="float" office:value="1.14959045839919">
            <text:p>1.1495904584</text:p>
          </table:table-cell>
          <table:table-cell office:value-type="float" office:value="10023">
            <text:p>10023</text:p>
          </table:table-cell>
          <table:table-cell office:value-type="float" office:value="14331">
            <text:p>14331</text:p>
          </table:table-cell>
          <table:table-cell office:value-type="float" office:value="24386">
            <text:p>24386</text:p>
          </table:table-cell>
          <table:table-cell table:formula="of:=100 * (([.L106]/[.N106]) - ([.M106]/[.N106]))" office:value-type="float" office:value="-17.665873862052">
            <text:p>-17.6658738621</text:p>
          </table:table-cell>
          <table:table-cell table:formula="of:=AVERAGE([.G106];[.K106];[.O106])" office:value-type="float" office:value="-4.98131020233135">
            <text:p>-4.9813102023</text:p>
          </table:table-cell>
        </table:table-row>
        <table:table-row table:style-name="ro2">
          <table:table-cell office:value-type="float" office:value="207718">
            <text:p>207718</text:p>
          </table:table-cell>
          <table:table-cell office:value-type="float" office:value="18">
            <text:p>18</text:p>
          </table:table-cell>
          <table:table-cell office:value-type="string">
            <text:p>09B</text:p>
          </table:table-cell>
          <table:table-cell office:value-type="float" office:value="11927">
            <text:p>11927</text:p>
          </table:table-cell>
          <table:table-cell office:value-type="float" office:value="12964">
            <text:p>12964</text:p>
          </table:table-cell>
          <table:table-cell office:value-type="float" office:value="24917">
            <text:p>24917</text:p>
          </table:table-cell>
          <table:table-cell table:formula="of:=100 * (([.D107]/[.F107]) - ([.E107]/[.F107]))" office:value-type="float" office:value="-4.16181723321427">
            <text:p>-4.1618172332</text:p>
          </table:table-cell>
          <table:table-cell office:value-type="float" office:value="15631">
            <text:p>15631</text:p>
          </table:table-cell>
          <table:table-cell office:value-type="float" office:value="15044">
            <text:p>15044</text:p>
          </table:table-cell>
          <table:table-cell office:value-type="float" office:value="30724">
            <text:p>30724</text:p>
          </table:table-cell>
          <table:table-cell table:formula="of:=100 * (([.H107]/[.J107]) - ([.I107]/[.J107]))" office:value-type="float" office:value="1.91055852102591">
            <text:p>1.910558521</text:p>
          </table:table-cell>
          <table:table-cell office:value-type="float" office:value="9331">
            <text:p>9331</text:p>
          </table:table-cell>
          <table:table-cell office:value-type="float" office:value="13363">
            <text:p>13363</text:p>
          </table:table-cell>
          <table:table-cell office:value-type="float" office:value="23432">
            <text:p>23432</text:p>
          </table:table-cell>
          <table:table-cell table:formula="of:=100 * (([.L107]/[.N107]) - ([.M107]/[.N107]))" office:value-type="float" office:value="-17.2072379651758">
            <text:p>-17.2072379652</text:p>
          </table:table-cell>
          <table:table-cell table:formula="of:=AVERAGE([.G107];[.K107];[.O107])" office:value-type="float" office:value="-6.4861655591214">
            <text:p>-6.4861655591</text:p>
          </table:table-cell>
        </table:table-row>
        <table:table-row table:style-name="ro2">
          <table:table-cell office:value-type="float" office:value="207738">
            <text:p>207738</text:p>
          </table:table-cell>
          <table:table-cell office:value-type="float" office:value="30">
            <text:p>30</text:p>
          </table:table-cell>
          <table:table-cell office:value-type="string">
            <text:p>15B</text:p>
          </table:table-cell>
          <table:table-cell office:value-type="float" office:value="18527">
            <text:p>18527</text:p>
          </table:table-cell>
          <table:table-cell office:value-type="float" office:value="14772">
            <text:p>14772</text:p>
          </table:table-cell>
          <table:table-cell office:value-type="float" office:value="33333">
            <text:p>33333</text:p>
          </table:table-cell>
          <table:table-cell table:formula="of:=100 * (([.D108]/[.F108]) - ([.E108]/[.F108]))" office:value-type="float" office:value="11.2651126511265">
            <text:p>11.2651126511</text:p>
          </table:table-cell>
          <table:table-cell office:value-type="float" office:value="25184">
            <text:p>25184</text:p>
          </table:table-cell>
          <table:table-cell office:value-type="float" office:value="18542">
            <text:p>18542</text:p>
          </table:table-cell>
          <table:table-cell office:value-type="float" office:value="43840">
            <text:p>43840</text:p>
          </table:table-cell>
          <table:table-cell table:formula="of:=100 * (([.H108]/[.J108]) - ([.I108]/[.J108]))" office:value-type="float" office:value="15.1505474452555">
            <text:p>15.1505474453</text:p>
          </table:table-cell>
          <table:table-cell office:value-type="float" office:value="11798">
            <text:p>11798</text:p>
          </table:table-cell>
          <table:table-cell office:value-type="float" office:value="21715">
            <text:p>21715</text:p>
          </table:table-cell>
          <table:table-cell office:value-type="float" office:value="33558">
            <text:p>33558</text:p>
          </table:table-cell>
          <table:table-cell table:formula="of:=100 * (([.L108]/[.N108]) - ([.M108]/[.N108]))" office:value-type="float" office:value="-29.5518207282913">
            <text:p>-29.5518207283</text:p>
          </table:table-cell>
          <table:table-cell table:formula="of:=AVERAGE([.G108];[.K108];[.O108])" office:value-type="float" office:value="-1.04538687730311">
            <text:p>-1.0453868773</text:p>
          </table:table-cell>
        </table:table-row>
        <table:table-row table:style-name="ro2">
          <table:table-cell office:value-type="float" office:value="207768">
            <text:p>207768</text:p>
          </table:table-cell>
          <table:table-cell office:value-type="float" office:value="60">
            <text:p>60</text:p>
          </table:table-cell>
          <table:table-cell office:value-type="string">
            <text:p>30B</text:p>
          </table:table-cell>
          <table:table-cell office:value-type="float" office:value="16054">
            <text:p>16054</text:p>
          </table:table-cell>
          <table:table-cell office:value-type="float" office:value="10452">
            <text:p>10452</text:p>
          </table:table-cell>
          <table:table-cell office:value-type="float" office:value="26539">
            <text:p>26539</text:p>
          </table:table-cell>
          <table:table-cell table:formula="of:=100 * (([.D109]/[.F109]) - ([.E109]/[.F109]))" office:value-type="float" office:value="21.1085572176796">
            <text:p>21.1085572177</text:p>
          </table:table-cell>
          <table:table-cell office:value-type="float" office:value="22346">
            <text:p>22346</text:p>
          </table:table-cell>
          <table:table-cell office:value-type="float" office:value="13866">
            <text:p>13866</text:p>
          </table:table-cell>
          <table:table-cell office:value-type="float" office:value="36267">
            <text:p>36267</text:p>
          </table:table-cell>
          <table:table-cell table:formula="of:=100 * (([.H109]/[.J109]) - ([.I109]/[.J109]))" office:value-type="float" office:value="23.3821380318196">
            <text:p>23.3821380318</text:p>
          </table:table-cell>
          <table:table-cell office:value-type="float" office:value="8633">
            <text:p>8633</text:p>
          </table:table-cell>
          <table:table-cell office:value-type="float" office:value="18816">
            <text:p>18816</text:p>
          </table:table-cell>
          <table:table-cell office:value-type="float" office:value="27474">
            <text:p>27474</text:p>
          </table:table-cell>
          <table:table-cell table:formula="of:=100 * (([.L109]/[.N109]) - ([.M109]/[.N109]))" office:value-type="float" office:value="-37.0641333624518">
            <text:p>-37.0641333625</text:p>
          </table:table-cell>
          <table:table-cell table:formula="of:=AVERAGE([.G109];[.K109];[.O109])" office:value-type="float" office:value="2.47552062901581">
            <text:p>2.475520629</text:p>
          </table:table-cell>
        </table:table-row>
        <table:table-row table:style-name="ro2">
          <table:table-cell office:value-type="float" office:value="207799">
            <text:p>207799</text:p>
          </table:table-cell>
          <table:table-cell office:value-type="float" office:value="59">
            <text:p>59</text:p>
          </table:table-cell>
          <table:table-cell office:value-type="string">
            <text:p>30A</text:p>
          </table:table-cell>
          <table:table-cell office:value-type="float" office:value="14785">
            <text:p>14785</text:p>
          </table:table-cell>
          <table:table-cell office:value-type="float" office:value="11326">
            <text:p>11326</text:p>
          </table:table-cell>
          <table:table-cell office:value-type="float" office:value="26132">
            <text:p>26132</text:p>
          </table:table-cell>
          <table:table-cell table:formula="of:=100 * (([.D110]/[.F110]) - ([.E110]/[.F110]))" office:value-type="float" office:value="13.2366447267718">
            <text:p>13.2366447268</text:p>
          </table:table-cell>
          <table:table-cell office:value-type="float" office:value="20705">
            <text:p>20705</text:p>
          </table:table-cell>
          <table:table-cell office:value-type="float" office:value="13199">
            <text:p>13199</text:p>
          </table:table-cell>
          <table:table-cell office:value-type="float" office:value="34003">
            <text:p>34003</text:p>
          </table:table-cell>
          <table:table-cell table:formula="of:=100 * (([.H110]/[.J110]) - ([.I110]/[.J110]))" office:value-type="float" office:value="22.0745228362203">
            <text:p>22.0745228362</text:p>
          </table:table-cell>
          <table:table-cell office:value-type="float" office:value="8309">
            <text:p>8309</text:p>
          </table:table-cell>
          <table:table-cell office:value-type="float" office:value="17760">
            <text:p>17760</text:p>
          </table:table-cell>
          <table:table-cell office:value-type="float" office:value="26096">
            <text:p>26096</text:p>
          </table:table-cell>
          <table:table-cell table:formula="of:=100 * (([.L110]/[.N110]) - ([.M110]/[.N110]))" office:value-type="float" office:value="-36.2162783568363">
            <text:p>-36.2162783568</text:p>
          </table:table-cell>
          <table:table-cell table:formula="of:=AVERAGE([.G110];[.K110];[.O110])" office:value-type="float" office:value="-0.301703597948062">
            <text:p>-0.3017035979</text:p>
          </table:table-cell>
        </table:table-row>
        <table:table-row table:style-name="ro2">
          <table:table-cell office:value-type="float" office:value="262961">
            <text:p>262961</text:p>
          </table:table-cell>
          <table:table-cell office:value-type="float" office:value="118">
            <text:p>118</text:p>
          </table:table-cell>
          <table:table-cell office:value-type="string">
            <text:p>59B</text:p>
          </table:table-cell>
          <table:table-cell office:value-type="float" office:value="4940">
            <text:p>4940</text:p>
          </table:table-cell>
          <table:table-cell office:value-type="float" office:value="16440">
            <text:p>16440</text:p>
          </table:table-cell>
          <table:table-cell office:value-type="float" office:value="22500">
            <text:p>22500</text:p>
          </table:table-cell>
          <table:table-cell table:formula="of:=100 * (([.D111]/[.F111]) - ([.E111]/[.F111]))" office:value-type="float" office:value="-51.1111111111111">
            <text:p>-51.1111111111</text:p>
          </table:table-cell>
          <table:table-cell office:value-type="float" office:value="6722">
            <text:p>6722</text:p>
          </table:table-cell>
          <table:table-cell office:value-type="float" office:value="25561">
            <text:p>25561</text:p>
          </table:table-cell>
          <table:table-cell office:value-type="float" office:value="33510">
            <text:p>33510</text:p>
          </table:table-cell>
          <table:table-cell table:formula="of:=100 * (([.H111]/[.J111]) - ([.I111]/[.J111]))" office:value-type="float" office:value="-56.2190390928081">
            <text:p>-56.2190390928</text:p>
          </table:table-cell>
          <table:table-cell office:value-type="float" office:value="16534">
            <text:p>16534</text:p>
          </table:table-cell>
          <table:table-cell office:value-type="float" office:value="5358">
            <text:p>5358</text:p>
          </table:table-cell>
          <table:table-cell office:value-type="float" office:value="22175">
            <text:p>22175</text:p>
          </table:table-cell>
          <table:table-cell table:formula="of:=100 * (([.L111]/[.N111]) - ([.M111]/[.N111]))" office:value-type="float" office:value="50.3990980834273">
            <text:p>50.3990980834</text:p>
          </table:table-cell>
          <table:table-cell table:formula="of:=AVERAGE([.G111];[.K111];[.O111])" office:value-type="float" office:value="-18.9770173734973">
            <text:p>-18.9770173735</text:p>
          </table:table-cell>
        </table:table-row>
        <table:table-row table:style-name="ro2">
          <table:table-cell office:value-type="float" office:value="262998">
            <text:p>262998</text:p>
          </table:table-cell>
          <table:table-cell office:value-type="float" office:value="117">
            <text:p>117</text:p>
          </table:table-cell>
          <table:table-cell office:value-type="string">
            <text:p>59A</text:p>
          </table:table-cell>
          <table:table-cell office:value-type="float" office:value="4627">
            <text:p>4627</text:p>
          </table:table-cell>
          <table:table-cell office:value-type="float" office:value="16162">
            <text:p>16162</text:p>
          </table:table-cell>
          <table:table-cell office:value-type="float" office:value="21784">
            <text:p>21784</text:p>
          </table:table-cell>
          <table:table-cell table:formula="of:=100 * (([.D112]/[.F112]) - ([.E112]/[.F112]))" office:value-type="float" office:value="-52.9517076753581">
            <text:p>-52.9517076754</text:p>
          </table:table-cell>
          <table:table-cell office:value-type="float" office:value="5979">
            <text:p>5979</text:p>
          </table:table-cell>
          <table:table-cell office:value-type="float" office:value="24459">
            <text:p>24459</text:p>
          </table:table-cell>
          <table:table-cell office:value-type="float" office:value="31612">
            <text:p>31612</text:p>
          </table:table-cell>
          <table:table-cell table:formula="of:=100 * (([.H112]/[.J112]) - ([.I112]/[.J112]))" office:value-type="float" office:value="-58.458813108946">
            <text:p>-58.4588131089</text:p>
          </table:table-cell>
          <table:table-cell office:value-type="float" office:value="14932">
            <text:p>14932</text:p>
          </table:table-cell>
          <table:table-cell office:value-type="float" office:value="4821">
            <text:p>4821</text:p>
          </table:table-cell>
          <table:table-cell office:value-type="float" office:value="19821">
            <text:p>19821</text:p>
          </table:table-cell>
          <table:table-cell table:formula="of:=100 * (([.L112]/[.N112]) - ([.M112]/[.N112]))" office:value-type="float" office:value="51.0115534029565">
            <text:p>51.011553403</text:p>
          </table:table-cell>
          <table:table-cell table:formula="of:=AVERAGE([.G112];[.K112];[.O112])" office:value-type="float" office:value="-20.1329891271159">
            <text:p>-20.1329891271</text:p>
          </table:table-cell>
        </table:table-row>
        <table:table-row table:style-name="ro2">
          <table:table-cell office:value-type="float" office:value="263022">
            <text:p>263022</text:p>
          </table:table-cell>
          <table:table-cell office:value-type="float" office:value="80">
            <text:p>80</text:p>
          </table:table-cell>
          <table:table-cell office:value-type="string">
            <text:p>40B</text:p>
          </table:table-cell>
          <table:table-cell office:value-type="float" office:value="9130">
            <text:p>9130</text:p>
          </table:table-cell>
          <table:table-cell office:value-type="float" office:value="18182">
            <text:p>18182</text:p>
          </table:table-cell>
          <table:table-cell office:value-type="float" office:value="27680">
            <text:p>27680</text:p>
          </table:table-cell>
          <table:table-cell table:formula="of:=100 * (([.D113]/[.F113]) - ([.E113]/[.F113]))" office:value-type="float" office:value="-32.7023121387283">
            <text:p>-32.7023121387</text:p>
          </table:table-cell>
          <table:table-cell office:value-type="float" office:value="11969">
            <text:p>11969</text:p>
          </table:table-cell>
          <table:table-cell office:value-type="float" office:value="25098">
            <text:p>25098</text:p>
          </table:table-cell>
          <table:table-cell office:value-type="float" office:value="38153">
            <text:p>38153</text:p>
          </table:table-cell>
          <table:table-cell table:formula="of:=100 * (([.H113]/[.J113]) - ([.I113]/[.J113]))" office:value-type="float" office:value="-34.4114486409981">
            <text:p>-34.411448641</text:p>
          </table:table-cell>
          <table:table-cell office:value-type="float" office:value="15649">
            <text:p>15649</text:p>
          </table:table-cell>
          <table:table-cell office:value-type="float" office:value="9771">
            <text:p>9771</text:p>
          </table:table-cell>
          <table:table-cell office:value-type="float" office:value="25571">
            <text:p>25571</text:p>
          </table:table-cell>
          <table:table-cell table:formula="of:=100 * (([.L113]/[.N113]) - ([.M113]/[.N113]))" office:value-type="float" office:value="22.986977435376">
            <text:p>22.9869774354</text:p>
          </table:table-cell>
          <table:table-cell table:formula="of:=AVERAGE([.G113];[.K113];[.O113])" office:value-type="float" office:value="-14.7089277814501">
            <text:p>-14.7089277815</text:p>
          </table:table-cell>
        </table:table-row>
        <table:table-row table:style-name="ro2">
          <table:table-cell office:value-type="float" office:value="263051">
            <text:p>263051</text:p>
          </table:table-cell>
          <table:table-cell office:value-type="float" office:value="120">
            <text:p>120</text:p>
          </table:table-cell>
          <table:table-cell office:value-type="string">
            <text:p>60B</text:p>
          </table:table-cell>
          <table:table-cell office:value-type="float" office:value="4075">
            <text:p>4075</text:p>
          </table:table-cell>
          <table:table-cell office:value-type="float" office:value="17520">
            <text:p>17520</text:p>
          </table:table-cell>
          <table:table-cell office:value-type="float" office:value="22971">
            <text:p>22971</text:p>
          </table:table-cell>
          <table:table-cell table:formula="of:=100 * (([.D114]/[.F114]) - ([.E114]/[.F114]))" office:value-type="float" office:value="-58.5303208393191">
            <text:p>-58.5303208393</text:p>
          </table:table-cell>
          <table:table-cell office:value-type="float" office:value="7558">
            <text:p>7558</text:p>
          </table:table-cell>
          <table:table-cell office:value-type="float" office:value="24277">
            <text:p>24277</text:p>
          </table:table-cell>
          <table:table-cell office:value-type="float" office:value="33765">
            <text:p>33765</text:p>
          </table:table-cell>
          <table:table-cell table:formula="of:=100 * (([.H114]/[.J114]) - ([.I114]/[.J114]))" office:value-type="float" office:value="-49.5157707685473">
            <text:p>-49.5157707685</text:p>
          </table:table-cell>
          <table:table-cell office:value-type="float" office:value="16093">
            <text:p>16093</text:p>
          </table:table-cell>
          <table:table-cell office:value-type="float" office:value="4346">
            <text:p>4346</text:p>
          </table:table-cell>
          <table:table-cell office:value-type="float" office:value="22185">
            <text:p>22185</text:p>
          </table:table-cell>
          <table:table-cell table:formula="of:=100 * (([.L114]/[.N114]) - ([.M114]/[.N114]))" office:value-type="float" office:value="52.9501915708812">
            <text:p>52.9501915709</text:p>
          </table:table-cell>
          <table:table-cell table:formula="of:=AVERAGE([.G114];[.K114];[.O114])" office:value-type="float" office:value="-18.3653000123284">
            <text:p>-18.3653000123</text:p>
          </table:table-cell>
        </table:table-row>
        <table:table-row table:style-name="ro2">
          <table:table-cell office:value-type="float" office:value="263080">
            <text:p>263080</text:p>
          </table:table-cell>
          <table:table-cell office:value-type="float" office:value="119">
            <text:p>119</text:p>
          </table:table-cell>
          <table:table-cell office:value-type="string">
            <text:p>60A</text:p>
          </table:table-cell>
          <table:table-cell office:value-type="float" office:value="5875">
            <text:p>5875</text:p>
          </table:table-cell>
          <table:table-cell office:value-type="float" office:value="20984">
            <text:p>20984</text:p>
          </table:table-cell>
          <table:table-cell office:value-type="float" office:value="27912">
            <text:p>27912</text:p>
          </table:table-cell>
          <table:table-cell table:formula="of:=100 * (([.D115]/[.F115]) - ([.E115]/[.F115]))" office:value-type="float" office:value="-54.1308397821725">
            <text:p>-54.1308397822</text:p>
          </table:table-cell>
          <table:table-cell office:value-type="float" office:value="8233">
            <text:p>8233</text:p>
          </table:table-cell>
          <table:table-cell office:value-type="float" office:value="26608">
            <text:p>26608</text:p>
          </table:table-cell>
          <table:table-cell office:value-type="float" office:value="37808">
            <text:p>37808</text:p>
          </table:table-cell>
          <table:table-cell table:formula="of:=100 * (([.H115]/[.J115]) - ([.I115]/[.J115]))" office:value-type="float" office:value="-48.6008252221752">
            <text:p>-48.6008252222</text:p>
          </table:table-cell>
          <table:table-cell office:value-type="float" office:value="19349">
            <text:p>19349</text:p>
          </table:table-cell>
          <table:table-cell office:value-type="float" office:value="6783">
            <text:p>6783</text:p>
          </table:table-cell>
          <table:table-cell office:value-type="float" office:value="26861">
            <text:p>26861</text:p>
          </table:table-cell>
          <table:table-cell table:formula="of:=100 * (([.L115]/[.N115]) - ([.M115]/[.N115]))" office:value-type="float" office:value="46.7815792412792">
            <text:p>46.7815792413</text:p>
          </table:table-cell>
          <table:table-cell table:formula="of:=AVERAGE([.G115];[.K115];[.O115])" office:value-type="float" office:value="-18.6500285876895">
            <text:p>-18.6500285877</text:p>
          </table:table-cell>
        </table:table-row>
        <table:table-row table:style-name="ro2">
          <table:table-cell office:value-type="float" office:value="263108">
            <text:p>263108</text:p>
          </table:table-cell>
          <table:table-cell office:value-type="float" office:value="82">
            <text:p>82</text:p>
          </table:table-cell>
          <table:table-cell office:value-type="string">
            <text:p>41B</text:p>
          </table:table-cell>
          <table:table-cell office:value-type="float" office:value="12000">
            <text:p>12000</text:p>
          </table:table-cell>
          <table:table-cell office:value-type="float" office:value="23334">
            <text:p>23334</text:p>
          </table:table-cell>
          <table:table-cell office:value-type="float" office:value="36088">
            <text:p>36088</text:p>
          </table:table-cell>
          <table:table-cell table:formula="of:=100 * (([.D116]/[.F116]) - ([.E116]/[.F116]))" office:value-type="float" office:value="-31.4065617379738">
            <text:p>-31.406561738</text:p>
          </table:table-cell>
          <table:table-cell office:value-type="float" office:value="15813">
            <text:p>15813</text:p>
          </table:table-cell>
          <table:table-cell office:value-type="float" office:value="28472">
            <text:p>28472</text:p>
          </table:table-cell>
          <table:table-cell office:value-type="float" office:value="45449">
            <text:p>45449</text:p>
          </table:table-cell>
          <table:table-cell table:formula="of:=100 * (([.H116]/[.J116]) - ([.I116]/[.J116]))" office:value-type="float" office:value="-27.853198090167">
            <text:p>-27.8531980902</text:p>
          </table:table-cell>
          <table:table-cell office:value-type="float" office:value="20950">
            <text:p>20950</text:p>
          </table:table-cell>
          <table:table-cell office:value-type="float" office:value="13050">
            <text:p>13050</text:p>
          </table:table-cell>
          <table:table-cell office:value-type="float" office:value="34056">
            <text:p>34056</text:p>
          </table:table-cell>
          <table:table-cell table:formula="of:=100 * (([.L116]/[.N116]) - ([.M116]/[.N116]))" office:value-type="float" office:value="23.1970871505755">
            <text:p>23.1970871506</text:p>
          </table:table-cell>
          <table:table-cell table:formula="of:=AVERAGE([.G116];[.K116];[.O116])" office:value-type="float" office:value="-12.0208908925218">
            <text:p>-12.0208908925</text:p>
          </table:table-cell>
        </table:table-row>
        <table:table-row table:style-name="ro2">
          <table:table-cell office:value-type="float" office:value="263130">
            <text:p>263130</text:p>
          </table:table-cell>
          <table:table-cell office:value-type="float" office:value="81">
            <text:p>81</text:p>
          </table:table-cell>
          <table:table-cell office:value-type="string">
            <text:p>41A</text:p>
          </table:table-cell>
          <table:table-cell office:value-type="float" office:value="13328">
            <text:p>13328</text:p>
          </table:table-cell>
          <table:table-cell office:value-type="float" office:value="21452">
            <text:p>21452</text:p>
          </table:table-cell>
          <table:table-cell office:value-type="float" office:value="35531">
            <text:p>35531</text:p>
          </table:table-cell>
          <table:table-cell table:formula="of:=100 * (([.D117]/[.F117]) - ([.E117]/[.F117]))" office:value-type="float" office:value="-22.8645408235062">
            <text:p>-22.8645408235</text:p>
          </table:table-cell>
          <table:table-cell office:value-type="float" office:value="16885">
            <text:p>16885</text:p>
          </table:table-cell>
          <table:table-cell office:value-type="float" office:value="28278">
            <text:p>28278</text:p>
          </table:table-cell>
          <table:table-cell office:value-type="float" office:value="45555">
            <text:p>45555</text:p>
          </table:table-cell>
          <table:table-cell table:formula="of:=100 * (([.H117]/[.J117]) - ([.I117]/[.J117]))" office:value-type="float" office:value="-25.0093293820656">
            <text:p>-25.0093293821</text:p>
          </table:table-cell>
          <table:table-cell office:value-type="float" office:value="18839">
            <text:p>18839</text:p>
          </table:table-cell>
          <table:table-cell office:value-type="float" office:value="14096">
            <text:p>14096</text:p>
          </table:table-cell>
          <table:table-cell office:value-type="float" office:value="33105">
            <text:p>33105</text:p>
          </table:table-cell>
          <table:table-cell table:formula="of:=100 * (([.L117]/[.N117]) - ([.M117]/[.N117]))" office:value-type="float" office:value="14.3271409152696">
            <text:p>14.3271409153</text:p>
          </table:table-cell>
          <table:table-cell table:formula="of:=AVERAGE([.G117];[.K117];[.O117])" office:value-type="float" office:value="-11.1822430967674">
            <text:p>-11.1822430968</text:p>
          </table:table-cell>
        </table:table-row>
        <table:table-row table:style-name="ro2">
          <table:table-cell office:value-type="float" office:value="263162">
            <text:p>263162</text:p>
          </table:table-cell>
          <table:table-cell office:value-type="float" office:value="128">
            <text:p>128</text:p>
          </table:table-cell>
          <table:table-cell office:value-type="string">
            <text:p>64B</text:p>
          </table:table-cell>
          <table:table-cell office:value-type="float" office:value="8005">
            <text:p>8005</text:p>
          </table:table-cell>
          <table:table-cell office:value-type="float" office:value="21742">
            <text:p>21742</text:p>
          </table:table-cell>
          <table:table-cell office:value-type="float" office:value="30983">
            <text:p>30983</text:p>
          </table:table-cell>
          <table:table-cell table:formula="of:=100 * (([.D118]/[.F118]) - ([.E118]/[.F118]))" office:value-type="float" office:value="-44.3372171836168">
            <text:p>-44.3372171836</text:p>
          </table:table-cell>
          <table:table-cell office:value-type="float" office:value="9835">
            <text:p>9835</text:p>
          </table:table-cell>
          <table:table-cell office:value-type="float" office:value="27345">
            <text:p>27345</text:p>
          </table:table-cell>
          <table:table-cell office:value-type="float" office:value="37262">
            <text:p>37262</text:p>
          </table:table-cell>
          <table:table-cell table:formula="of:=100 * (([.H118]/[.J118]) - ([.I118]/[.J118]))" office:value-type="float" office:value="-46.9915731844775">
            <text:p>-46.9915731845</text:p>
          </table:table-cell>
          <table:table-cell office:value-type="float" office:value="20920">
            <text:p>20920</text:p>
          </table:table-cell>
          <table:table-cell office:value-type="float" office:value="8139">
            <text:p>8139</text:p>
          </table:table-cell>
          <table:table-cell office:value-type="float" office:value="29106">
            <text:p>29106</text:p>
          </table:table-cell>
          <table:table-cell table:formula="of:=100 * (([.L118]/[.N118]) - ([.M118]/[.N118]))" office:value-type="float" office:value="43.9119081976225">
            <text:p>43.9119081976</text:p>
          </table:table-cell>
          <table:table-cell table:formula="of:=AVERAGE([.G118];[.K118];[.O118])" office:value-type="float" office:value="-15.8056273901573">
            <text:p>-15.8056273902</text:p>
          </table:table-cell>
        </table:table-row>
        <table:table-row table:style-name="ro2">
          <table:table-cell office:value-type="float" office:value="263186">
            <text:p>263186</text:p>
          </table:table-cell>
          <table:table-cell office:value-type="float" office:value="127">
            <text:p>127</text:p>
          </table:table-cell>
          <table:table-cell office:value-type="string">
            <text:p>64A</text:p>
          </table:table-cell>
          <table:table-cell office:value-type="float" office:value="8625">
            <text:p>8625</text:p>
          </table:table-cell>
          <table:table-cell office:value-type="float" office:value="33115">
            <text:p>33115</text:p>
          </table:table-cell>
          <table:table-cell office:value-type="float" office:value="44871">
            <text:p>44871</text:p>
          </table:table-cell>
          <table:table-cell table:formula="of:=100 * (([.D119]/[.F119]) - ([.E119]/[.F119]))" office:value-type="float" office:value="-54.5786811080653">
            <text:p>-54.5786811081</text:p>
          </table:table-cell>
          <table:table-cell office:value-type="float" office:value="12571">
            <text:p>12571</text:p>
          </table:table-cell>
          <table:table-cell office:value-type="float" office:value="43944">
            <text:p>43944</text:p>
          </table:table-cell>
          <table:table-cell office:value-type="float" office:value="57117">
            <text:p>57117</text:p>
          </table:table-cell>
          <table:table-cell table:formula="of:=100 * (([.H119]/[.J119]) - ([.I119]/[.J119]))" office:value-type="float" office:value="-54.9276047411454">
            <text:p>-54.9276047411</text:p>
          </table:table-cell>
          <table:table-cell office:value-type="float" office:value="32559">
            <text:p>32559</text:p>
          </table:table-cell>
          <table:table-cell office:value-type="float" office:value="8811">
            <text:p>8811</text:p>
          </table:table-cell>
          <table:table-cell office:value-type="float" office:value="41989">
            <text:p>41989</text:p>
          </table:table-cell>
          <table:table-cell table:formula="of:=100 * (([.L119]/[.N119]) - ([.M119]/[.N119]))" office:value-type="float" office:value="56.5576698659173">
            <text:p>56.5576698659</text:p>
          </table:table-cell>
          <table:table-cell table:formula="of:=AVERAGE([.G119];[.K119];[.O119])" office:value-type="float" office:value="-17.6495386610978">
            <text:p>-17.6495386611</text:p>
          </table:table-cell>
        </table:table-row>
        <table:table-row table:style-name="ro2">
          <table:table-cell office:value-type="float" office:value="263224">
            <text:p>263224</text:p>
          </table:table-cell>
          <table:table-cell office:value-type="float" office:value="104">
            <text:p>104</text:p>
          </table:table-cell>
          <table:table-cell office:value-type="string">
            <text:p>52B</text:p>
          </table:table-cell>
          <table:table-cell office:value-type="float" office:value="14044">
            <text:p>14044</text:p>
          </table:table-cell>
          <table:table-cell office:value-type="float" office:value="23230">
            <text:p>23230</text:p>
          </table:table-cell>
          <table:table-cell office:value-type="float" office:value="37683">
            <text:p>37683</text:p>
          </table:table-cell>
          <table:table-cell table:formula="of:=100 * (([.D120]/[.F120]) - ([.E120]/[.F120]))" office:value-type="float" office:value="-24.3770400445824">
            <text:p>-24.3770400446</text:p>
          </table:table-cell>
          <table:table-cell office:value-type="float" office:value="18108">
            <text:p>18108</text:p>
          </table:table-cell>
          <table:table-cell office:value-type="float" office:value="32136">
            <text:p>32136</text:p>
          </table:table-cell>
          <table:table-cell office:value-type="float" office:value="50414">
            <text:p>50414</text:p>
          </table:table-cell>
          <table:table-cell table:formula="of:=100 * (([.H120]/[.J120]) - ([.I120]/[.J120]))" office:value-type="float" office:value="-27.8256039988892">
            <text:p>-27.8256039989</text:p>
          </table:table-cell>
          <table:table-cell office:value-type="float" office:value="20627">
            <text:p>20627</text:p>
          </table:table-cell>
          <table:table-cell office:value-type="float" office:value="16174">
            <text:p>16174</text:p>
          </table:table-cell>
          <table:table-cell office:value-type="float" office:value="36832">
            <text:p>36832</text:p>
          </table:table-cell>
          <table:table-cell table:formula="of:=100 * (([.L120]/[.N120]) - ([.M120]/[.N120]))" office:value-type="float" office:value="12.0900304083406">
            <text:p>12.0900304083</text:p>
          </table:table-cell>
          <table:table-cell table:formula="of:=AVERAGE([.G120];[.K120];[.O120])" office:value-type="float" office:value="-13.3708712117104">
            <text:p>-13.3708712117</text:p>
          </table:table-cell>
        </table:table-row>
        <table:table-row table:style-name="ro2">
          <table:table-cell office:value-type="float" office:value="263259">
            <text:p>263259</text:p>
          </table:table-cell>
          <table:table-cell office:value-type="float" office:value="103">
            <text:p>103</text:p>
          </table:table-cell>
          <table:table-cell office:value-type="string">
            <text:p>52A</text:p>
          </table:table-cell>
          <table:table-cell office:value-type="float" office:value="8740">
            <text:p>8740</text:p>
          </table:table-cell>
          <table:table-cell office:value-type="float" office:value="19455">
            <text:p>19455</text:p>
          </table:table-cell>
          <table:table-cell office:value-type="float" office:value="28463">
            <text:p>28463</text:p>
          </table:table-cell>
          <table:table-cell table:formula="of:=100 * (([.D121]/[.F121]) - ([.E121]/[.F121]))" office:value-type="float" office:value="-37.6453641569757">
            <text:p>-37.645364157</text:p>
          </table:table-cell>
          <table:table-cell office:value-type="float" office:value="12476">
            <text:p>12476</text:p>
          </table:table-cell>
          <table:table-cell office:value-type="float" office:value="24264">
            <text:p>24264</text:p>
          </table:table-cell>
          <table:table-cell office:value-type="float" office:value="36809">
            <text:p>36809</text:p>
          </table:table-cell>
          <table:table-cell table:formula="of:=100 * (([.H121]/[.J121]) - ([.I121]/[.J121]))" office:value-type="float" office:value="-32.0247765492135">
            <text:p>-32.0247765492</text:p>
          </table:table-cell>
          <table:table-cell office:value-type="float" office:value="16573">
            <text:p>16573</text:p>
          </table:table-cell>
          <table:table-cell office:value-type="float" office:value="10128">
            <text:p>10128</text:p>
          </table:table-cell>
          <table:table-cell office:value-type="float" office:value="26732">
            <text:p>26732</text:p>
          </table:table-cell>
          <table:table-cell table:formula="of:=100 * (([.L121]/[.N121]) - ([.M121]/[.N121]))" office:value-type="float" office:value="24.1096812808619">
            <text:p>24.1096812809</text:p>
          </table:table-cell>
          <table:table-cell table:formula="of:=AVERAGE([.G121];[.K121];[.O121])" office:value-type="float" office:value="-15.1868198084424">
            <text:p>-15.1868198084</text:p>
          </table:table-cell>
        </table:table-row>
        <table:table-row table:style-name="ro2">
          <table:table-cell office:value-type="float" office:value="263290">
            <text:p>263290</text:p>
          </table:table-cell>
          <table:table-cell office:value-type="float" office:value="130">
            <text:p>130</text:p>
          </table:table-cell>
          <table:table-cell office:value-type="string">
            <text:p>65B</text:p>
          </table:table-cell>
          <table:table-cell office:value-type="float" office:value="6892">
            <text:p>6892</text:p>
          </table:table-cell>
          <table:table-cell office:value-type="float" office:value="22079">
            <text:p>22079</text:p>
          </table:table-cell>
          <table:table-cell office:value-type="float" office:value="29594">
            <text:p>29594</text:p>
          </table:table-cell>
          <table:table-cell table:formula="of:=100 * (([.D122]/[.F122]) - ([.E122]/[.F122]))" office:value-type="float" office:value="-51.3178346962222">
            <text:p>-51.3178346962</text:p>
          </table:table-cell>
          <table:table-cell office:value-type="float" office:value="10461">
            <text:p>10461</text:p>
          </table:table-cell>
          <table:table-cell office:value-type="float" office:value="30386">
            <text:p>30386</text:p>
          </table:table-cell>
          <table:table-cell office:value-type="float" office:value="40996">
            <text:p>40996</text:p>
          </table:table-cell>
          <table:table-cell table:formula="of:=100 * (([.H122]/[.J122]) - ([.I122]/[.J122]))" office:value-type="float" office:value="-48.6023026636745">
            <text:p>-48.6023026637</text:p>
          </table:table-cell>
          <table:table-cell office:value-type="float" office:value="20204">
            <text:p>20204</text:p>
          </table:table-cell>
          <table:table-cell office:value-type="float" office:value="7345">
            <text:p>7345</text:p>
          </table:table-cell>
          <table:table-cell office:value-type="float" office:value="27619">
            <text:p>27619</text:p>
          </table:table-cell>
          <table:table-cell table:formula="of:=100 * (([.L122]/[.N122]) - ([.M122]/[.N122]))" office:value-type="float" office:value="46.5585285491872">
            <text:p>46.5585285492</text:p>
          </table:table-cell>
          <table:table-cell table:formula="of:=AVERAGE([.G122];[.K122];[.O122])" office:value-type="float" office:value="-17.7872029369032">
            <text:p>-17.7872029369</text:p>
          </table:table-cell>
        </table:table-row>
        <table:table-row table:style-name="ro2">
          <table:table-cell office:value-type="float" office:value="263323">
            <text:p>263323</text:p>
          </table:table-cell>
          <table:table-cell office:value-type="float" office:value="131">
            <text:p>131</text:p>
          </table:table-cell>
          <table:table-cell office:value-type="string">
            <text:p>66A</text:p>
          </table:table-cell>
          <table:table-cell office:value-type="float" office:value="12372">
            <text:p>12372</text:p>
          </table:table-cell>
          <table:table-cell office:value-type="float" office:value="25764">
            <text:p>25764</text:p>
          </table:table-cell>
          <table:table-cell office:value-type="float" office:value="38292">
            <text:p>38292</text:p>
          </table:table-cell>
          <table:table-cell table:formula="of:=100 * (([.D123]/[.F123]) - ([.E123]/[.F123]))" office:value-type="float" office:value="-34.9733625822626">
            <text:p>-34.9733625823</text:p>
          </table:table-cell>
          <table:table-cell office:value-type="float" office:value="16374">
            <text:p>16374</text:p>
          </table:table-cell>
          <table:table-cell office:value-type="float" office:value="31312">
            <text:p>31312</text:p>
          </table:table-cell>
          <table:table-cell office:value-type="float" office:value="48586">
            <text:p>48586</text:p>
          </table:table-cell>
          <table:table-cell table:formula="of:=100 * (([.H123]/[.J123]) - ([.I123]/[.J123]))" office:value-type="float" office:value="-30.7454822376816">
            <text:p>-30.7454822377</text:p>
          </table:table-cell>
          <table:table-cell office:value-type="float" office:value="23724">
            <text:p>23724</text:p>
          </table:table-cell>
          <table:table-cell office:value-type="float" office:value="12571">
            <text:p>12571</text:p>
          </table:table-cell>
          <table:table-cell office:value-type="float" office:value="36517">
            <text:p>36517</text:p>
          </table:table-cell>
          <table:table-cell table:formula="of:=100 * (([.L123]/[.N123]) - ([.M123]/[.N123]))" office:value-type="float" office:value="30.5419393707041">
            <text:p>30.5419393707</text:p>
          </table:table-cell>
          <table:table-cell table:formula="of:=AVERAGE([.G123];[.K123];[.O123])" office:value-type="float" office:value="-11.7256351497467">
            <text:p>-11.7256351497</text:p>
          </table:table-cell>
        </table:table-row>
        <table:table-row table:style-name="ro2">
          <table:table-cell office:value-type="float" office:value="263359">
            <text:p>263359</text:p>
          </table:table-cell>
          <table:table-cell office:value-type="float" office:value="129">
            <text:p>129</text:p>
          </table:table-cell>
          <table:table-cell office:value-type="string">
            <text:p>65A</text:p>
          </table:table-cell>
          <table:table-cell office:value-type="float" office:value="4383">
            <text:p>4383</text:p>
          </table:table-cell>
          <table:table-cell office:value-type="float" office:value="17845">
            <text:p>17845</text:p>
          </table:table-cell>
          <table:table-cell office:value-type="float" office:value="23249">
            <text:p>23249</text:p>
          </table:table-cell>
          <table:table-cell table:formula="of:=100 * (([.D124]/[.F124]) - ([.E124]/[.F124]))" office:value-type="float" office:value="-57.9035657447632">
            <text:p>-57.9035657448</text:p>
          </table:table-cell>
          <table:table-cell office:value-type="float" office:value="6687">
            <text:p>6687</text:p>
          </table:table-cell>
          <table:table-cell office:value-type="float" office:value="26086">
            <text:p>26086</text:p>
          </table:table-cell>
          <table:table-cell office:value-type="float" office:value="32931">
            <text:p>32931</text:p>
          </table:table-cell>
          <table:table-cell table:formula="of:=100 * (([.H124]/[.J124]) - ([.I124]/[.J124]))" office:value-type="float" office:value="-58.9080197989736">
            <text:p>-58.908019799</text:p>
          </table:table-cell>
          <table:table-cell office:value-type="float" office:value="16924">
            <text:p>16924</text:p>
          </table:table-cell>
          <table:table-cell office:value-type="float" office:value="4414">
            <text:p>4414</text:p>
          </table:table-cell>
          <table:table-cell office:value-type="float" office:value="21413">
            <text:p>21413</text:p>
          </table:table-cell>
          <table:table-cell table:formula="of:=100 * (([.L124]/[.N124]) - ([.M124]/[.N124]))" office:value-type="float" office:value="58.4224536496521">
            <text:p>58.4224536497</text:p>
          </table:table-cell>
          <table:table-cell table:formula="of:=AVERAGE([.G124];[.K124];[.O124])" office:value-type="float" office:value="-19.4630439646949">
            <text:p>-19.4630439647</text:p>
          </table:table-cell>
        </table:table-row>
        <table:table-row table:style-name="ro2">
          <table:table-cell office:value-type="float" office:value="263392">
            <text:p>263392</text:p>
          </table:table-cell>
          <table:table-cell office:value-type="float" office:value="132">
            <text:p>132</text:p>
          </table:table-cell>
          <table:table-cell office:value-type="string">
            <text:p>66B</text:p>
          </table:table-cell>
          <table:table-cell office:value-type="float" office:value="6531">
            <text:p>6531</text:p>
          </table:table-cell>
          <table:table-cell office:value-type="float" office:value="21212">
            <text:p>21212</text:p>
          </table:table-cell>
          <table:table-cell office:value-type="float" office:value="27835">
            <text:p>27835</text:p>
          </table:table-cell>
          <table:table-cell table:formula="of:=100 * (([.D125]/[.F125]) - ([.E125]/[.F125]))" office:value-type="float" office:value="-52.7429495239806">
            <text:p>-52.742949524</text:p>
          </table:table-cell>
          <table:table-cell office:value-type="float" office:value="9207">
            <text:p>9207</text:p>
          </table:table-cell>
          <table:table-cell office:value-type="float" office:value="29194">
            <text:p>29194</text:p>
          </table:table-cell>
          <table:table-cell office:value-type="float" office:value="38756">
            <text:p>38756</text:p>
          </table:table-cell>
          <table:table-cell table:formula="of:=100 * (([.H125]/[.J125]) - ([.I125]/[.J125]))" office:value-type="float" office:value="-51.5713695943854">
            <text:p>-51.5713695944</text:p>
          </table:table-cell>
          <table:table-cell office:value-type="float" office:value="18973">
            <text:p>18973</text:p>
          </table:table-cell>
          <table:table-cell office:value-type="float" office:value="6664">
            <text:p>6664</text:p>
          </table:table-cell>
          <table:table-cell office:value-type="float" office:value="25811">
            <text:p>25811</text:p>
          </table:table-cell>
          <table:table-cell table:formula="of:=100 * (([.L125]/[.N125]) - ([.M125]/[.N125]))" office:value-type="float" office:value="47.6889698190694">
            <text:p>47.6889698191</text:p>
          </table:table-cell>
          <table:table-cell table:formula="of:=AVERAGE([.G125];[.K125];[.O125])" office:value-type="float" office:value="-18.8751164330989">
            <text:p>-18.8751164331</text:p>
          </table:table-cell>
        </table:table-row>
        <table:table-row table:style-name="ro2">
          <table:table-cell office:value-type="float" office:value="263432">
            <text:p>263432</text:p>
          </table:table-cell>
          <table:table-cell office:value-type="float" office:value="84">
            <text:p>84</text:p>
          </table:table-cell>
          <table:table-cell office:value-type="string">
            <text:p>42B</text:p>
          </table:table-cell>
          <table:table-cell office:value-type="float" office:value="21598">
            <text:p>21598</text:p>
          </table:table-cell>
          <table:table-cell office:value-type="float" office:value="25628">
            <text:p>25628</text:p>
          </table:table-cell>
          <table:table-cell office:value-type="float" office:value="47283">
            <text:p>47283</text:p>
          </table:table-cell>
          <table:table-cell table:formula="of:=100 * (([.D126]/[.F126]) - ([.E126]/[.F126]))" office:value-type="float" office:value="-8.52314785440856">
            <text:p>-8.5231478544</text:p>
          </table:table-cell>
          <table:table-cell office:value-type="float" office:value="24411">
            <text:p>24411</text:p>
          </table:table-cell>
          <table:table-cell office:value-type="float" office:value="31259">
            <text:p>31259</text:p>
          </table:table-cell>
          <table:table-cell office:value-type="float" office:value="58833">
            <text:p>58833</text:p>
          </table:table-cell>
          <table:table-cell table:formula="of:=100 * (([.H126]/[.J126]) - ([.I126]/[.J126]))" office:value-type="float" office:value="-11.6397260041133">
            <text:p>-11.6397260041</text:p>
          </table:table-cell>
          <table:table-cell office:value-type="float" office:value="23500">
            <text:p>23500</text:p>
          </table:table-cell>
          <table:table-cell office:value-type="float" office:value="20842">
            <text:p>20842</text:p>
          </table:table-cell>
          <table:table-cell office:value-type="float" office:value="44666">
            <text:p>44666</text:p>
          </table:table-cell>
          <table:table-cell table:formula="of:=100 * (([.L126]/[.N126]) - ([.M126]/[.N126]))" office:value-type="float" office:value="5.95083508709086">
            <text:p>5.9508350871</text:p>
          </table:table-cell>
          <table:table-cell table:formula="of:=AVERAGE([.G126];[.K126];[.O126])" office:value-type="float" office:value="-4.73734625714368">
            <text:p>-4.7373462571</text:p>
          </table:table-cell>
        </table:table-row>
        <table:table-row table:style-name="ro2">
          <table:table-cell office:value-type="float" office:value="263465">
            <text:p>263465</text:p>
          </table:table-cell>
          <table:table-cell office:value-type="float" office:value="116">
            <text:p>116</text:p>
          </table:table-cell>
          <table:table-cell office:value-type="string">
            <text:p>58B</text:p>
          </table:table-cell>
          <table:table-cell office:value-type="float" office:value="24355">
            <text:p>24355</text:p>
          </table:table-cell>
          <table:table-cell office:value-type="float" office:value="15514">
            <text:p>15514</text:p>
          </table:table-cell>
          <table:table-cell office:value-type="float" office:value="40215">
            <text:p>40215</text:p>
          </table:table-cell>
          <table:table-cell table:formula="of:=100 * (([.D127]/[.F127]) - ([.E127]/[.F127]))" office:value-type="float" office:value="21.9843342036553">
            <text:p>21.9843342037</text:p>
          </table:table-cell>
          <table:table-cell office:value-type="float" office:value="30944">
            <text:p>30944</text:p>
          </table:table-cell>
          <table:table-cell office:value-type="float" office:value="24574">
            <text:p>24574</text:p>
          </table:table-cell>
          <table:table-cell office:value-type="float" office:value="56101">
            <text:p>56101</text:p>
          </table:table-cell>
          <table:table-cell table:formula="of:=100 * (([.H127]/[.J127]) - ([.I127]/[.J127]))" office:value-type="float" office:value="11.3545213097806">
            <text:p>11.3545213098</text:p>
          </table:table-cell>
          <table:table-cell office:value-type="float" office:value="14915">
            <text:p>14915</text:p>
          </table:table-cell>
          <table:table-cell office:value-type="float" office:value="26808">
            <text:p>26808</text:p>
          </table:table-cell>
          <table:table-cell office:value-type="float" office:value="41759">
            <text:p>41759</text:p>
          </table:table-cell>
          <table:table-cell table:formula="of:=100 * (([.L127]/[.N127]) - ([.M127]/[.N127]))" office:value-type="float" office:value="-28.4800881247156">
            <text:p>-28.4800881247</text:p>
          </table:table-cell>
          <table:table-cell table:formula="of:=AVERAGE([.G127];[.K127];[.O127])" office:value-type="float" office:value="1.61958912957343">
            <text:p>1.6195891296</text:p>
          </table:table-cell>
        </table:table-row>
        <table:table-row table:style-name="ro2">
          <table:table-cell office:value-type="float" office:value="263488">
            <text:p>263488</text:p>
          </table:table-cell>
          <table:table-cell office:value-type="float" office:value="107">
            <text:p>107</text:p>
          </table:table-cell>
          <table:table-cell office:value-type="string">
            <text:p>54A</text:p>
          </table:table-cell>
          <table:table-cell office:value-type="float" office:value="13895">
            <text:p>13895</text:p>
          </table:table-cell>
          <table:table-cell office:value-type="float" office:value="19894">
            <text:p>19894</text:p>
          </table:table-cell>
          <table:table-cell office:value-type="float" office:value="34900">
            <text:p>34900</text:p>
          </table:table-cell>
          <table:table-cell table:formula="of:=100 * (([.D128]/[.F128]) - ([.E128]/[.F128]))" office:value-type="float" office:value="-17.189111747851">
            <text:p>-17.1891117479</text:p>
          </table:table-cell>
          <table:table-cell office:value-type="float" office:value="20231">
            <text:p>20231</text:p>
          </table:table-cell>
          <table:table-cell office:value-type="float" office:value="27778">
            <text:p>27778</text:p>
          </table:table-cell>
          <table:table-cell office:value-type="float" office:value="48174">
            <text:p>48174</text:p>
          </table:table-cell>
          <table:table-cell table:formula="of:=100 * (([.H128]/[.J128]) - ([.I128]/[.J128]))" office:value-type="float" office:value="-15.6661269564495">
            <text:p>-15.6661269564</text:p>
          </table:table-cell>
          <table:table-cell office:value-type="float" office:value="16884">
            <text:p>16884</text:p>
          </table:table-cell>
          <table:table-cell office:value-type="float" office:value="17402">
            <text:p>17402</text:p>
          </table:table-cell>
          <table:table-cell office:value-type="float" office:value="34314">
            <text:p>34314</text:p>
          </table:table-cell>
          <table:table-cell table:formula="of:=100 * (([.L128]/[.N128]) - ([.M128]/[.N128]))" office:value-type="float" office:value="-1.50958792329661">
            <text:p>-1.5095879233</text:p>
          </table:table-cell>
          <table:table-cell table:formula="of:=AVERAGE([.G128];[.K128];[.O128])" office:value-type="float" office:value="-11.4549422091991">
            <text:p>-11.4549422092</text:p>
          </table:table-cell>
        </table:table-row>
        <table:table-row table:style-name="ro2">
          <table:table-cell office:value-type="float" office:value="263523">
            <text:p>263523</text:p>
          </table:table-cell>
          <table:table-cell office:value-type="float" office:value="108">
            <text:p>108</text:p>
          </table:table-cell>
          <table:table-cell office:value-type="string">
            <text:p>54B</text:p>
          </table:table-cell>
          <table:table-cell office:value-type="float" office:value="16325">
            <text:p>16325</text:p>
          </table:table-cell>
          <table:table-cell office:value-type="float" office:value="13251">
            <text:p>13251</text:p>
          </table:table-cell>
          <table:table-cell office:value-type="float" office:value="30347">
            <text:p>30347</text:p>
          </table:table-cell>
          <table:table-cell table:formula="of:=100 * (([.D129]/[.F129]) - ([.E129]/[.F129]))" office:value-type="float" office:value="10.1295020924638">
            <text:p>10.1295020925</text:p>
          </table:table-cell>
          <table:table-cell office:value-type="float" office:value="21330">
            <text:p>21330</text:p>
          </table:table-cell>
          <table:table-cell office:value-type="float" office:value="18851">
            <text:p>18851</text:p>
          </table:table-cell>
          <table:table-cell office:value-type="float" office:value="40335">
            <text:p>40335</text:p>
          </table:table-cell>
          <table:table-cell table:formula="of:=100 * (([.H129]/[.J129]) - ([.I129]/[.J129]))" office:value-type="float" office:value="6.14602702367671">
            <text:p>6.1460270237</text:p>
          </table:table-cell>
          <table:table-cell office:value-type="float" office:value="11352">
            <text:p>11352</text:p>
          </table:table-cell>
          <table:table-cell office:value-type="float" office:value="18263">
            <text:p>18263</text:p>
          </table:table-cell>
          <table:table-cell office:value-type="float" office:value="29919">
            <text:p>29919</text:p>
          </table:table-cell>
          <table:table-cell table:formula="of:=100 * (([.L129]/[.N129]) - ([.M129]/[.N129]))" office:value-type="float" office:value="-23.0990340586249">
            <text:p>-23.0990340586</text:p>
          </table:table-cell>
          <table:table-cell table:formula="of:=AVERAGE([.G129];[.K129];[.O129])" office:value-type="float" office:value="-2.2745016474948">
            <text:p>-2.2745016475</text:p>
          </table:table-cell>
        </table:table-row>
        <table:table-row table:style-name="ro2">
          <table:table-cell office:value-type="float" office:value="263549">
            <text:p>263549</text:p>
          </table:table-cell>
          <table:table-cell office:value-type="float" office:value="134">
            <text:p>134</text:p>
          </table:table-cell>
          <table:table-cell office:value-type="string">
            <text:p>67B</text:p>
          </table:table-cell>
          <table:table-cell office:value-type="float" office:value="6543">
            <text:p>6543</text:p>
          </table:table-cell>
          <table:table-cell office:value-type="float" office:value="17897">
            <text:p>17897</text:p>
          </table:table-cell>
          <table:table-cell office:value-type="float" office:value="24661">
            <text:p>24661</text:p>
          </table:table-cell>
          <table:table-cell table:formula="of:=100 * (([.D130]/[.F130]) - ([.E130]/[.F130]))" office:value-type="float" office:value="-46.0403065569117">
            <text:p>-46.0403065569</text:p>
          </table:table-cell>
          <table:table-cell office:value-type="float" office:value="10009">
            <text:p>10009</text:p>
          </table:table-cell>
          <table:table-cell office:value-type="float" office:value="25320">
            <text:p>25320</text:p>
          </table:table-cell>
          <table:table-cell office:value-type="float" office:value="35441">
            <text:p>35441</text:p>
          </table:table-cell>
          <table:table-cell table:formula="of:=100 * (([.H130]/[.J130]) - ([.I130]/[.J130]))" office:value-type="float" office:value="-43.2013769363167">
            <text:p>-43.2013769363</text:p>
          </table:table-cell>
          <table:table-cell office:value-type="float" office:value="14801">
            <text:p>14801</text:p>
          </table:table-cell>
          <table:table-cell office:value-type="float" office:value="6858">
            <text:p>6858</text:p>
          </table:table-cell>
          <table:table-cell office:value-type="float" office:value="21709">
            <text:p>21709</text:p>
          </table:table-cell>
          <table:table-cell table:formula="of:=100 * (([.L130]/[.N130]) - ([.M130]/[.N130]))" office:value-type="float" office:value="36.5885116771846">
            <text:p>36.5885116772</text:p>
          </table:table-cell>
          <table:table-cell table:formula="of:=AVERAGE([.G130];[.K130];[.O130])" office:value-type="float" office:value="-17.5510572720146">
            <text:p>-17.551057272</text:p>
          </table:table-cell>
        </table:table-row>
        <table:table-row table:style-name="ro2">
          <table:table-cell office:value-type="float" office:value="263579">
            <text:p>263579</text:p>
          </table:table-cell>
          <table:table-cell office:value-type="float" office:value="105">
            <text:p>105</text:p>
          </table:table-cell>
          <table:table-cell office:value-type="string">
            <text:p>53A</text:p>
          </table:table-cell>
          <table:table-cell office:value-type="float" office:value="12654">
            <text:p>12654</text:p>
          </table:table-cell>
          <table:table-cell office:value-type="float" office:value="20696">
            <text:p>20696</text:p>
          </table:table-cell>
          <table:table-cell office:value-type="float" office:value="33463">
            <text:p>33463</text:p>
          </table:table-cell>
          <table:table-cell table:formula="of:=100 * (([.D131]/[.F131]) - ([.E131]/[.F131]))" office:value-type="float" office:value="-24.0325135223979">
            <text:p>-24.0325135224</text:p>
          </table:table-cell>
          <table:table-cell office:value-type="float" office:value="15986">
            <text:p>15986</text:p>
          </table:table-cell>
          <table:table-cell office:value-type="float" office:value="27184">
            <text:p>27184</text:p>
          </table:table-cell>
          <table:table-cell office:value-type="float" office:value="43418">
            <text:p>43418</text:p>
          </table:table-cell>
          <table:table-cell table:formula="of:=100 * (([.H131]/[.J131]) - ([.I131]/[.J131]))" office:value-type="float" office:value="-25.7911465290893">
            <text:p>-25.7911465291</text:p>
          </table:table-cell>
          <table:table-cell office:value-type="float" office:value="17115">
            <text:p>17115</text:p>
          </table:table-cell>
          <table:table-cell office:value-type="float" office:value="13140">
            <text:p>13140</text:p>
          </table:table-cell>
          <table:table-cell office:value-type="float" office:value="30488">
            <text:p>30488</text:p>
          </table:table-cell>
          <table:table-cell table:formula="of:=100 * (([.L131]/[.N131]) - ([.M131]/[.N131]))" office:value-type="float" office:value="13.037916557334">
            <text:p>13.0379165573</text:p>
          </table:table-cell>
          <table:table-cell table:formula="of:=AVERAGE([.G131];[.K131];[.O131])" office:value-type="float" office:value="-12.2619144980511">
            <text:p>-12.2619144981</text:p>
          </table:table-cell>
        </table:table-row>
        <table:table-row table:style-name="ro2">
          <table:table-cell office:value-type="float" office:value="263610">
            <text:p>263610</text:p>
          </table:table-cell>
          <table:table-cell office:value-type="float" office:value="133">
            <text:p>133</text:p>
          </table:table-cell>
          <table:table-cell office:value-type="string">
            <text:p>67A</text:p>
          </table:table-cell>
          <table:table-cell office:value-type="float" office:value="4357">
            <text:p>4357</text:p>
          </table:table-cell>
          <table:table-cell office:value-type="float" office:value="13152">
            <text:p>13152</text:p>
          </table:table-cell>
          <table:table-cell office:value-type="float" office:value="17570">
            <text:p>17570</text:p>
          </table:table-cell>
          <table:table-cell table:formula="of:=100 * (([.D132]/[.F132]) - ([.E132]/[.F132]))" office:value-type="float" office:value="-50.0569151963574">
            <text:p>-50.0569151964</text:p>
          </table:table-cell>
          <table:table-cell office:value-type="float" office:value="6057">
            <text:p>6057</text:p>
          </table:table-cell>
          <table:table-cell office:value-type="float" office:value="18585">
            <text:p>18585</text:p>
          </table:table-cell>
          <table:table-cell office:value-type="float" office:value="25229">
            <text:p>25229</text:p>
          </table:table-cell>
          <table:table-cell table:formula="of:=100 * (([.H132]/[.J132]) - ([.I132]/[.J132]))" office:value-type="float" office:value="-49.6571405921757">
            <text:p>-49.6571405922</text:p>
          </table:table-cell>
          <table:table-cell office:value-type="float" office:value="10201">
            <text:p>10201</text:p>
          </table:table-cell>
          <table:table-cell office:value-type="float" office:value="4420">
            <text:p>4420</text:p>
          </table:table-cell>
          <table:table-cell office:value-type="float" office:value="14885">
            <text:p>14885</text:p>
          </table:table-cell>
          <table:table-cell table:formula="of:=100 * (([.L132]/[.N132]) - ([.M132]/[.N132]))" office:value-type="float" office:value="38.8377561303325">
            <text:p>38.8377561303</text:p>
          </table:table-cell>
          <table:table-cell table:formula="of:=AVERAGE([.G132];[.K132];[.O132])" office:value-type="float" office:value="-20.2920998860669">
            <text:p>-20.2920998861</text:p>
          </table:table-cell>
        </table:table-row>
        <table:table-row table:style-name="ro2">
          <table:table-cell office:value-type="float" office:value="263637">
            <text:p>263637</text:p>
          </table:table-cell>
          <table:table-cell office:value-type="float" office:value="85">
            <text:p>85</text:p>
          </table:table-cell>
          <table:table-cell office:value-type="string">
            <text:p>43A</text:p>
          </table:table-cell>
          <table:table-cell office:value-type="float" office:value="17825">
            <text:p>17825</text:p>
          </table:table-cell>
          <table:table-cell office:value-type="float" office:value="24537">
            <text:p>24537</text:p>
          </table:table-cell>
          <table:table-cell office:value-type="float" office:value="42418">
            <text:p>42418</text:p>
          </table:table-cell>
          <table:table-cell table:formula="of:=100 * (([.D133]/[.F133]) - ([.E133]/[.F133]))" office:value-type="float" office:value="-15.8234711679004">
            <text:p>-15.8234711679</text:p>
          </table:table-cell>
          <table:table-cell office:value-type="float" office:value="21944">
            <text:p>21944</text:p>
          </table:table-cell>
          <table:table-cell office:value-type="float" office:value="30588">
            <text:p>30588</text:p>
          </table:table-cell>
          <table:table-cell office:value-type="float" office:value="54959">
            <text:p>54959</text:p>
          </table:table-cell>
          <table:table-cell table:formula="of:=100 * (([.H133]/[.J133]) - ([.I133]/[.J133]))" office:value-type="float" office:value="-15.728088211212">
            <text:p>-15.7280882112</text:p>
          </table:table-cell>
          <table:table-cell office:value-type="float" office:value="20935">
            <text:p>20935</text:p>
          </table:table-cell>
          <table:table-cell office:value-type="float" office:value="18360">
            <text:p>18360</text:p>
          </table:table-cell>
          <table:table-cell office:value-type="float" office:value="40090">
            <text:p>40090</text:p>
          </table:table-cell>
          <table:table-cell table:formula="of:=100 * (([.L133]/[.N133]) - ([.M133]/[.N133]))" office:value-type="float" office:value="6.42304814168122">
            <text:p>6.4230481417</text:p>
          </table:table-cell>
          <table:table-cell table:formula="of:=AVERAGE([.G133];[.K133];[.O133])" office:value-type="float" office:value="-8.37617041247706">
            <text:p>-8.3761704125</text:p>
          </table:table-cell>
        </table:table-row>
        <table:table-row table:style-name="ro2">
          <table:table-cell office:value-type="float" office:value="263672">
            <text:p>263672</text:p>
          </table:table-cell>
          <table:table-cell office:value-type="float" office:value="86">
            <text:p>86</text:p>
          </table:table-cell>
          <table:table-cell office:value-type="string">
            <text:p>43B</text:p>
          </table:table-cell>
          <table:table-cell office:value-type="float" office:value="12653">
            <text:p>12653</text:p>
          </table:table-cell>
          <table:table-cell office:value-type="float" office:value="21112">
            <text:p>21112</text:p>
          </table:table-cell>
          <table:table-cell office:value-type="float" office:value="33806">
            <text:p>33806</text:p>
          </table:table-cell>
          <table:table-cell table:formula="of:=100 * (([.D134]/[.F134]) - ([.E134]/[.F134]))" office:value-type="float" office:value="-25.0221854108738">
            <text:p>-25.0221854109</text:p>
          </table:table-cell>
          <table:table-cell office:value-type="float" office:value="15794">
            <text:p>15794</text:p>
          </table:table-cell>
          <table:table-cell office:value-type="float" office:value="25984">
            <text:p>25984</text:p>
          </table:table-cell>
          <table:table-cell office:value-type="float" office:value="43191">
            <text:p>43191</text:p>
          </table:table-cell>
          <table:table-cell table:formula="of:=100 * (([.H134]/[.J134]) - ([.I134]/[.J134]))" office:value-type="float" office:value="-23.59287814591">
            <text:p>-23.5928781459</text:p>
          </table:table-cell>
          <table:table-cell office:value-type="float" office:value="16577">
            <text:p>16577</text:p>
          </table:table-cell>
          <table:table-cell office:value-type="float" office:value="13300">
            <text:p>13300</text:p>
          </table:table-cell>
          <table:table-cell office:value-type="float" office:value="30796">
            <text:p>30796</text:p>
          </table:table-cell>
          <table:table-cell table:formula="of:=100 * (([.L134]/[.N134]) - ([.M134]/[.N134]))" office:value-type="float" office:value="10.6409923366671">
            <text:p>10.6409923367</text:p>
          </table:table-cell>
          <table:table-cell table:formula="of:=AVERAGE([.G134];[.K134];[.O134])" office:value-type="float" office:value="-12.6580237400389">
            <text:p>-12.65802374</text:p>
          </table:table-cell>
        </table:table-row>
        <table:table-row table:style-name="ro2">
          <table:table-cell office:value-type="float" office:value="263705">
            <text:p>263705</text:p>
          </table:table-cell>
          <table:table-cell office:value-type="float" office:value="106">
            <text:p>106</text:p>
          </table:table-cell>
          <table:table-cell office:value-type="string">
            <text:p>53B</text:p>
          </table:table-cell>
          <table:table-cell office:value-type="float" office:value="13506">
            <text:p>13506</text:p>
          </table:table-cell>
          <table:table-cell office:value-type="float" office:value="13092">
            <text:p>13092</text:p>
          </table:table-cell>
          <table:table-cell office:value-type="float" office:value="26859">
            <text:p>26859</text:p>
          </table:table-cell>
          <table:table-cell table:formula="of:=100 * (([.D135]/[.F135]) - ([.E135]/[.F135]))" office:value-type="float" office:value="1.54138277672289">
            <text:p>1.5413827767</text:p>
          </table:table-cell>
          <table:table-cell office:value-type="float" office:value="15933">
            <text:p>15933</text:p>
          </table:table-cell>
          <table:table-cell office:value-type="float" office:value="17633">
            <text:p>17633</text:p>
          </table:table-cell>
          <table:table-cell office:value-type="float" office:value="33616">
            <text:p>33616</text:p>
          </table:table-cell>
          <table:table-cell table:formula="of:=100 * (([.H135]/[.J135]) - ([.I135]/[.J135]))" office:value-type="float" office:value="-5.0571156592099">
            <text:p>-5.0571156592</text:p>
          </table:table-cell>
          <table:table-cell office:value-type="float" office:value="11633">
            <text:p>11633</text:p>
          </table:table-cell>
          <table:table-cell office:value-type="float" office:value="14037">
            <text:p>14037</text:p>
          </table:table-cell>
          <table:table-cell office:value-type="float" office:value="25901">
            <text:p>25901</text:p>
          </table:table-cell>
          <table:table-cell table:formula="of:=100 * (([.L135]/[.N135]) - ([.M135]/[.N135]))" office:value-type="float" office:value="-9.28149492297595">
            <text:p>-9.281494923</text:p>
          </table:table-cell>
          <table:table-cell table:formula="of:=AVERAGE([.G135];[.K135];[.O135])" office:value-type="float" office:value="-4.26574260182099">
            <text:p>-4.2657426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2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0T12:26:23</dc:date>
    <dc:creator>Kevin Schaul</dc:creator>
    <meta:document-statistic meta:table-count="1" meta:cell-count="2160" meta:object-count="0"/>
    <meta:generator>OpenOffice.org/3.3$Unix OpenOffice.org_project/330m20$Build-9567</meta:generator>
  </office:meta>
</office:document-meta>
</file>